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7mm"/>
    </style:style>
    <style:style style:name="co2" style:family="table-column">
      <style:table-column-properties fo:break-before="auto" style:column-width="11.94mm"/>
    </style:style>
    <style:style style:name="co3" style:family="table-column">
      <style:table-column-properties fo:break-before="auto" style:column-width="18.03mm"/>
    </style:style>
    <style:style style:name="co4" style:family="table-column">
      <style:table-column-properties fo:break-before="auto" style:column-width="21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quare" table:style-name="ta1">
        <table:shapes>
          <draw:frame draw:z-index="0" draw:style-name="gr1" draw:text-style-name="P1" svg:width="159.99mm" svg:height="89.99mm" svg:x="93.89mm" svg:y="2207.78mm">
            <draw:object draw:notify-on-update-of-ranges="square.B1:square.B1 square.B2:square.B5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3.73mm" svg:y="7.11mm">
            <draw:object draw:notify-on-update-of-ranges="square.C1:square.C1 square.C2:square.C514 square.D1:square.D1 square.D2:square.D5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68.11mm" svg:y="2322mm">
            <draw:object draw:notify-on-update-of-ranges="square.E1:square.E1 square.E2:square.E5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vgSize</text:p>
          </table:table-cell>
          <table:table-cell office:value-type="string" calcext:value-type="string">
            <text:p>SvgzSize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39" calcext:value-type="float">
            <text:p>6,839</text:p>
          </table:table-cell>
          <table:table-cell office:value-type="float" office:value="96657443" calcext:value-type="float">
            <text:p>96657443</text:p>
          </table:table-cell>
          <table:table-cell office:value-type="float" office:value="8192601" calcext:value-type="float">
            <text:p>81926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483" calcext:value-type="float">
            <text:p>6,483</text:p>
          </table:table-cell>
          <table:table-cell office:value-type="float" office:value="94769696" calcext:value-type="float">
            <text:p>94769696</text:p>
          </table:table-cell>
          <table:table-cell office:value-type="float" office:value="8072994" calcext:value-type="float">
            <text:p>8072994</text:p>
          </table:table-cell>
          <table:table-cell office:value-type="float" office:value="99.996" calcext:value-type="float">
            <text:p>99,9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59" calcext:value-type="float">
            <text:p>5,59</text:p>
          </table:table-cell>
          <table:table-cell office:value-type="float" office:value="88119563" calcext:value-type="float">
            <text:p>88119563</text:p>
          </table:table-cell>
          <table:table-cell office:value-type="float" office:value="7741805" calcext:value-type="float">
            <text:p>7741805</text:p>
          </table:table-cell>
          <table:table-cell office:value-type="float" office:value="99.978" calcext:value-type="float">
            <text:p>99,9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72" calcext:value-type="float">
            <text:p>4,772</text:p>
          </table:table-cell>
          <table:table-cell office:value-type="float" office:value="70442206" calcext:value-type="float">
            <text:p>70442206</text:p>
          </table:table-cell>
          <table:table-cell office:value-type="float" office:value="6650743" calcext:value-type="float">
            <text:p>6650743</text:p>
          </table:table-cell>
          <table:table-cell office:value-type="float" office:value="99.912" calcext:value-type="float">
            <text:p>99,9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682" calcext:value-type="float">
            <text:p>4,682</text:p>
          </table:table-cell>
          <table:table-cell office:value-type="float" office:value="66023258" calcext:value-type="float">
            <text:p>66023258</text:p>
          </table:table-cell>
          <table:table-cell office:value-type="float" office:value="6328148" calcext:value-type="float">
            <text:p>6328148</text:p>
          </table:table-cell>
          <table:table-cell office:value-type="float" office:value="99.895" calcext:value-type="float">
            <text:p>99,8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45" calcext:value-type="float">
            <text:p>3,945</text:p>
          </table:table-cell>
          <table:table-cell office:value-type="float" office:value="63107232" calcext:value-type="float">
            <text:p>63107232</text:p>
          </table:table-cell>
          <table:table-cell office:value-type="float" office:value="6100638" calcext:value-type="float">
            <text:p>6100638</text:p>
          </table:table-cell>
          <table:table-cell office:value-type="float" office:value="99.877" calcext:value-type="float">
            <text:p>99,8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2" calcext:value-type="float">
            <text:p>3,42</text:p>
          </table:table-cell>
          <table:table-cell office:value-type="float" office:value="55098004" calcext:value-type="float">
            <text:p>55098004</text:p>
          </table:table-cell>
          <table:table-cell office:value-type="float" office:value="5521252" calcext:value-type="float">
            <text:p>5521252</text:p>
          </table:table-cell>
          <table:table-cell office:value-type="float" office:value="99.835" calcext:value-type="float">
            <text:p>99,8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408" calcext:value-type="float">
            <text:p>3,408</text:p>
          </table:table-cell>
          <table:table-cell office:value-type="float" office:value="53822744" calcext:value-type="float">
            <text:p>53822744</text:p>
          </table:table-cell>
          <table:table-cell office:value-type="float" office:value="5405308" calcext:value-type="float">
            <text:p>5405308</text:p>
          </table:table-cell>
          <table:table-cell office:value-type="float" office:value="99.822" calcext:value-type="float">
            <text:p>99,8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35" calcext:value-type="float">
            <text:p>3,235</text:p>
          </table:table-cell>
          <table:table-cell office:value-type="float" office:value="51563989" calcext:value-type="float">
            <text:p>51563989</text:p>
          </table:table-cell>
          <table:table-cell office:value-type="float" office:value="5227361" calcext:value-type="float">
            <text:p>5227361</text:p>
          </table:table-cell>
          <table:table-cell office:value-type="float" office:value="99.807" calcext:value-type="float">
            <text:p>99,8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243" calcext:value-type="float">
            <text:p>3,243</text:p>
          </table:table-cell>
          <table:table-cell office:value-type="float" office:value="49006020" calcext:value-type="float">
            <text:p>49006020</text:p>
          </table:table-cell>
          <table:table-cell office:value-type="float" office:value="5050067" calcext:value-type="float">
            <text:p>5050067</text:p>
          </table:table-cell>
          <table:table-cell office:value-type="float" office:value="99.774" calcext:value-type="float">
            <text:p>99,7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047" calcext:value-type="float">
            <text:p>3,047</text:p>
          </table:table-cell>
          <table:table-cell office:value-type="float" office:value="47186627" calcext:value-type="float">
            <text:p>47186627</text:p>
          </table:table-cell>
          <table:table-cell office:value-type="float" office:value="4896704" calcext:value-type="float">
            <text:p>4896704</text:p>
          </table:table-cell>
          <table:table-cell office:value-type="float" office:value="99.757" calcext:value-type="float">
            <text:p>99,7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931" calcext:value-type="float">
            <text:p>2,931</text:p>
          </table:table-cell>
          <table:table-cell office:value-type="float" office:value="45456932" calcext:value-type="float">
            <text:p>45456932</text:p>
          </table:table-cell>
          <table:table-cell office:value-type="float" office:value="4742294" calcext:value-type="float">
            <text:p>4742294</text:p>
          </table:table-cell>
          <table:table-cell office:value-type="float" office:value="99.742" calcext:value-type="float">
            <text:p>99,7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679" calcext:value-type="float">
            <text:p>2,679</text:p>
          </table:table-cell>
          <table:table-cell office:value-type="float" office:value="41414669" calcext:value-type="float">
            <text:p>41414669</text:p>
          </table:table-cell>
          <table:table-cell office:value-type="float" office:value="4402845" calcext:value-type="float">
            <text:p>4402845</text:p>
          </table:table-cell>
          <table:table-cell office:value-type="float" office:value="99.707" calcext:value-type="float">
            <text:p>99,7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63" calcext:value-type="float">
            <text:p>2,63</text:p>
          </table:table-cell>
          <table:table-cell office:value-type="float" office:value="40451555" calcext:value-type="float">
            <text:p>40451555</text:p>
          </table:table-cell>
          <table:table-cell office:value-type="float" office:value="4319331" calcext:value-type="float">
            <text:p>4319331</text:p>
          </table:table-cell>
          <table:table-cell office:value-type="float" office:value="99.693" calcext:value-type="float">
            <text:p>99,6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606" calcext:value-type="float">
            <text:p>2,606</text:p>
          </table:table-cell>
          <table:table-cell office:value-type="float" office:value="40686385" calcext:value-type="float">
            <text:p>40686385</text:p>
          </table:table-cell>
          <table:table-cell office:value-type="float" office:value="4337784" calcext:value-type="float">
            <text:p>4337784</text:p>
          </table:table-cell>
          <table:table-cell office:value-type="float" office:value="99.679" calcext:value-type="float">
            <text:p>99,6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333" calcext:value-type="float">
            <text:p>2,333</text:p>
          </table:table-cell>
          <table:table-cell office:value-type="float" office:value="35974355" calcext:value-type="float">
            <text:p>35974355</text:p>
          </table:table-cell>
          <table:table-cell office:value-type="float" office:value="3932088" calcext:value-type="float">
            <text:p>3932088</text:p>
          </table:table-cell>
          <table:table-cell office:value-type="float" office:value="99.639" calcext:value-type="float">
            <text:p>99,6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522" calcext:value-type="float">
            <text:p>2,522</text:p>
          </table:table-cell>
          <table:table-cell office:value-type="float" office:value="38162508" calcext:value-type="float">
            <text:p>38162508</text:p>
          </table:table-cell>
          <table:table-cell office:value-type="float" office:value="4132846" calcext:value-type="float">
            <text:p>4132846</text:p>
          </table:table-cell>
          <table:table-cell office:value-type="float" office:value="99.633" calcext:value-type="float">
            <text:p>99,6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409" calcext:value-type="float">
            <text:p>2,409</text:p>
          </table:table-cell>
          <table:table-cell office:value-type="float" office:value="35295885" calcext:value-type="float">
            <text:p>35295885</text:p>
          </table:table-cell>
          <table:table-cell office:value-type="float" office:value="3861938" calcext:value-type="float">
            <text:p>3861938</text:p>
          </table:table-cell>
          <table:table-cell office:value-type="float" office:value="99.61" calcext:value-type="float">
            <text:p>99,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301" calcext:value-type="float">
            <text:p>2,301</text:p>
          </table:table-cell>
          <table:table-cell office:value-type="float" office:value="33323059" calcext:value-type="float">
            <text:p>33323059</text:p>
          </table:table-cell>
          <table:table-cell office:value-type="float" office:value="3693654" calcext:value-type="float">
            <text:p>3693654</text:p>
          </table:table-cell>
          <table:table-cell office:value-type="float" office:value="99.578" calcext:value-type="float">
            <text:p>99,5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116" calcext:value-type="float">
            <text:p>2,116</text:p>
          </table:table-cell>
          <table:table-cell office:value-type="float" office:value="32541302" calcext:value-type="float">
            <text:p>32541302</text:p>
          </table:table-cell>
          <table:table-cell office:value-type="float" office:value="3626217" calcext:value-type="float">
            <text:p>3626217</text:p>
          </table:table-cell>
          <table:table-cell office:value-type="float" office:value="99.567" calcext:value-type="float">
            <text:p>99,5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072" calcext:value-type="float">
            <text:p>2,072</text:p>
          </table:table-cell>
          <table:table-cell office:value-type="float" office:value="32189485" calcext:value-type="float">
            <text:p>32189485</text:p>
          </table:table-cell>
          <table:table-cell office:value-type="float" office:value="3589542" calcext:value-type="float">
            <text:p>3589542</text:p>
          </table:table-cell>
          <table:table-cell office:value-type="float" office:value="99.551" calcext:value-type="float">
            <text:p>99,5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46" calcext:value-type="float">
            <text:p>1,846</text:p>
          </table:table-cell>
          <table:table-cell office:value-type="float" office:value="28517284" calcext:value-type="float">
            <text:p>28517284</text:p>
          </table:table-cell>
          <table:table-cell office:value-type="float" office:value="3243763" calcext:value-type="float">
            <text:p>3243763</text:p>
          </table:table-cell>
          <table:table-cell office:value-type="float" office:value="99.521" calcext:value-type="float">
            <text:p>99,5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894" calcext:value-type="float">
            <text:p>1,894</text:p>
          </table:table-cell>
          <table:table-cell office:value-type="float" office:value="29130909" calcext:value-type="float">
            <text:p>29130909</text:p>
          </table:table-cell>
          <table:table-cell office:value-type="float" office:value="3313387" calcext:value-type="float">
            <text:p>3313387</text:p>
          </table:table-cell>
          <table:table-cell office:value-type="float" office:value="99.509" calcext:value-type="float">
            <text:p>99,5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902" calcext:value-type="float">
            <text:p>1,902</text:p>
          </table:table-cell>
          <table:table-cell office:value-type="float" office:value="28578906" calcext:value-type="float">
            <text:p>28578906</text:p>
          </table:table-cell>
          <table:table-cell office:value-type="float" office:value="3243919" calcext:value-type="float">
            <text:p>3243919</text:p>
          </table:table-cell>
          <table:table-cell office:value-type="float" office:value="99.492" calcext:value-type="float">
            <text:p>99,4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773" calcext:value-type="float">
            <text:p>1,773</text:p>
          </table:table-cell>
          <table:table-cell office:value-type="float" office:value="27428695" calcext:value-type="float">
            <text:p>27428695</text:p>
          </table:table-cell>
          <table:table-cell office:value-type="float" office:value="3144872" calcext:value-type="float">
            <text:p>3144872</text:p>
          </table:table-cell>
          <table:table-cell office:value-type="float" office:value="99.459" calcext:value-type="float">
            <text:p>99,4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636" calcext:value-type="float">
            <text:p>1,636</text:p>
          </table:table-cell>
          <table:table-cell office:value-type="float" office:value="25319890" calcext:value-type="float">
            <text:p>25319890</text:p>
          </table:table-cell>
          <table:table-cell office:value-type="float" office:value="2929723" calcext:value-type="float">
            <text:p>2929723</text:p>
          </table:table-cell>
          <table:table-cell office:value-type="float" office:value="99.45" calcext:value-type="float">
            <text:p>99,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576" calcext:value-type="float">
            <text:p>1,576</text:p>
          </table:table-cell>
          <table:table-cell office:value-type="float" office:value="24351611" calcext:value-type="float">
            <text:p>24351611</text:p>
          </table:table-cell>
          <table:table-cell office:value-type="float" office:value="2842299" calcext:value-type="float">
            <text:p>2842299</text:p>
          </table:table-cell>
          <table:table-cell office:value-type="float" office:value="99.425" calcext:value-type="float">
            <text:p>99,4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81" calcext:value-type="float">
            <text:p>1,481</text:p>
          </table:table-cell>
          <table:table-cell office:value-type="float" office:value="22852923" calcext:value-type="float">
            <text:p>22852923</text:p>
          </table:table-cell>
          <table:table-cell office:value-type="float" office:value="2683894" calcext:value-type="float">
            <text:p>2683894</text:p>
          </table:table-cell>
          <table:table-cell office:value-type="float" office:value="99.396" calcext:value-type="float">
            <text:p>99,3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66" calcext:value-type="float">
            <text:p>1,466</text:p>
          </table:table-cell>
          <table:table-cell office:value-type="float" office:value="22661645" calcext:value-type="float">
            <text:p>22661645</text:p>
          </table:table-cell>
          <table:table-cell office:value-type="float" office:value="2666064" calcext:value-type="float">
            <text:p>2666064</text:p>
          </table:table-cell>
          <table:table-cell office:value-type="float" office:value="99.377" calcext:value-type="float">
            <text:p>99,3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96" calcext:value-type="float">
            <text:p>1,496</text:p>
          </table:table-cell>
          <table:table-cell office:value-type="float" office:value="22545930" calcext:value-type="float">
            <text:p>22545930</text:p>
          </table:table-cell>
          <table:table-cell office:value-type="float" office:value="2656987" calcext:value-type="float">
            <text:p>2656987</text:p>
          </table:table-cell>
          <table:table-cell office:value-type="float" office:value="99.369" calcext:value-type="float">
            <text:p>99,3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48" calcext:value-type="float">
            <text:p>1,448</text:p>
          </table:table-cell>
          <table:table-cell office:value-type="float" office:value="22241206" calcext:value-type="float">
            <text:p>22241206</text:p>
          </table:table-cell>
          <table:table-cell office:value-type="float" office:value="2630257" calcext:value-type="float">
            <text:p>2630257</text:p>
          </table:table-cell>
          <table:table-cell office:value-type="float" office:value="99.341" calcext:value-type="float">
            <text:p>99,3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345" calcext:value-type="float">
            <text:p>1,345</text:p>
          </table:table-cell>
          <table:table-cell office:value-type="float" office:value="20900180" calcext:value-type="float">
            <text:p>20900180</text:p>
          </table:table-cell>
          <table:table-cell office:value-type="float" office:value="2486991" calcext:value-type="float">
            <text:p>2486991</text:p>
          </table:table-cell>
          <table:table-cell office:value-type="float" office:value="99.338" calcext:value-type="float">
            <text:p>99,3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398" calcext:value-type="float">
            <text:p>1,398</text:p>
          </table:table-cell>
          <table:table-cell office:value-type="float" office:value="21215003" calcext:value-type="float">
            <text:p>21215003</text:p>
          </table:table-cell>
          <table:table-cell office:value-type="float" office:value="2519365" calcext:value-type="float">
            <text:p>2519365</text:p>
          </table:table-cell>
          <table:table-cell office:value-type="float" office:value="99.306" calcext:value-type="float">
            <text:p>99,3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361" calcext:value-type="float">
            <text:p>1,361</text:p>
          </table:table-cell>
          <table:table-cell office:value-type="float" office:value="20168165" calcext:value-type="float">
            <text:p>20168165</text:p>
          </table:table-cell>
          <table:table-cell office:value-type="float" office:value="2422317" calcext:value-type="float">
            <text:p>2422317</text:p>
          </table:table-cell>
          <table:table-cell office:value-type="float" office:value="99.295" calcext:value-type="float">
            <text:p>99,2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296" calcext:value-type="float">
            <text:p>1,296</text:p>
          </table:table-cell>
          <table:table-cell office:value-type="float" office:value="18745259" calcext:value-type="float">
            <text:p>18745259</text:p>
          </table:table-cell>
          <table:table-cell office:value-type="float" office:value="2261586" calcext:value-type="float">
            <text:p>2261586</text:p>
          </table:table-cell>
          <table:table-cell office:value-type="float" office:value="99.266" calcext:value-type="float">
            <text:p>99,2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296" calcext:value-type="float">
            <text:p>1,296</text:p>
          </table:table-cell>
          <table:table-cell office:value-type="float" office:value="19549674" calcext:value-type="float">
            <text:p>19549674</text:p>
          </table:table-cell>
          <table:table-cell office:value-type="float" office:value="2350599" calcext:value-type="float">
            <text:p>2350599</text:p>
          </table:table-cell>
          <table:table-cell office:value-type="float" office:value="99.264" calcext:value-type="float">
            <text:p>99,2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36" calcext:value-type="float">
            <text:p>1,36</text:p>
          </table:table-cell>
          <table:table-cell office:value-type="float" office:value="19504058" calcext:value-type="float">
            <text:p>19504058</text:p>
          </table:table-cell>
          <table:table-cell office:value-type="float" office:value="2348682" calcext:value-type="float">
            <text:p>2348682</text:p>
          </table:table-cell>
          <table:table-cell office:value-type="float" office:value="99.244" calcext:value-type="float">
            <text:p>99,2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395" calcext:value-type="float">
            <text:p>1,395</text:p>
          </table:table-cell>
          <table:table-cell office:value-type="float" office:value="17851824" calcext:value-type="float">
            <text:p>17851824</text:p>
          </table:table-cell>
          <table:table-cell office:value-type="float" office:value="2174043" calcext:value-type="float">
            <text:p>2174043</text:p>
          </table:table-cell>
          <table:table-cell office:value-type="float" office:value="99.212" calcext:value-type="float">
            <text:p>99,2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219" calcext:value-type="float">
            <text:p>1,219</text:p>
          </table:table-cell>
          <table:table-cell office:value-type="float" office:value="17307517" calcext:value-type="float">
            <text:p>17307517</text:p>
          </table:table-cell>
          <table:table-cell office:value-type="float" office:value="2114996" calcext:value-type="float">
            <text:p>2114996</text:p>
          </table:table-cell>
          <table:table-cell office:value-type="float" office:value="99.205" calcext:value-type="float">
            <text:p>99,2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234" calcext:value-type="float">
            <text:p>1,234</text:p>
          </table:table-cell>
          <table:table-cell office:value-type="float" office:value="17166825" calcext:value-type="float">
            <text:p>17166825</text:p>
          </table:table-cell>
          <table:table-cell office:value-type="float" office:value="2099236" calcext:value-type="float">
            <text:p>2099236</text:p>
          </table:table-cell>
          <table:table-cell office:value-type="float" office:value="99.184" calcext:value-type="float">
            <text:p>99,1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4" calcext:value-type="float">
            <text:p>1,14</text:p>
          </table:table-cell>
          <table:table-cell office:value-type="float" office:value="16977286" calcext:value-type="float">
            <text:p>16977286</text:p>
          </table:table-cell>
          <table:table-cell office:value-type="float" office:value="2075263" calcext:value-type="float">
            <text:p>2075263</text:p>
          </table:table-cell>
          <table:table-cell office:value-type="float" office:value="99.17" calcext:value-type="float">
            <text:p>99,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056" calcext:value-type="float">
            <text:p>1,056</text:p>
          </table:table-cell>
          <table:table-cell office:value-type="float" office:value="16279344" calcext:value-type="float">
            <text:p>16279344</text:p>
          </table:table-cell>
          <table:table-cell office:value-type="float" office:value="2002310" calcext:value-type="float">
            <text:p>2002310</text:p>
          </table:table-cell>
          <table:table-cell office:value-type="float" office:value="99.135" calcext:value-type="float">
            <text:p>99,1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005" calcext:value-type="float">
            <text:p>1,005</text:p>
          </table:table-cell>
          <table:table-cell office:value-type="float" office:value="15340151" calcext:value-type="float">
            <text:p>15340151</text:p>
          </table:table-cell>
          <table:table-cell office:value-type="float" office:value="1898326" calcext:value-type="float">
            <text:p>1898326</text:p>
          </table:table-cell>
          <table:table-cell office:value-type="float" office:value="99.13" calcext:value-type="float">
            <text:p>99,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03" calcext:value-type="float">
            <text:p>1,03</text:p>
          </table:table-cell>
          <table:table-cell office:value-type="float" office:value="15349150" calcext:value-type="float">
            <text:p>15349150</text:p>
          </table:table-cell>
          <table:table-cell office:value-type="float" office:value="1895408" calcext:value-type="float">
            <text:p>1895408</text:p>
          </table:table-cell>
          <table:table-cell office:value-type="float" office:value="99.108" calcext:value-type="float">
            <text:p>99,1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025" calcext:value-type="float">
            <text:p>1,025</text:p>
          </table:table-cell>
          <table:table-cell office:value-type="float" office:value="15358628" calcext:value-type="float">
            <text:p>15358628</text:p>
          </table:table-cell>
          <table:table-cell office:value-type="float" office:value="1899257" calcext:value-type="float">
            <text:p>1899257</text:p>
          </table:table-cell>
          <table:table-cell office:value-type="float" office:value="99.095" calcext:value-type="float">
            <text:p>99,0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18" calcext:value-type="float">
            <text:p>0,918</text:p>
          </table:table-cell>
          <table:table-cell office:value-type="float" office:value="13766608" calcext:value-type="float">
            <text:p>13766608</text:p>
          </table:table-cell>
          <table:table-cell office:value-type="float" office:value="1725778" calcext:value-type="float">
            <text:p>1725778</text:p>
          </table:table-cell>
          <table:table-cell office:value-type="float" office:value="99.058" calcext:value-type="float">
            <text:p>99,0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53" calcext:value-type="float">
            <text:p>0,953</text:p>
          </table:table-cell>
          <table:table-cell office:value-type="float" office:value="14035602" calcext:value-type="float">
            <text:p>14035602</text:p>
          </table:table-cell>
          <table:table-cell office:value-type="float" office:value="1752820" calcext:value-type="float">
            <text:p>1752820</text:p>
          </table:table-cell>
          <table:table-cell office:value-type="float" office:value="99.062" calcext:value-type="float">
            <text:p>99,0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034" calcext:value-type="float">
            <text:p>1,034</text:p>
          </table:table-cell>
          <table:table-cell office:value-type="float" office:value="13760902" calcext:value-type="float">
            <text:p>13760902</text:p>
          </table:table-cell>
          <table:table-cell office:value-type="float" office:value="1725883" calcext:value-type="float">
            <text:p>1725883</text:p>
          </table:table-cell>
          <table:table-cell office:value-type="float" office:value="99.05" calcext:value-type="float">
            <text:p>99,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63" calcext:value-type="float">
            <text:p>0,963</text:p>
          </table:table-cell>
          <table:table-cell office:value-type="float" office:value="14064332" calcext:value-type="float">
            <text:p>14064332</text:p>
          </table:table-cell>
          <table:table-cell office:value-type="float" office:value="1758261" calcext:value-type="float">
            <text:p>1758261</text:p>
          </table:table-cell>
          <table:table-cell office:value-type="float" office:value="99.028" calcext:value-type="float">
            <text:p>99,0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69" calcext:value-type="float">
            <text:p>0,869</text:p>
          </table:table-cell>
          <table:table-cell office:value-type="float" office:value="13026807" calcext:value-type="float">
            <text:p>13026807</text:p>
          </table:table-cell>
          <table:table-cell office:value-type="float" office:value="1641295" calcext:value-type="float">
            <text:p>1641295</text:p>
          </table:table-cell>
          <table:table-cell office:value-type="float" office:value="98.997" calcext:value-type="float">
            <text:p>98,9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91" calcext:value-type="float">
            <text:p>0,791</text:p>
          </table:table-cell>
          <table:table-cell office:value-type="float" office:value="12101364" calcext:value-type="float">
            <text:p>12101364</text:p>
          </table:table-cell>
          <table:table-cell office:value-type="float" office:value="1538044" calcext:value-type="float">
            <text:p>1538044</text:p>
          </table:table-cell>
          <table:table-cell office:value-type="float" office:value="98.971" calcext:value-type="float">
            <text:p>98,9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07" calcext:value-type="float">
            <text:p>0,807</text:p>
          </table:table-cell>
          <table:table-cell office:value-type="float" office:value="12154135" calcext:value-type="float">
            <text:p>12154135</text:p>
          </table:table-cell>
          <table:table-cell office:value-type="float" office:value="1540849" calcext:value-type="float">
            <text:p>1540849</text:p>
          </table:table-cell>
          <table:table-cell office:value-type="float" office:value="98.989" calcext:value-type="float">
            <text:p>98,9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23" calcext:value-type="float">
            <text:p>0,823</text:p>
          </table:table-cell>
          <table:table-cell office:value-type="float" office:value="12361730" calcext:value-type="float">
            <text:p>12361730</text:p>
          </table:table-cell>
          <table:table-cell office:value-type="float" office:value="1564845" calcext:value-type="float">
            <text:p>1564845</text:p>
          </table:table-cell>
          <table:table-cell office:value-type="float" office:value="98.96" calcext:value-type="float">
            <text:p>98,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75" calcext:value-type="float">
            <text:p>0,775</text:p>
          </table:table-cell>
          <table:table-cell office:value-type="float" office:value="11570116" calcext:value-type="float">
            <text:p>11570116</text:p>
          </table:table-cell>
          <table:table-cell office:value-type="float" office:value="1474346" calcext:value-type="float">
            <text:p>1474346</text:p>
          </table:table-cell>
          <table:table-cell office:value-type="float" office:value="98.93" calcext:value-type="float">
            <text:p>98,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76" calcext:value-type="float">
            <text:p>0,776</text:p>
          </table:table-cell>
          <table:table-cell office:value-type="float" office:value="11401996" calcext:value-type="float">
            <text:p>11401996</text:p>
          </table:table-cell>
          <table:table-cell office:value-type="float" office:value="1453500" calcext:value-type="float">
            <text:p>1453500</text:p>
          </table:table-cell>
          <table:table-cell office:value-type="float" office:value="98.923" calcext:value-type="float">
            <text:p>98,9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31" calcext:value-type="float">
            <text:p>0,831</text:p>
          </table:table-cell>
          <table:table-cell office:value-type="float" office:value="12060724" calcext:value-type="float">
            <text:p>12060724</text:p>
          </table:table-cell>
          <table:table-cell office:value-type="float" office:value="1528498" calcext:value-type="float">
            <text:p>1528498</text:p>
          </table:table-cell>
          <table:table-cell office:value-type="float" office:value="98.882" calcext:value-type="float">
            <text:p>98,8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79" calcext:value-type="float">
            <text:p>0,779</text:p>
          </table:table-cell>
          <table:table-cell office:value-type="float" office:value="11682749" calcext:value-type="float">
            <text:p>11682749</text:p>
          </table:table-cell>
          <table:table-cell office:value-type="float" office:value="1484219" calcext:value-type="float">
            <text:p>1484219</text:p>
          </table:table-cell>
          <table:table-cell office:value-type="float" office:value="98.89" calcext:value-type="float">
            <text:p>98,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68" calcext:value-type="float">
            <text:p>0,768</text:p>
          </table:table-cell>
          <table:table-cell office:value-type="float" office:value="11422332" calcext:value-type="float">
            <text:p>11422332</text:p>
          </table:table-cell>
          <table:table-cell office:value-type="float" office:value="1457169" calcext:value-type="float">
            <text:p>1457169</text:p>
          </table:table-cell>
          <table:table-cell office:value-type="float" office:value="98.873" calcext:value-type="float">
            <text:p>98,87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68" calcext:value-type="float">
            <text:p>0,768</text:p>
          </table:table-cell>
          <table:table-cell office:value-type="float" office:value="11406942" calcext:value-type="float">
            <text:p>11406942</text:p>
          </table:table-cell>
          <table:table-cell office:value-type="float" office:value="1455013" calcext:value-type="float">
            <text:p>1455013</text:p>
          </table:table-cell>
          <table:table-cell office:value-type="float" office:value="98.885" calcext:value-type="float">
            <text:p>98,8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32" calcext:value-type="float">
            <text:p>0,732</text:p>
          </table:table-cell>
          <table:table-cell office:value-type="float" office:value="10615652" calcext:value-type="float">
            <text:p>10615652</text:p>
          </table:table-cell>
          <table:table-cell office:value-type="float" office:value="1362934" calcext:value-type="float">
            <text:p>1362934</text:p>
          </table:table-cell>
          <table:table-cell office:value-type="float" office:value="98.849" calcext:value-type="float">
            <text:p>98,8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82" calcext:value-type="float">
            <text:p>0,782</text:p>
          </table:table-cell>
          <table:table-cell office:value-type="float" office:value="10820552" calcext:value-type="float">
            <text:p>10820552</text:p>
          </table:table-cell>
          <table:table-cell office:value-type="float" office:value="1386961" calcext:value-type="float">
            <text:p>1386961</text:p>
          </table:table-cell>
          <table:table-cell office:value-type="float" office:value="98.846" calcext:value-type="float">
            <text:p>98,8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29" calcext:value-type="float">
            <text:p>0,729</text:p>
          </table:table-cell>
          <table:table-cell office:value-type="float" office:value="10059077" calcext:value-type="float">
            <text:p>10059077</text:p>
          </table:table-cell>
          <table:table-cell office:value-type="float" office:value="1297206" calcext:value-type="float">
            <text:p>1297206</text:p>
          </table:table-cell>
          <table:table-cell office:value-type="float" office:value="98.827" calcext:value-type="float">
            <text:p>98,8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55" calcext:value-type="float">
            <text:p>0,755</text:p>
          </table:table-cell>
          <table:table-cell office:value-type="float" office:value="10091009" calcext:value-type="float">
            <text:p>10091009</text:p>
          </table:table-cell>
          <table:table-cell office:value-type="float" office:value="1300470" calcext:value-type="float">
            <text:p>1300470</text:p>
          </table:table-cell>
          <table:table-cell office:value-type="float" office:value="98.783" calcext:value-type="float">
            <text:p>98,7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25" calcext:value-type="float">
            <text:p>0,825</text:p>
          </table:table-cell>
          <table:table-cell office:value-type="float" office:value="10346950" calcext:value-type="float">
            <text:p>10346950</text:p>
          </table:table-cell>
          <table:table-cell office:value-type="float" office:value="1325131" calcext:value-type="float">
            <text:p>1325131</text:p>
          </table:table-cell>
          <table:table-cell office:value-type="float" office:value="98.763" calcext:value-type="float">
            <text:p>98,7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31" calcext:value-type="float">
            <text:p>0,731</text:p>
          </table:table-cell>
          <table:table-cell office:value-type="float" office:value="10540524" calcext:value-type="float">
            <text:p>10540524</text:p>
          </table:table-cell>
          <table:table-cell office:value-type="float" office:value="1351378" calcext:value-type="float">
            <text:p>1351378</text:p>
          </table:table-cell>
          <table:table-cell office:value-type="float" office:value="98.752" calcext:value-type="float">
            <text:p>98,7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4" calcext:value-type="float">
            <text:p>0,644</text:p>
          </table:table-cell>
          <table:table-cell office:value-type="float" office:value="9531280" calcext:value-type="float">
            <text:p>9531280</text:p>
          </table:table-cell>
          <table:table-cell office:value-type="float" office:value="1234711" calcext:value-type="float">
            <text:p>1234711</text:p>
          </table:table-cell>
          <table:table-cell office:value-type="float" office:value="98.764" calcext:value-type="float">
            <text:p>98,7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12" calcext:value-type="float">
            <text:p>0,612</text:p>
          </table:table-cell>
          <table:table-cell office:value-type="float" office:value="9164924" calcext:value-type="float">
            <text:p>9164924</text:p>
          </table:table-cell>
          <table:table-cell office:value-type="float" office:value="1191249" calcext:value-type="float">
            <text:p>1191249</text:p>
          </table:table-cell>
          <table:table-cell office:value-type="float" office:value="98.716" calcext:value-type="float">
            <text:p>98,7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99" calcext:value-type="float">
            <text:p>0,599</text:p>
          </table:table-cell>
          <table:table-cell office:value-type="float" office:value="8930807" calcext:value-type="float">
            <text:p>8930807</text:p>
          </table:table-cell>
          <table:table-cell office:value-type="float" office:value="1165896" calcext:value-type="float">
            <text:p>1165896</text:p>
          </table:table-cell>
          <table:table-cell office:value-type="float" office:value="98.714" calcext:value-type="float">
            <text:p>98,7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86" calcext:value-type="float">
            <text:p>0,586</text:p>
          </table:table-cell>
          <table:table-cell office:value-type="float" office:value="8704155" calcext:value-type="float">
            <text:p>8704155</text:p>
          </table:table-cell>
          <table:table-cell office:value-type="float" office:value="1136837" calcext:value-type="float">
            <text:p>1136837</text:p>
          </table:table-cell>
          <table:table-cell office:value-type="float" office:value="98.701" calcext:value-type="float">
            <text:p>98,7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66" calcext:value-type="float">
            <text:p>0,566</text:p>
          </table:table-cell>
          <table:table-cell office:value-type="float" office:value="8541705" calcext:value-type="float">
            <text:p>8541705</text:p>
          </table:table-cell>
          <table:table-cell office:value-type="float" office:value="1118321" calcext:value-type="float">
            <text:p>1118321</text:p>
          </table:table-cell>
          <table:table-cell office:value-type="float" office:value="98.676" calcext:value-type="float">
            <text:p>98,6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64" calcext:value-type="float">
            <text:p>0,564</text:p>
          </table:table-cell>
          <table:table-cell office:value-type="float" office:value="8516536" calcext:value-type="float">
            <text:p>8516536</text:p>
          </table:table-cell>
          <table:table-cell office:value-type="float" office:value="1113441" calcext:value-type="float">
            <text:p>1113441</text:p>
          </table:table-cell>
          <table:table-cell office:value-type="float" office:value="98.673" calcext:value-type="float">
            <text:p>98,6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6" calcext:value-type="float">
            <text:p>0,66</text:p>
          </table:table-cell>
          <table:table-cell office:value-type="float" office:value="9001467" calcext:value-type="float">
            <text:p>9001467</text:p>
          </table:table-cell>
          <table:table-cell office:value-type="float" office:value="1168514" calcext:value-type="float">
            <text:p>1168514</text:p>
          </table:table-cell>
          <table:table-cell office:value-type="float" office:value="98.657" calcext:value-type="float">
            <text:p>98,6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75" calcext:value-type="float">
            <text:p>0,575</text:p>
          </table:table-cell>
          <table:table-cell office:value-type="float" office:value="8376347" calcext:value-type="float">
            <text:p>8376347</text:p>
          </table:table-cell>
          <table:table-cell office:value-type="float" office:value="1097633" calcext:value-type="float">
            <text:p>1097633</text:p>
          </table:table-cell>
          <table:table-cell office:value-type="float" office:value="98.641" calcext:value-type="float">
            <text:p>98,6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72" calcext:value-type="float">
            <text:p>0,572</text:p>
          </table:table-cell>
          <table:table-cell office:value-type="float" office:value="8446027" calcext:value-type="float">
            <text:p>8446027</text:p>
          </table:table-cell>
          <table:table-cell office:value-type="float" office:value="1101399" calcext:value-type="float">
            <text:p>1101399</text:p>
          </table:table-cell>
          <table:table-cell office:value-type="float" office:value="98.605" calcext:value-type="float">
            <text:p>98,6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66" calcext:value-type="float">
            <text:p>0,566</text:p>
          </table:table-cell>
          <table:table-cell office:value-type="float" office:value="8269036" calcext:value-type="float">
            <text:p>8269036</text:p>
          </table:table-cell>
          <table:table-cell office:value-type="float" office:value="1083957" calcext:value-type="float">
            <text:p>1083957</text:p>
          </table:table-cell>
          <table:table-cell office:value-type="float" office:value="98.589" calcext:value-type="float">
            <text:p>98,5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06" calcext:value-type="float">
            <text:p>0,506</text:p>
          </table:table-cell>
          <table:table-cell office:value-type="float" office:value="7463115" calcext:value-type="float">
            <text:p>7463115</text:p>
          </table:table-cell>
          <table:table-cell office:value-type="float" office:value="987560" calcext:value-type="float">
            <text:p>987560</text:p>
          </table:table-cell>
          <table:table-cell office:value-type="float" office:value="98.61" calcext:value-type="float">
            <text:p>98,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17" calcext:value-type="float">
            <text:p>0,517</text:p>
          </table:table-cell>
          <table:table-cell office:value-type="float" office:value="7580850" calcext:value-type="float">
            <text:p>7580850</text:p>
          </table:table-cell>
          <table:table-cell office:value-type="float" office:value="999649" calcext:value-type="float">
            <text:p>999649</text:p>
          </table:table-cell>
          <table:table-cell office:value-type="float" office:value="98.586" calcext:value-type="float">
            <text:p>98,5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27" calcext:value-type="float">
            <text:p>0,527</text:p>
          </table:table-cell>
          <table:table-cell office:value-type="float" office:value="7770234" calcext:value-type="float">
            <text:p>7770234</text:p>
          </table:table-cell>
          <table:table-cell office:value-type="float" office:value="1021015" calcext:value-type="float">
            <text:p>1021015</text:p>
          </table:table-cell>
          <table:table-cell office:value-type="float" office:value="98.592" calcext:value-type="float">
            <text:p>98,5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84" calcext:value-type="float">
            <text:p>0,484</text:p>
          </table:table-cell>
          <table:table-cell office:value-type="float" office:value="6909582" calcext:value-type="float">
            <text:p>6909582</text:p>
          </table:table-cell>
          <table:table-cell office:value-type="float" office:value="920561" calcext:value-type="float">
            <text:p>920561</text:p>
          </table:table-cell>
          <table:table-cell office:value-type="float" office:value="98.566" calcext:value-type="float">
            <text:p>98,5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66" calcext:value-type="float">
            <text:p>0,566</text:p>
          </table:table-cell>
          <table:table-cell office:value-type="float" office:value="7772690" calcext:value-type="float">
            <text:p>7772690</text:p>
          </table:table-cell>
          <table:table-cell office:value-type="float" office:value="1020485" calcext:value-type="float">
            <text:p>1020485</text:p>
          </table:table-cell>
          <table:table-cell office:value-type="float" office:value="98.532" calcext:value-type="float">
            <text:p>98,5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61" calcext:value-type="float">
            <text:p>0,561</text:p>
          </table:table-cell>
          <table:table-cell office:value-type="float" office:value="7870496" calcext:value-type="float">
            <text:p>7870496</text:p>
          </table:table-cell>
          <table:table-cell office:value-type="float" office:value="1031163" calcext:value-type="float">
            <text:p>1031163</text:p>
          </table:table-cell>
          <table:table-cell office:value-type="float" office:value="98.549" calcext:value-type="float">
            <text:p>98,54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79" calcext:value-type="float">
            <text:p>0,479</text:p>
          </table:table-cell>
          <table:table-cell office:value-type="float" office:value="6954841" calcext:value-type="float">
            <text:p>6954841</text:p>
          </table:table-cell>
          <table:table-cell office:value-type="float" office:value="923771" calcext:value-type="float">
            <text:p>923771</text:p>
          </table:table-cell>
          <table:table-cell office:value-type="float" office:value="98.486" calcext:value-type="float">
            <text:p>98,4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09" calcext:value-type="float">
            <text:p>0,509</text:p>
          </table:table-cell>
          <table:table-cell office:value-type="float" office:value="7466386" calcext:value-type="float">
            <text:p>7466386</text:p>
          </table:table-cell>
          <table:table-cell office:value-type="float" office:value="985118" calcext:value-type="float">
            <text:p>985118</text:p>
          </table:table-cell>
          <table:table-cell office:value-type="float" office:value="98.526" calcext:value-type="float">
            <text:p>98,5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55" calcext:value-type="float">
            <text:p>0,455</text:p>
          </table:table-cell>
          <table:table-cell office:value-type="float" office:value="6571475" calcext:value-type="float">
            <text:p>6571475</text:p>
          </table:table-cell>
          <table:table-cell office:value-type="float" office:value="878246" calcext:value-type="float">
            <text:p>878246</text:p>
          </table:table-cell>
          <table:table-cell office:value-type="float" office:value="98.482" calcext:value-type="float">
            <text:p>98,4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68" calcext:value-type="float">
            <text:p>0,468</text:p>
          </table:table-cell>
          <table:table-cell office:value-type="float" office:value="6805833" calcext:value-type="float">
            <text:p>6805833</text:p>
          </table:table-cell>
          <table:table-cell office:value-type="float" office:value="904877" calcext:value-type="float">
            <text:p>904877</text:p>
          </table:table-cell>
          <table:table-cell office:value-type="float" office:value="98.476" calcext:value-type="float">
            <text:p>98,4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35" calcext:value-type="float">
            <text:p>0,435</text:p>
          </table:table-cell>
          <table:table-cell office:value-type="float" office:value="6220241" calcext:value-type="float">
            <text:p>6220241</text:p>
          </table:table-cell>
          <table:table-cell office:value-type="float" office:value="834950" calcext:value-type="float">
            <text:p>834950</text:p>
          </table:table-cell>
          <table:table-cell office:value-type="float" office:value="98.447" calcext:value-type="float">
            <text:p>98,4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47" calcext:value-type="float">
            <text:p>0,447</text:p>
          </table:table-cell>
          <table:table-cell office:value-type="float" office:value="6604875" calcext:value-type="float">
            <text:p>6604875</text:p>
          </table:table-cell>
          <table:table-cell office:value-type="float" office:value="878580" calcext:value-type="float">
            <text:p>878580</text:p>
          </table:table-cell>
          <table:table-cell office:value-type="float" office:value="98.378" calcext:value-type="float">
            <text:p>98,3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45" calcext:value-type="float">
            <text:p>0,445</text:p>
          </table:table-cell>
          <table:table-cell office:value-type="float" office:value="6610155" calcext:value-type="float">
            <text:p>6610155</text:p>
          </table:table-cell>
          <table:table-cell office:value-type="float" office:value="880522" calcext:value-type="float">
            <text:p>880522</text:p>
          </table:table-cell>
          <table:table-cell office:value-type="float" office:value="98.42" calcext:value-type="float">
            <text:p>98,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47" calcext:value-type="float">
            <text:p>0,447</text:p>
          </table:table-cell>
          <table:table-cell office:value-type="float" office:value="6641684" calcext:value-type="float">
            <text:p>6641684</text:p>
          </table:table-cell>
          <table:table-cell office:value-type="float" office:value="882368" calcext:value-type="float">
            <text:p>882368</text:p>
          </table:table-cell>
          <table:table-cell office:value-type="float" office:value="98.403" calcext:value-type="float">
            <text:p>98,4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93" calcext:value-type="float">
            <text:p>0,493</text:p>
          </table:table-cell>
          <table:table-cell office:value-type="float" office:value="7019765" calcext:value-type="float">
            <text:p>7019765</text:p>
          </table:table-cell>
          <table:table-cell office:value-type="float" office:value="929389" calcext:value-type="float">
            <text:p>929389</text:p>
          </table:table-cell>
          <table:table-cell office:value-type="float" office:value="98.344" calcext:value-type="float">
            <text:p>98,3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66" calcext:value-type="float">
            <text:p>0,466</text:p>
          </table:table-cell>
          <table:table-cell office:value-type="float" office:value="6494182" calcext:value-type="float">
            <text:p>6494182</text:p>
          </table:table-cell>
          <table:table-cell office:value-type="float" office:value="865766" calcext:value-type="float">
            <text:p>865766</text:p>
          </table:table-cell>
          <table:table-cell office:value-type="float" office:value="98.353" calcext:value-type="float">
            <text:p>98,35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03" calcext:value-type="float">
            <text:p>0,403</text:p>
          </table:table-cell>
          <table:table-cell office:value-type="float" office:value="5964845" calcext:value-type="float">
            <text:p>5964845</text:p>
          </table:table-cell>
          <table:table-cell office:value-type="float" office:value="801443" calcext:value-type="float">
            <text:p>801443</text:p>
          </table:table-cell>
          <table:table-cell office:value-type="float" office:value="98.356" calcext:value-type="float">
            <text:p>98,35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91" calcext:value-type="float">
            <text:p>0,391</text:p>
          </table:table-cell>
          <table:table-cell office:value-type="float" office:value="5704706" calcext:value-type="float">
            <text:p>5704706</text:p>
          </table:table-cell>
          <table:table-cell office:value-type="float" office:value="769387" calcext:value-type="float">
            <text:p>769387</text:p>
          </table:table-cell>
          <table:table-cell office:value-type="float" office:value="98.344" calcext:value-type="float">
            <text:p>98,3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06" calcext:value-type="float">
            <text:p>0,406</text:p>
          </table:table-cell>
          <table:table-cell office:value-type="float" office:value="5841218" calcext:value-type="float">
            <text:p>5841218</text:p>
          </table:table-cell>
          <table:table-cell office:value-type="float" office:value="785176" calcext:value-type="float">
            <text:p>785176</text:p>
          </table:table-cell>
          <table:table-cell office:value-type="float" office:value="98.353" calcext:value-type="float">
            <text:p>98,3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97" calcext:value-type="float">
            <text:p>0,397</text:p>
          </table:table-cell>
          <table:table-cell office:value-type="float" office:value="5773970" calcext:value-type="float">
            <text:p>5773970</text:p>
          </table:table-cell>
          <table:table-cell office:value-type="float" office:value="774212" calcext:value-type="float">
            <text:p>774212</text:p>
          </table:table-cell>
          <table:table-cell office:value-type="float" office:value="98.324" calcext:value-type="float">
            <text:p>98,3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36" calcext:value-type="float">
            <text:p>0,436</text:p>
          </table:table-cell>
          <table:table-cell office:value-type="float" office:value="6222530" calcext:value-type="float">
            <text:p>6222530</text:p>
          </table:table-cell>
          <table:table-cell office:value-type="float" office:value="829124" calcext:value-type="float">
            <text:p>829124</text:p>
          </table:table-cell>
          <table:table-cell office:value-type="float" office:value="98.301" calcext:value-type="float">
            <text:p>98,3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13" calcext:value-type="float">
            <text:p>0,413</text:p>
          </table:table-cell>
          <table:table-cell office:value-type="float" office:value="5985310" calcext:value-type="float">
            <text:p>5985310</text:p>
          </table:table-cell>
          <table:table-cell office:value-type="float" office:value="802513" calcext:value-type="float">
            <text:p>802513</text:p>
          </table:table-cell>
          <table:table-cell office:value-type="float" office:value="98.317" calcext:value-type="float">
            <text:p>98,3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69" calcext:value-type="float">
            <text:p>0,369</text:p>
          </table:table-cell>
          <table:table-cell office:value-type="float" office:value="5439821" calcext:value-type="float">
            <text:p>5439821</text:p>
          </table:table-cell>
          <table:table-cell office:value-type="float" office:value="735992" calcext:value-type="float">
            <text:p>735992</text:p>
          </table:table-cell>
          <table:table-cell office:value-type="float" office:value="98.332" calcext:value-type="float">
            <text:p>98,3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83" calcext:value-type="float">
            <text:p>0,383</text:p>
          </table:table-cell>
          <table:table-cell office:value-type="float" office:value="5389795" calcext:value-type="float">
            <text:p>5389795</text:p>
          </table:table-cell>
          <table:table-cell office:value-type="float" office:value="728026" calcext:value-type="float">
            <text:p>728026</text:p>
          </table:table-cell>
          <table:table-cell office:value-type="float" office:value="98.248" calcext:value-type="float">
            <text:p>98,2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76" calcext:value-type="float">
            <text:p>0,376</text:p>
          </table:table-cell>
          <table:table-cell office:value-type="float" office:value="5392936" calcext:value-type="float">
            <text:p>5392936</text:p>
          </table:table-cell>
          <table:table-cell office:value-type="float" office:value="726693" calcext:value-type="float">
            <text:p>726693</text:p>
          </table:table-cell>
          <table:table-cell office:value-type="float" office:value="98.24" calcext:value-type="float">
            <text:p>98,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6" calcext:value-type="float">
            <text:p>0,36</text:p>
          </table:table-cell>
          <table:table-cell office:value-type="float" office:value="5245069" calcext:value-type="float">
            <text:p>5245069</text:p>
          </table:table-cell>
          <table:table-cell office:value-type="float" office:value="711127" calcext:value-type="float">
            <text:p>711127</text:p>
          </table:table-cell>
          <table:table-cell office:value-type="float" office:value="98.247" calcext:value-type="float">
            <text:p>98,24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92" calcext:value-type="float">
            <text:p>0,392</text:p>
          </table:table-cell>
          <table:table-cell office:value-type="float" office:value="5388470" calcext:value-type="float">
            <text:p>5388470</text:p>
          </table:table-cell>
          <table:table-cell office:value-type="float" office:value="727375" calcext:value-type="float">
            <text:p>727375</text:p>
          </table:table-cell>
          <table:table-cell office:value-type="float" office:value="98.224" calcext:value-type="float">
            <text:p>98,22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9" calcext:value-type="float">
            <text:p>0,39</text:p>
          </table:table-cell>
          <table:table-cell office:value-type="float" office:value="5209150" calcext:value-type="float">
            <text:p>5209150</text:p>
          </table:table-cell>
          <table:table-cell office:value-type="float" office:value="705525" calcext:value-type="float">
            <text:p>705525</text:p>
          </table:table-cell>
          <table:table-cell office:value-type="float" office:value="98.29" calcext:value-type="float">
            <text:p>98,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5" calcext:value-type="float">
            <text:p>0,35</text:p>
          </table:table-cell>
          <table:table-cell office:value-type="float" office:value="4949796" calcext:value-type="float">
            <text:p>4949796</text:p>
          </table:table-cell>
          <table:table-cell office:value-type="float" office:value="673005" calcext:value-type="float">
            <text:p>673005</text:p>
          </table:table-cell>
          <table:table-cell office:value-type="float" office:value="98.214" calcext:value-type="float">
            <text:p>98,21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8" calcext:value-type="float">
            <text:p>0,38</text:p>
          </table:table-cell>
          <table:table-cell office:value-type="float" office:value="5374235" calcext:value-type="float">
            <text:p>5374235</text:p>
          </table:table-cell>
          <table:table-cell office:value-type="float" office:value="723283" calcext:value-type="float">
            <text:p>723283</text:p>
          </table:table-cell>
          <table:table-cell office:value-type="float" office:value="98.211" calcext:value-type="float">
            <text:p>98,2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37" calcext:value-type="float">
            <text:p>0,337</text:p>
          </table:table-cell>
          <table:table-cell office:value-type="float" office:value="4851122" calcext:value-type="float">
            <text:p>4851122</text:p>
          </table:table-cell>
          <table:table-cell office:value-type="float" office:value="660764" calcext:value-type="float">
            <text:p>660764</text:p>
          </table:table-cell>
          <table:table-cell office:value-type="float" office:value="98.139" calcext:value-type="float">
            <text:p>98,13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73" calcext:value-type="float">
            <text:p>0,373</text:p>
          </table:table-cell>
          <table:table-cell office:value-type="float" office:value="5319844" calcext:value-type="float">
            <text:p>5319844</text:p>
          </table:table-cell>
          <table:table-cell office:value-type="float" office:value="717954" calcext:value-type="float">
            <text:p>717954</text:p>
          </table:table-cell>
          <table:table-cell office:value-type="float" office:value="98.149" calcext:value-type="float">
            <text:p>98,14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42" calcext:value-type="float">
            <text:p>0,342</text:p>
          </table:table-cell>
          <table:table-cell office:value-type="float" office:value="4734617" calcext:value-type="float">
            <text:p>4734617</text:p>
          </table:table-cell>
          <table:table-cell office:value-type="float" office:value="646668" calcext:value-type="float">
            <text:p>646668</text:p>
          </table:table-cell>
          <table:table-cell office:value-type="float" office:value="98.122" calcext:value-type="float">
            <text:p>98,12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26" calcext:value-type="float">
            <text:p>0,326</text:p>
          </table:table-cell>
          <table:table-cell office:value-type="float" office:value="4623629" calcext:value-type="float">
            <text:p>4623629</text:p>
          </table:table-cell>
          <table:table-cell office:value-type="float" office:value="630444" calcext:value-type="float">
            <text:p>630444</text:p>
          </table:table-cell>
          <table:table-cell office:value-type="float" office:value="98.161" calcext:value-type="float">
            <text:p>98,16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21" calcext:value-type="float">
            <text:p>0,321</text:p>
          </table:table-cell>
          <table:table-cell office:value-type="float" office:value="4630371" calcext:value-type="float">
            <text:p>4630371</text:p>
          </table:table-cell>
          <table:table-cell office:value-type="float" office:value="631658" calcext:value-type="float">
            <text:p>631658</text:p>
          </table:table-cell>
          <table:table-cell office:value-type="float" office:value="98.094" calcext:value-type="float">
            <text:p>98,0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17" calcext:value-type="float">
            <text:p>0,317</text:p>
          </table:table-cell>
          <table:table-cell office:value-type="float" office:value="4575142" calcext:value-type="float">
            <text:p>4575142</text:p>
          </table:table-cell>
          <table:table-cell office:value-type="float" office:value="624403" calcext:value-type="float">
            <text:p>624403</text:p>
          </table:table-cell>
          <table:table-cell office:value-type="float" office:value="98.096" calcext:value-type="float">
            <text:p>98,0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15" calcext:value-type="float">
            <text:p>0,315</text:p>
          </table:table-cell>
          <table:table-cell office:value-type="float" office:value="4524193" calcext:value-type="float">
            <text:p>4524193</text:p>
          </table:table-cell>
          <table:table-cell office:value-type="float" office:value="617509" calcext:value-type="float">
            <text:p>617509</text:p>
          </table:table-cell>
          <table:table-cell office:value-type="float" office:value="98.072" calcext:value-type="float">
            <text:p>98,07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02" calcext:value-type="float">
            <text:p>0,302</text:p>
          </table:table-cell>
          <table:table-cell office:value-type="float" office:value="4286786" calcext:value-type="float">
            <text:p>4286786</text:p>
          </table:table-cell>
          <table:table-cell office:value-type="float" office:value="589373" calcext:value-type="float">
            <text:p>589373</text:p>
          </table:table-cell>
          <table:table-cell office:value-type="float" office:value="98.041" calcext:value-type="float">
            <text:p>98,0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17" calcext:value-type="float">
            <text:p>0,317</text:p>
          </table:table-cell>
          <table:table-cell office:value-type="float" office:value="4440229" calcext:value-type="float">
            <text:p>4440229</text:p>
          </table:table-cell>
          <table:table-cell office:value-type="float" office:value="607006" calcext:value-type="float">
            <text:p>607006</text:p>
          </table:table-cell>
          <table:table-cell office:value-type="float" office:value="98.058" calcext:value-type="float">
            <text:p>98,0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07" calcext:value-type="float">
            <text:p>0,307</text:p>
          </table:table-cell>
          <table:table-cell office:value-type="float" office:value="4331626" calcext:value-type="float">
            <text:p>4331626</text:p>
          </table:table-cell>
          <table:table-cell office:value-type="float" office:value="594253" calcext:value-type="float">
            <text:p>594253</text:p>
          </table:table-cell>
          <table:table-cell office:value-type="float" office:value="98.076" calcext:value-type="float">
            <text:p>98,07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78" calcext:value-type="float">
            <text:p>0,278</text:p>
          </table:table-cell>
          <table:table-cell office:value-type="float" office:value="3964125" calcext:value-type="float">
            <text:p>3964125</text:p>
          </table:table-cell>
          <table:table-cell office:value-type="float" office:value="547290" calcext:value-type="float">
            <text:p>547290</text:p>
          </table:table-cell>
          <table:table-cell office:value-type="float" office:value="98.034" calcext:value-type="float">
            <text:p>98,0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291" calcext:value-type="float">
            <text:p>0,291</text:p>
          </table:table-cell>
          <table:table-cell office:value-type="float" office:value="3982179" calcext:value-type="float">
            <text:p>3982179</text:p>
          </table:table-cell>
          <table:table-cell office:value-type="float" office:value="550295" calcext:value-type="float">
            <text:p>550295</text:p>
          </table:table-cell>
          <table:table-cell office:value-type="float" office:value="98.055" calcext:value-type="float">
            <text:p>98,05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286" calcext:value-type="float">
            <text:p>0,286</text:p>
          </table:table-cell>
          <table:table-cell office:value-type="float" office:value="3990180" calcext:value-type="float">
            <text:p>3990180</text:p>
          </table:table-cell>
          <table:table-cell office:value-type="float" office:value="550800" calcext:value-type="float">
            <text:p>550800</text:p>
          </table:table-cell>
          <table:table-cell office:value-type="float" office:value="97.983" calcext:value-type="float">
            <text:p>97,98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14" calcext:value-type="float">
            <text:p>0,314</text:p>
          </table:table-cell>
          <table:table-cell office:value-type="float" office:value="4512819" calcext:value-type="float">
            <text:p>4512819</text:p>
          </table:table-cell>
          <table:table-cell office:value-type="float" office:value="615557" calcext:value-type="float">
            <text:p>615557</text:p>
          </table:table-cell>
          <table:table-cell office:value-type="float" office:value="98.005" calcext:value-type="float">
            <text:p>98,0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02" calcext:value-type="float">
            <text:p>0,302</text:p>
          </table:table-cell>
          <table:table-cell office:value-type="float" office:value="4177377" calcext:value-type="float">
            <text:p>4177377</text:p>
          </table:table-cell>
          <table:table-cell office:value-type="float" office:value="571984" calcext:value-type="float">
            <text:p>571984</text:p>
          </table:table-cell>
          <table:table-cell office:value-type="float" office:value="97.955" calcext:value-type="float">
            <text:p>97,9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82" calcext:value-type="float">
            <text:p>0,282</text:p>
          </table:table-cell>
          <table:table-cell office:value-type="float" office:value="4004734" calcext:value-type="float">
            <text:p>4004734</text:p>
          </table:table-cell>
          <table:table-cell office:value-type="float" office:value="551584" calcext:value-type="float">
            <text:p>551584</text:p>
          </table:table-cell>
          <table:table-cell office:value-type="float" office:value="97.928" calcext:value-type="float">
            <text:p>97,92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86" calcext:value-type="float">
            <text:p>0,286</text:p>
          </table:table-cell>
          <table:table-cell office:value-type="float" office:value="4025116" calcext:value-type="float">
            <text:p>4025116</text:p>
          </table:table-cell>
          <table:table-cell office:value-type="float" office:value="554211" calcext:value-type="float">
            <text:p>554211</text:p>
          </table:table-cell>
          <table:table-cell office:value-type="float" office:value="97.932" calcext:value-type="float">
            <text:p>97,93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05" calcext:value-type="float">
            <text:p>0,305</text:p>
          </table:table-cell>
          <table:table-cell office:value-type="float" office:value="4290833" calcext:value-type="float">
            <text:p>4290833</text:p>
          </table:table-cell>
          <table:table-cell office:value-type="float" office:value="586945" calcext:value-type="float">
            <text:p>586945</text:p>
          </table:table-cell>
          <table:table-cell office:value-type="float" office:value="97.937" calcext:value-type="float">
            <text:p>97,93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279" calcext:value-type="float">
            <text:p>0,279</text:p>
          </table:table-cell>
          <table:table-cell office:value-type="float" office:value="4000231" calcext:value-type="float">
            <text:p>4000231</text:p>
          </table:table-cell>
          <table:table-cell office:value-type="float" office:value="549056" calcext:value-type="float">
            <text:p>549056</text:p>
          </table:table-cell>
          <table:table-cell office:value-type="float" office:value="97.935" calcext:value-type="float">
            <text:p>97,9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261" calcext:value-type="float">
            <text:p>0,261</text:p>
          </table:table-cell>
          <table:table-cell office:value-type="float" office:value="3747794" calcext:value-type="float">
            <text:p>3747794</text:p>
          </table:table-cell>
          <table:table-cell office:value-type="float" office:value="518760" calcext:value-type="float">
            <text:p>518760</text:p>
          </table:table-cell>
          <table:table-cell office:value-type="float" office:value="97.866" calcext:value-type="float">
            <text:p>97,86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44" calcext:value-type="float">
            <text:p>0,244</text:p>
          </table:table-cell>
          <table:table-cell office:value-type="float" office:value="3343646" calcext:value-type="float">
            <text:p>3343646</text:p>
          </table:table-cell>
          <table:table-cell office:value-type="float" office:value="468875" calcext:value-type="float">
            <text:p>468875</text:p>
          </table:table-cell>
          <table:table-cell office:value-type="float" office:value="97.868" calcext:value-type="float">
            <text:p>97,86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233" calcext:value-type="float">
            <text:p>0,233</text:p>
          </table:table-cell>
          <table:table-cell office:value-type="float" office:value="3322837" calcext:value-type="float">
            <text:p>3322837</text:p>
          </table:table-cell>
          <table:table-cell office:value-type="float" office:value="466369" calcext:value-type="float">
            <text:p>466369</text:p>
          </table:table-cell>
          <table:table-cell office:value-type="float" office:value="97.927" calcext:value-type="float">
            <text:p>97,9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39" calcext:value-type="float">
            <text:p>0,239</text:p>
          </table:table-cell>
          <table:table-cell office:value-type="float" office:value="3390969" calcext:value-type="float">
            <text:p>3390969</text:p>
          </table:table-cell>
          <table:table-cell office:value-type="float" office:value="474418" calcext:value-type="float">
            <text:p>474418</text:p>
          </table:table-cell>
          <table:table-cell office:value-type="float" office:value="97.859" calcext:value-type="float">
            <text:p>97,8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,25</text:p>
          </table:table-cell>
          <table:table-cell office:value-type="float" office:value="3493312" calcext:value-type="float">
            <text:p>3493312</text:p>
          </table:table-cell>
          <table:table-cell office:value-type="float" office:value="486322" calcext:value-type="float">
            <text:p>486322</text:p>
          </table:table-cell>
          <table:table-cell office:value-type="float" office:value="97.909" calcext:value-type="float">
            <text:p>97,90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251" calcext:value-type="float">
            <text:p>0,251</text:p>
          </table:table-cell>
          <table:table-cell office:value-type="float" office:value="3494180" calcext:value-type="float">
            <text:p>3494180</text:p>
          </table:table-cell>
          <table:table-cell office:value-type="float" office:value="485080" calcext:value-type="float">
            <text:p>485080</text:p>
          </table:table-cell>
          <table:table-cell office:value-type="float" office:value="97.764" calcext:value-type="float">
            <text:p>97,7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39" calcext:value-type="float">
            <text:p>0,239</text:p>
          </table:table-cell>
          <table:table-cell office:value-type="float" office:value="3400840" calcext:value-type="float">
            <text:p>3400840</text:p>
          </table:table-cell>
          <table:table-cell office:value-type="float" office:value="473876" calcext:value-type="float">
            <text:p>473876</text:p>
          </table:table-cell>
          <table:table-cell office:value-type="float" office:value="97.858" calcext:value-type="float">
            <text:p>97,85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77" calcext:value-type="float">
            <text:p>0,277</text:p>
          </table:table-cell>
          <table:table-cell office:value-type="float" office:value="3565820" calcext:value-type="float">
            <text:p>3565820</text:p>
          </table:table-cell>
          <table:table-cell office:value-type="float" office:value="494610" calcext:value-type="float">
            <text:p>494610</text:p>
          </table:table-cell>
          <table:table-cell office:value-type="float" office:value="97.82" calcext:value-type="float">
            <text:p>97,8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251" calcext:value-type="float">
            <text:p>0,251</text:p>
          </table:table-cell>
          <table:table-cell office:value-type="float" office:value="3146963" calcext:value-type="float">
            <text:p>3146963</text:p>
          </table:table-cell>
          <table:table-cell office:value-type="float" office:value="441984" calcext:value-type="float">
            <text:p>441984</text:p>
          </table:table-cell>
          <table:table-cell office:value-type="float" office:value="97.813" calcext:value-type="float">
            <text:p>97,8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253" calcext:value-type="float">
            <text:p>0,253</text:p>
          </table:table-cell>
          <table:table-cell office:value-type="float" office:value="3345269" calcext:value-type="float">
            <text:p>3345269</text:p>
          </table:table-cell>
          <table:table-cell office:value-type="float" office:value="466803" calcext:value-type="float">
            <text:p>466803</text:p>
          </table:table-cell>
          <table:table-cell office:value-type="float" office:value="97.785" calcext:value-type="float">
            <text:p>97,7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56" calcext:value-type="float">
            <text:p>0,256</text:p>
          </table:table-cell>
          <table:table-cell office:value-type="float" office:value="3386027" calcext:value-type="float">
            <text:p>3386027</text:p>
          </table:table-cell>
          <table:table-cell office:value-type="float" office:value="471300" calcext:value-type="float">
            <text:p>471300</text:p>
          </table:table-cell>
          <table:table-cell office:value-type="float" office:value="97.823" calcext:value-type="float">
            <text:p>97,82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68" calcext:value-type="float">
            <text:p>0,268</text:p>
          </table:table-cell>
          <table:table-cell office:value-type="float" office:value="3563373" calcext:value-type="float">
            <text:p>3563373</text:p>
          </table:table-cell>
          <table:table-cell office:value-type="float" office:value="492631" calcext:value-type="float">
            <text:p>492631</text:p>
          </table:table-cell>
          <table:table-cell office:value-type="float" office:value="97.712" calcext:value-type="float">
            <text:p>97,7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38" calcext:value-type="float">
            <text:p>0,238</text:p>
          </table:table-cell>
          <table:table-cell office:value-type="float" office:value="3298439" calcext:value-type="float">
            <text:p>3298439</text:p>
          </table:table-cell>
          <table:table-cell office:value-type="float" office:value="459094" calcext:value-type="float">
            <text:p>459094</text:p>
          </table:table-cell>
          <table:table-cell office:value-type="float" office:value="97.776" calcext:value-type="float">
            <text:p>97,77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264" calcext:value-type="float">
            <text:p>0,264</text:p>
          </table:table-cell>
          <table:table-cell office:value-type="float" office:value="3551015" calcext:value-type="float">
            <text:p>3551015</text:p>
          </table:table-cell>
          <table:table-cell office:value-type="float" office:value="491234" calcext:value-type="float">
            <text:p>491234</text:p>
          </table:table-cell>
          <table:table-cell office:value-type="float" office:value="97.708" calcext:value-type="float">
            <text:p>97,70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238" calcext:value-type="float">
            <text:p>0,238</text:p>
          </table:table-cell>
          <table:table-cell office:value-type="float" office:value="3245111" calcext:value-type="float">
            <text:p>3245111</text:p>
          </table:table-cell>
          <table:table-cell office:value-type="float" office:value="451458" calcext:value-type="float">
            <text:p>451458</text:p>
          </table:table-cell>
          <table:table-cell office:value-type="float" office:value="97.702" calcext:value-type="float">
            <text:p>97,70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5" calcext:value-type="float">
            <text:p>0,25</text:p>
          </table:table-cell>
          <table:table-cell office:value-type="float" office:value="3295910" calcext:value-type="float">
            <text:p>3295910</text:p>
          </table:table-cell>
          <table:table-cell office:value-type="float" office:value="458482" calcext:value-type="float">
            <text:p>458482</text:p>
          </table:table-cell>
          <table:table-cell office:value-type="float" office:value="97.76" calcext:value-type="float">
            <text:p>97,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4" calcext:value-type="float">
            <text:p>0,24</text:p>
          </table:table-cell>
          <table:table-cell office:value-type="float" office:value="3284195" calcext:value-type="float">
            <text:p>3284195</text:p>
          </table:table-cell>
          <table:table-cell office:value-type="float" office:value="456621" calcext:value-type="float">
            <text:p>456621</text:p>
          </table:table-cell>
          <table:table-cell office:value-type="float" office:value="97.589" calcext:value-type="float">
            <text:p>97,58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11" calcext:value-type="float">
            <text:p>0,211</text:p>
          </table:table-cell>
          <table:table-cell office:value-type="float" office:value="2974391" calcext:value-type="float">
            <text:p>2974391</text:p>
          </table:table-cell>
          <table:table-cell office:value-type="float" office:value="417900" calcext:value-type="float">
            <text:p>417900</text:p>
          </table:table-cell>
          <table:table-cell office:value-type="float" office:value="97.651" calcext:value-type="float">
            <text:p>97,6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216" calcext:value-type="float">
            <text:p>0,216</text:p>
          </table:table-cell>
          <table:table-cell office:value-type="float" office:value="3062849" calcext:value-type="float">
            <text:p>3062849</text:p>
          </table:table-cell>
          <table:table-cell office:value-type="float" office:value="427860" calcext:value-type="float">
            <text:p>427860</text:p>
          </table:table-cell>
          <table:table-cell office:value-type="float" office:value="97.713" calcext:value-type="float">
            <text:p>97,71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26" calcext:value-type="float">
            <text:p>0,226</text:p>
          </table:table-cell>
          <table:table-cell office:value-type="float" office:value="3114574" calcext:value-type="float">
            <text:p>3114574</text:p>
          </table:table-cell>
          <table:table-cell office:value-type="float" office:value="434637" calcext:value-type="float">
            <text:p>434637</text:p>
          </table:table-cell>
          <table:table-cell office:value-type="float" office:value="97.575" calcext:value-type="float">
            <text:p>97,57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07" calcext:value-type="float">
            <text:p>0,207</text:p>
          </table:table-cell>
          <table:table-cell office:value-type="float" office:value="2889805" calcext:value-type="float">
            <text:p>2889805</text:p>
          </table:table-cell>
          <table:table-cell office:value-type="float" office:value="405488" calcext:value-type="float">
            <text:p>405488</text:p>
          </table:table-cell>
          <table:table-cell office:value-type="float" office:value="97.626" calcext:value-type="float">
            <text:p>97,62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04" calcext:value-type="float">
            <text:p>0,204</text:p>
          </table:table-cell>
          <table:table-cell office:value-type="float" office:value="2839215" calcext:value-type="float">
            <text:p>2839215</text:p>
          </table:table-cell>
          <table:table-cell office:value-type="float" office:value="399495" calcext:value-type="float">
            <text:p>399495</text:p>
          </table:table-cell>
          <table:table-cell office:value-type="float" office:value="97.667" calcext:value-type="float">
            <text:p>97,66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11" calcext:value-type="float">
            <text:p>0,211</text:p>
          </table:table-cell>
          <table:table-cell office:value-type="float" office:value="2893916" calcext:value-type="float">
            <text:p>2893916</text:p>
          </table:table-cell>
          <table:table-cell office:value-type="float" office:value="406742" calcext:value-type="float">
            <text:p>406742</text:p>
          </table:table-cell>
          <table:table-cell office:value-type="float" office:value="97.642" calcext:value-type="float">
            <text:p>97,64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227" calcext:value-type="float">
            <text:p>0,227</text:p>
          </table:table-cell>
          <table:table-cell office:value-type="float" office:value="3047080" calcext:value-type="float">
            <text:p>3047080</text:p>
          </table:table-cell>
          <table:table-cell office:value-type="float" office:value="425050" calcext:value-type="float">
            <text:p>425050</text:p>
          </table:table-cell>
          <table:table-cell office:value-type="float" office:value="97.591" calcext:value-type="float">
            <text:p>97,59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21" calcext:value-type="float">
            <text:p>0,21</text:p>
          </table:table-cell>
          <table:table-cell office:value-type="float" office:value="2883021" calcext:value-type="float">
            <text:p>2883021</text:p>
          </table:table-cell>
          <table:table-cell office:value-type="float" office:value="404843" calcext:value-type="float">
            <text:p>404843</text:p>
          </table:table-cell>
          <table:table-cell office:value-type="float" office:value="97.62" calcext:value-type="float">
            <text:p>97,6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205" calcext:value-type="float">
            <text:p>0,205</text:p>
          </table:table-cell>
          <table:table-cell office:value-type="float" office:value="2797225" calcext:value-type="float">
            <text:p>2797225</text:p>
          </table:table-cell>
          <table:table-cell office:value-type="float" office:value="393419" calcext:value-type="float">
            <text:p>393419</text:p>
          </table:table-cell>
          <table:table-cell office:value-type="float" office:value="97.456" calcext:value-type="float">
            <text:p>97,4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08" calcext:value-type="float">
            <text:p>0,208</text:p>
          </table:table-cell>
          <table:table-cell office:value-type="float" office:value="2802531" calcext:value-type="float">
            <text:p>2802531</text:p>
          </table:table-cell>
          <table:table-cell office:value-type="float" office:value="393748" calcext:value-type="float">
            <text:p>393748</text:p>
          </table:table-cell>
          <table:table-cell office:value-type="float" office:value="97.64" calcext:value-type="float">
            <text:p>97,6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02" calcext:value-type="float">
            <text:p>0,202</text:p>
          </table:table-cell>
          <table:table-cell office:value-type="float" office:value="2674206" calcext:value-type="float">
            <text:p>2674206</text:p>
          </table:table-cell>
          <table:table-cell office:value-type="float" office:value="378368" calcext:value-type="float">
            <text:p>378368</text:p>
          </table:table-cell>
          <table:table-cell office:value-type="float" office:value="97.641" calcext:value-type="float">
            <text:p>97,64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222" calcext:value-type="float">
            <text:p>0,222</text:p>
          </table:table-cell>
          <table:table-cell office:value-type="float" office:value="2809602" calcext:value-type="float">
            <text:p>2809602</text:p>
          </table:table-cell>
          <table:table-cell office:value-type="float" office:value="394184" calcext:value-type="float">
            <text:p>394184</text:p>
          </table:table-cell>
          <table:table-cell office:value-type="float" office:value="97.532" calcext:value-type="float">
            <text:p>97,5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97" calcext:value-type="float">
            <text:p>0,197</text:p>
          </table:table-cell>
          <table:table-cell office:value-type="float" office:value="2618743" calcext:value-type="float">
            <text:p>2618743</text:p>
          </table:table-cell>
          <table:table-cell office:value-type="float" office:value="370051" calcext:value-type="float">
            <text:p>370051</text:p>
          </table:table-cell>
          <table:table-cell office:value-type="float" office:value="97.581" calcext:value-type="float">
            <text:p>97,58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81" calcext:value-type="float">
            <text:p>0,181</text:p>
          </table:table-cell>
          <table:table-cell office:value-type="float" office:value="2490319" calcext:value-type="float">
            <text:p>2490319</text:p>
          </table:table-cell>
          <table:table-cell office:value-type="float" office:value="353229" calcext:value-type="float">
            <text:p>353229</text:p>
          </table:table-cell>
          <table:table-cell office:value-type="float" office:value="97.443" calcext:value-type="float">
            <text:p>97,44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92" calcext:value-type="float">
            <text:p>0,192</text:p>
          </table:table-cell>
          <table:table-cell office:value-type="float" office:value="2521636" calcext:value-type="float">
            <text:p>2521636</text:p>
          </table:table-cell>
          <table:table-cell office:value-type="float" office:value="357112" calcext:value-type="float">
            <text:p>357112</text:p>
          </table:table-cell>
          <table:table-cell office:value-type="float" office:value="97.598" calcext:value-type="float">
            <text:p>97,59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98" calcext:value-type="float">
            <text:p>0,198</text:p>
          </table:table-cell>
          <table:table-cell office:value-type="float" office:value="2650998" calcext:value-type="float">
            <text:p>2650998</text:p>
          </table:table-cell>
          <table:table-cell office:value-type="float" office:value="373351" calcext:value-type="float">
            <text:p>373351</text:p>
          </table:table-cell>
          <table:table-cell office:value-type="float" office:value="97.52" calcext:value-type="float">
            <text:p>97,5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93" calcext:value-type="float">
            <text:p>0,193</text:p>
          </table:table-cell>
          <table:table-cell office:value-type="float" office:value="2585444" calcext:value-type="float">
            <text:p>2585444</text:p>
          </table:table-cell>
          <table:table-cell office:value-type="float" office:value="364778" calcext:value-type="float">
            <text:p>364778</text:p>
          </table:table-cell>
          <table:table-cell office:value-type="float" office:value="97.537" calcext:value-type="float">
            <text:p>97,53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95" calcext:value-type="float">
            <text:p>0,195</text:p>
          </table:table-cell>
          <table:table-cell office:value-type="float" office:value="2620467" calcext:value-type="float">
            <text:p>2620467</text:p>
          </table:table-cell>
          <table:table-cell office:value-type="float" office:value="368925" calcext:value-type="float">
            <text:p>368925</text:p>
          </table:table-cell>
          <table:table-cell office:value-type="float" office:value="97.475" calcext:value-type="float">
            <text:p>97,47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61" calcext:value-type="float">
            <text:p>0,161</text:p>
          </table:table-cell>
          <table:table-cell office:value-type="float" office:value="2227537" calcext:value-type="float">
            <text:p>2227537</text:p>
          </table:table-cell>
          <table:table-cell office:value-type="float" office:value="320530" calcext:value-type="float">
            <text:p>320530</text:p>
          </table:table-cell>
          <table:table-cell office:value-type="float" office:value="97.54" calcext:value-type="float">
            <text:p>97,5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87" calcext:value-type="float">
            <text:p>0,187</text:p>
          </table:table-cell>
          <table:table-cell office:value-type="float" office:value="2504338" calcext:value-type="float">
            <text:p>2504338</text:p>
          </table:table-cell>
          <table:table-cell office:value-type="float" office:value="353919" calcext:value-type="float">
            <text:p>353919</text:p>
          </table:table-cell>
          <table:table-cell office:value-type="float" office:value="97.499" calcext:value-type="float">
            <text:p>97,49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67" calcext:value-type="float">
            <text:p>0,167</text:p>
          </table:table-cell>
          <table:table-cell office:value-type="float" office:value="2276588" calcext:value-type="float">
            <text:p>2276588</text:p>
          </table:table-cell>
          <table:table-cell office:value-type="float" office:value="324649" calcext:value-type="float">
            <text:p>324649</text:p>
          </table:table-cell>
          <table:table-cell office:value-type="float" office:value="97.51" calcext:value-type="float">
            <text:p>97,5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88" calcext:value-type="float">
            <text:p>0,188</text:p>
          </table:table-cell>
          <table:table-cell office:value-type="float" office:value="2512597" calcext:value-type="float">
            <text:p>2512597</text:p>
          </table:table-cell>
          <table:table-cell office:value-type="float" office:value="354641" calcext:value-type="float">
            <text:p>354641</text:p>
          </table:table-cell>
          <table:table-cell office:value-type="float" office:value="97.491" calcext:value-type="float">
            <text:p>97,49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53" calcext:value-type="float">
            <text:p>0,153</text:p>
          </table:table-cell>
          <table:table-cell office:value-type="float" office:value="2107072" calcext:value-type="float">
            <text:p>2107072</text:p>
          </table:table-cell>
          <table:table-cell office:value-type="float" office:value="303137" calcext:value-type="float">
            <text:p>303137</text:p>
          </table:table-cell>
          <table:table-cell office:value-type="float" office:value="97.426" calcext:value-type="float">
            <text:p>97,4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66" calcext:value-type="float">
            <text:p>0,166</text:p>
          </table:table-cell>
          <table:table-cell office:value-type="float" office:value="2186279" calcext:value-type="float">
            <text:p>2186279</text:p>
          </table:table-cell>
          <table:table-cell office:value-type="float" office:value="312446" calcext:value-type="float">
            <text:p>312446</text:p>
          </table:table-cell>
          <table:table-cell office:value-type="float" office:value="97.378" calcext:value-type="float">
            <text:p>97,37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64" calcext:value-type="float">
            <text:p>0,164</text:p>
          </table:table-cell>
          <table:table-cell office:value-type="float" office:value="2205048" calcext:value-type="float">
            <text:p>2205048</text:p>
          </table:table-cell>
          <table:table-cell office:value-type="float" office:value="314847" calcext:value-type="float">
            <text:p>314847</text:p>
          </table:table-cell>
          <table:table-cell office:value-type="float" office:value="97.28" calcext:value-type="float">
            <text:p>97,2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56" calcext:value-type="float">
            <text:p>0,156</text:p>
          </table:table-cell>
          <table:table-cell office:value-type="float" office:value="2196735" calcext:value-type="float">
            <text:p>2196735</text:p>
          </table:table-cell>
          <table:table-cell office:value-type="float" office:value="313331" calcext:value-type="float">
            <text:p>313331</text:p>
          </table:table-cell>
          <table:table-cell office:value-type="float" office:value="97.324" calcext:value-type="float">
            <text:p>97,32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66" calcext:value-type="float">
            <text:p>0,166</text:p>
          </table:table-cell>
          <table:table-cell office:value-type="float" office:value="2250378" calcext:value-type="float">
            <text:p>2250378</text:p>
          </table:table-cell>
          <table:table-cell office:value-type="float" office:value="320827" calcext:value-type="float">
            <text:p>320827</text:p>
          </table:table-cell>
          <table:table-cell office:value-type="float" office:value="97.392" calcext:value-type="float">
            <text:p>97,39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44" calcext:value-type="float">
            <text:p>0,144</text:p>
          </table:table-cell>
          <table:table-cell office:value-type="float" office:value="1991579" calcext:value-type="float">
            <text:p>1991579</text:p>
          </table:table-cell>
          <table:table-cell office:value-type="float" office:value="287109" calcext:value-type="float">
            <text:p>287109</text:p>
          </table:table-cell>
          <table:table-cell office:value-type="float" office:value="97.299" calcext:value-type="float">
            <text:p>97,29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49" calcext:value-type="float">
            <text:p>0,149</text:p>
          </table:table-cell>
          <table:table-cell office:value-type="float" office:value="1979691" calcext:value-type="float">
            <text:p>1979691</text:p>
          </table:table-cell>
          <table:table-cell office:value-type="float" office:value="285677" calcext:value-type="float">
            <text:p>285677</text:p>
          </table:table-cell>
          <table:table-cell office:value-type="float" office:value="97.454" calcext:value-type="float">
            <text:p>97,4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48" calcext:value-type="float">
            <text:p>0,148</text:p>
          </table:table-cell>
          <table:table-cell office:value-type="float" office:value="2041050" calcext:value-type="float">
            <text:p>2041050</text:p>
          </table:table-cell>
          <table:table-cell office:value-type="float" office:value="293424" calcext:value-type="float">
            <text:p>293424</text:p>
          </table:table-cell>
          <table:table-cell office:value-type="float" office:value="97.167" calcext:value-type="float">
            <text:p>97,16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59" calcext:value-type="float">
            <text:p>0,159</text:p>
          </table:table-cell>
          <table:table-cell office:value-type="float" office:value="1877435" calcext:value-type="float">
            <text:p>1877435</text:p>
          </table:table-cell>
          <table:table-cell office:value-type="float" office:value="271568" calcext:value-type="float">
            <text:p>271568</text:p>
          </table:table-cell>
          <table:table-cell office:value-type="float" office:value="97.48" calcext:value-type="float">
            <text:p>97,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71" calcext:value-type="float">
            <text:p>0,171</text:p>
          </table:table-cell>
          <table:table-cell office:value-type="float" office:value="2226497" calcext:value-type="float">
            <text:p>2226497</text:p>
          </table:table-cell>
          <table:table-cell office:value-type="float" office:value="316807" calcext:value-type="float">
            <text:p>316807</text:p>
          </table:table-cell>
          <table:table-cell office:value-type="float" office:value="97.151" calcext:value-type="float">
            <text:p>97,15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53" calcext:value-type="float">
            <text:p>0,153</text:p>
          </table:table-cell>
          <table:table-cell office:value-type="float" office:value="1996275" calcext:value-type="float">
            <text:p>1996275</text:p>
          </table:table-cell>
          <table:table-cell office:value-type="float" office:value="286637" calcext:value-type="float">
            <text:p>286637</text:p>
          </table:table-cell>
          <table:table-cell office:value-type="float" office:value="97.271" calcext:value-type="float">
            <text:p>97,27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56" calcext:value-type="float">
            <text:p>0,156</text:p>
          </table:table-cell>
          <table:table-cell office:value-type="float" office:value="2007827" calcext:value-type="float">
            <text:p>2007827</text:p>
          </table:table-cell>
          <table:table-cell office:value-type="float" office:value="288971" calcext:value-type="float">
            <text:p>288971</text:p>
          </table:table-cell>
          <table:table-cell office:value-type="float" office:value="97.321" calcext:value-type="float">
            <text:p>97,32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5" calcext:value-type="float">
            <text:p>0,15</text:p>
          </table:table-cell>
          <table:table-cell office:value-type="float" office:value="1853763" calcext:value-type="float">
            <text:p>1853763</text:p>
          </table:table-cell>
          <table:table-cell office:value-type="float" office:value="268083" calcext:value-type="float">
            <text:p>268083</text:p>
          </table:table-cell>
          <table:table-cell office:value-type="float" office:value="97.174" calcext:value-type="float">
            <text:p>97,17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42" calcext:value-type="float">
            <text:p>0,142</text:p>
          </table:table-cell>
          <table:table-cell office:value-type="float" office:value="1901868" calcext:value-type="float">
            <text:p>1901868</text:p>
          </table:table-cell>
          <table:table-cell office:value-type="float" office:value="274995" calcext:value-type="float">
            <text:p>274995</text:p>
          </table:table-cell>
          <table:table-cell office:value-type="float" office:value="97.091" calcext:value-type="float">
            <text:p>97,09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43" calcext:value-type="float">
            <text:p>0,143</text:p>
          </table:table-cell>
          <table:table-cell office:value-type="float" office:value="1850750" calcext:value-type="float">
            <text:p>1850750</text:p>
          </table:table-cell>
          <table:table-cell office:value-type="float" office:value="268152" calcext:value-type="float">
            <text:p>268152</text:p>
          </table:table-cell>
          <table:table-cell office:value-type="float" office:value="97.373" calcext:value-type="float">
            <text:p>97,37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39" calcext:value-type="float">
            <text:p>0,139</text:p>
          </table:table-cell>
          <table:table-cell office:value-type="float" office:value="1855089" calcext:value-type="float">
            <text:p>1855089</text:p>
          </table:table-cell>
          <table:table-cell office:value-type="float" office:value="267330" calcext:value-type="float">
            <text:p>267330</text:p>
          </table:table-cell>
          <table:table-cell office:value-type="float" office:value="97.211" calcext:value-type="float">
            <text:p>97,21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49" calcext:value-type="float">
            <text:p>0,149</text:p>
          </table:table-cell>
          <table:table-cell office:value-type="float" office:value="1948015" calcext:value-type="float">
            <text:p>1948015</text:p>
          </table:table-cell>
          <table:table-cell office:value-type="float" office:value="279156" calcext:value-type="float">
            <text:p>279156</text:p>
          </table:table-cell>
          <table:table-cell office:value-type="float" office:value="97.105" calcext:value-type="float">
            <text:p>97,1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35" calcext:value-type="float">
            <text:p>0,135</text:p>
          </table:table-cell>
          <table:table-cell office:value-type="float" office:value="1779641" calcext:value-type="float">
            <text:p>1779641</text:p>
          </table:table-cell>
          <table:table-cell office:value-type="float" office:value="258146" calcext:value-type="float">
            <text:p>258146</text:p>
          </table:table-cell>
          <table:table-cell office:value-type="float" office:value="97.249" calcext:value-type="float">
            <text:p>97,24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3" calcext:value-type="float">
            <text:p>0,13</text:p>
          </table:table-cell>
          <table:table-cell office:value-type="float" office:value="1775997" calcext:value-type="float">
            <text:p>1775997</text:p>
          </table:table-cell>
          <table:table-cell office:value-type="float" office:value="257490" calcext:value-type="float">
            <text:p>257490</text:p>
          </table:table-cell>
          <table:table-cell office:value-type="float" office:value="97.253" calcext:value-type="float">
            <text:p>97,25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36" calcext:value-type="float">
            <text:p>0,136</text:p>
          </table:table-cell>
          <table:table-cell office:value-type="float" office:value="1778798" calcext:value-type="float">
            <text:p>1778798</text:p>
          </table:table-cell>
          <table:table-cell office:value-type="float" office:value="257686" calcext:value-type="float">
            <text:p>257686</text:p>
          </table:table-cell>
          <table:table-cell office:value-type="float" office:value="97.28" calcext:value-type="float">
            <text:p>97,2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33" calcext:value-type="float">
            <text:p>0,133</text:p>
          </table:table-cell>
          <table:table-cell office:value-type="float" office:value="1716166" calcext:value-type="float">
            <text:p>1716166</text:p>
          </table:table-cell>
          <table:table-cell office:value-type="float" office:value="249756" calcext:value-type="float">
            <text:p>249756</text:p>
          </table:table-cell>
          <table:table-cell office:value-type="float" office:value="97.124" calcext:value-type="float">
            <text:p>97,12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41" calcext:value-type="float">
            <text:p>0,141</text:p>
          </table:table-cell>
          <table:table-cell office:value-type="float" office:value="1859861" calcext:value-type="float">
            <text:p>1859861</text:p>
          </table:table-cell>
          <table:table-cell office:value-type="float" office:value="267798" calcext:value-type="float">
            <text:p>267798</text:p>
          </table:table-cell>
          <table:table-cell office:value-type="float" office:value="96.984" calcext:value-type="float">
            <text:p>96,9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36" calcext:value-type="float">
            <text:p>0,136</text:p>
          </table:table-cell>
          <table:table-cell office:value-type="float" office:value="1783865" calcext:value-type="float">
            <text:p>1783865</text:p>
          </table:table-cell>
          <table:table-cell office:value-type="float" office:value="257843" calcext:value-type="float">
            <text:p>257843</text:p>
          </table:table-cell>
          <table:table-cell office:value-type="float" office:value="97.31" calcext:value-type="float">
            <text:p>97,3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39" calcext:value-type="float">
            <text:p>0,139</text:p>
          </table:table-cell>
          <table:table-cell office:value-type="float" office:value="1769109" calcext:value-type="float">
            <text:p>1769109</text:p>
          </table:table-cell>
          <table:table-cell office:value-type="float" office:value="255645" calcext:value-type="float">
            <text:p>255645</text:p>
          </table:table-cell>
          <table:table-cell office:value-type="float" office:value="97.005" calcext:value-type="float">
            <text:p>97,0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35" calcext:value-type="float">
            <text:p>0,135</text:p>
          </table:table-cell>
          <table:table-cell office:value-type="float" office:value="1768231" calcext:value-type="float">
            <text:p>1768231</text:p>
          </table:table-cell>
          <table:table-cell office:value-type="float" office:value="255373" calcext:value-type="float">
            <text:p>255373</text:p>
          </table:table-cell>
          <table:table-cell office:value-type="float" office:value="97.034" calcext:value-type="float">
            <text:p>97,03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21" calcext:value-type="float">
            <text:p>0,121</text:p>
          </table:table-cell>
          <table:table-cell office:value-type="float" office:value="1640341" calcext:value-type="float">
            <text:p>1640341</text:p>
          </table:table-cell>
          <table:table-cell office:value-type="float" office:value="239086" calcext:value-type="float">
            <text:p>239086</text:p>
          </table:table-cell>
          <table:table-cell office:value-type="float" office:value="97.103" calcext:value-type="float">
            <text:p>97,10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2" calcext:value-type="float">
            <text:p>0,12</text:p>
          </table:table-cell>
          <table:table-cell office:value-type="float" office:value="1545558" calcext:value-type="float">
            <text:p>1545558</text:p>
          </table:table-cell>
          <table:table-cell office:value-type="float" office:value="225855" calcext:value-type="float">
            <text:p>225855</text:p>
          </table:table-cell>
          <table:table-cell office:value-type="float" office:value="97.03" calcext:value-type="float">
            <text:p>97,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15" calcext:value-type="float">
            <text:p>0,115</text:p>
          </table:table-cell>
          <table:table-cell office:value-type="float" office:value="1560462" calcext:value-type="float">
            <text:p>1560462</text:p>
          </table:table-cell>
          <table:table-cell office:value-type="float" office:value="227792" calcext:value-type="float">
            <text:p>227792</text:p>
          </table:table-cell>
          <table:table-cell office:value-type="float" office:value="96.943" calcext:value-type="float">
            <text:p>96,94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21" calcext:value-type="float">
            <text:p>0,121</text:p>
          </table:table-cell>
          <table:table-cell office:value-type="float" office:value="1549081" calcext:value-type="float">
            <text:p>1549081</text:p>
          </table:table-cell>
          <table:table-cell office:value-type="float" office:value="226058" calcext:value-type="float">
            <text:p>226058</text:p>
          </table:table-cell>
          <table:table-cell office:value-type="float" office:value="97.132" calcext:value-type="float">
            <text:p>97,13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19" calcext:value-type="float">
            <text:p>0,119</text:p>
          </table:table-cell>
          <table:table-cell office:value-type="float" office:value="1548531" calcext:value-type="float">
            <text:p>1548531</text:p>
          </table:table-cell>
          <table:table-cell office:value-type="float" office:value="225148" calcext:value-type="float">
            <text:p>225148</text:p>
          </table:table-cell>
          <table:table-cell office:value-type="float" office:value="97.11" calcext:value-type="float">
            <text:p>97,1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16" calcext:value-type="float">
            <text:p>0,116</text:p>
          </table:table-cell>
          <table:table-cell office:value-type="float" office:value="1560227" calcext:value-type="float">
            <text:p>1560227</text:p>
          </table:table-cell>
          <table:table-cell office:value-type="float" office:value="227339" calcext:value-type="float">
            <text:p>227339</text:p>
          </table:table-cell>
          <table:table-cell office:value-type="float" office:value="97.182" calcext:value-type="float">
            <text:p>97,18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2" calcext:value-type="float">
            <text:p>0,12</text:p>
          </table:table-cell>
          <table:table-cell office:value-type="float" office:value="1599796" calcext:value-type="float">
            <text:p>1599796</text:p>
          </table:table-cell>
          <table:table-cell office:value-type="float" office:value="231461" calcext:value-type="float">
            <text:p>231461</text:p>
          </table:table-cell>
          <table:table-cell office:value-type="float" office:value="97.099" calcext:value-type="float">
            <text:p>97,09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2" calcext:value-type="float">
            <text:p>0,12</text:p>
          </table:table-cell>
          <table:table-cell office:value-type="float" office:value="1524015" calcext:value-type="float">
            <text:p>1524015</text:p>
          </table:table-cell>
          <table:table-cell office:value-type="float" office:value="222386" calcext:value-type="float">
            <text:p>222386</text:p>
          </table:table-cell>
          <table:table-cell office:value-type="float" office:value="97.064" calcext:value-type="float">
            <text:p>97,06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25" calcext:value-type="float">
            <text:p>0,125</text:p>
          </table:table-cell>
          <table:table-cell office:value-type="float" office:value="1625688" calcext:value-type="float">
            <text:p>1625688</text:p>
          </table:table-cell>
          <table:table-cell office:value-type="float" office:value="235901" calcext:value-type="float">
            <text:p>235901</text:p>
          </table:table-cell>
          <table:table-cell office:value-type="float" office:value="97.022" calcext:value-type="float">
            <text:p>97,02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18" calcext:value-type="float">
            <text:p>0,118</text:p>
          </table:table-cell>
          <table:table-cell office:value-type="float" office:value="1529375" calcext:value-type="float">
            <text:p>1529375</text:p>
          </table:table-cell>
          <table:table-cell office:value-type="float" office:value="222855" calcext:value-type="float">
            <text:p>222855</text:p>
          </table:table-cell>
          <table:table-cell office:value-type="float" office:value="97.017" calcext:value-type="float">
            <text:p>97,01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08" calcext:value-type="float">
            <text:p>0,108</text:p>
          </table:table-cell>
          <table:table-cell office:value-type="float" office:value="1399652" calcext:value-type="float">
            <text:p>1399652</text:p>
          </table:table-cell>
          <table:table-cell office:value-type="float" office:value="206514" calcext:value-type="float">
            <text:p>206514</text:p>
          </table:table-cell>
          <table:table-cell office:value-type="float" office:value="96.918" calcext:value-type="float">
            <text:p>96,9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14" calcext:value-type="float">
            <text:p>0,114</text:p>
          </table:table-cell>
          <table:table-cell office:value-type="float" office:value="1428264" calcext:value-type="float">
            <text:p>1428264</text:p>
          </table:table-cell>
          <table:table-cell office:value-type="float" office:value="209846" calcext:value-type="float">
            <text:p>209846</text:p>
          </table:table-cell>
          <table:table-cell office:value-type="float" office:value="97.001" calcext:value-type="float">
            <text:p>97,0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22" calcext:value-type="float">
            <text:p>0,122</text:p>
          </table:table-cell>
          <table:table-cell office:value-type="float" office:value="1495052" calcext:value-type="float">
            <text:p>1495052</text:p>
          </table:table-cell>
          <table:table-cell office:value-type="float" office:value="217794" calcext:value-type="float">
            <text:p>217794</text:p>
          </table:table-cell>
          <table:table-cell office:value-type="float" office:value="96.852" calcext:value-type="float">
            <text:p>96,8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13" calcext:value-type="float">
            <text:p>0,113</text:p>
          </table:table-cell>
          <table:table-cell office:value-type="float" office:value="1428340" calcext:value-type="float">
            <text:p>1428340</text:p>
          </table:table-cell>
          <table:table-cell office:value-type="float" office:value="209666" calcext:value-type="float">
            <text:p>209666</text:p>
          </table:table-cell>
          <table:table-cell office:value-type="float" office:value="96.933" calcext:value-type="float">
            <text:p>96,93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21" calcext:value-type="float">
            <text:p>0,121</text:p>
          </table:table-cell>
          <table:table-cell office:value-type="float" office:value="1533333" calcext:value-type="float">
            <text:p>1533333</text:p>
          </table:table-cell>
          <table:table-cell office:value-type="float" office:value="222854" calcext:value-type="float">
            <text:p>222854</text:p>
          </table:table-cell>
          <table:table-cell office:value-type="float" office:value="96.879" calcext:value-type="float">
            <text:p>96,87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08" calcext:value-type="float">
            <text:p>0,108</text:p>
          </table:table-cell>
          <table:table-cell office:value-type="float" office:value="1340471" calcext:value-type="float">
            <text:p>1340471</text:p>
          </table:table-cell>
          <table:table-cell office:value-type="float" office:value="197483" calcext:value-type="float">
            <text:p>197483</text:p>
          </table:table-cell>
          <table:table-cell office:value-type="float" office:value="96.954" calcext:value-type="float">
            <text:p>96,95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16" calcext:value-type="float">
            <text:p>0,116</text:p>
          </table:table-cell>
          <table:table-cell office:value-type="float" office:value="1432196" calcext:value-type="float">
            <text:p>1432196</text:p>
          </table:table-cell>
          <table:table-cell office:value-type="float" office:value="209439" calcext:value-type="float">
            <text:p>209439</text:p>
          </table:table-cell>
          <table:table-cell office:value-type="float" office:value="97.089" calcext:value-type="float">
            <text:p>97,08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05" calcext:value-type="float">
            <text:p>0,105</text:p>
          </table:table-cell>
          <table:table-cell office:value-type="float" office:value="1372487" calcext:value-type="float">
            <text:p>1372487</text:p>
          </table:table-cell>
          <table:table-cell office:value-type="float" office:value="201713" calcext:value-type="float">
            <text:p>201713</text:p>
          </table:table-cell>
          <table:table-cell office:value-type="float" office:value="97.006" calcext:value-type="float">
            <text:p>97,0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03" calcext:value-type="float">
            <text:p>0,103</text:p>
          </table:table-cell>
          <table:table-cell office:value-type="float" office:value="1288071" calcext:value-type="float">
            <text:p>1288071</text:p>
          </table:table-cell>
          <table:table-cell office:value-type="float" office:value="189908" calcext:value-type="float">
            <text:p>189908</text:p>
          </table:table-cell>
          <table:table-cell office:value-type="float" office:value="96.937" calcext:value-type="float">
            <text:p>96,93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04" calcext:value-type="float">
            <text:p>0,104</text:p>
          </table:table-cell>
          <table:table-cell office:value-type="float" office:value="1347107" calcext:value-type="float">
            <text:p>1347107</text:p>
          </table:table-cell>
          <table:table-cell office:value-type="float" office:value="198160" calcext:value-type="float">
            <text:p>198160</text:p>
          </table:table-cell>
          <table:table-cell office:value-type="float" office:value="96.813" calcext:value-type="float">
            <text:p>96,8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95" calcext:value-type="float">
            <text:p>0,095</text:p>
          </table:table-cell>
          <table:table-cell office:value-type="float" office:value="1268561" calcext:value-type="float">
            <text:p>1268561</text:p>
          </table:table-cell>
          <table:table-cell office:value-type="float" office:value="188036" calcext:value-type="float">
            <text:p>188036</text:p>
          </table:table-cell>
          <table:table-cell office:value-type="float" office:value="97.051" calcext:value-type="float">
            <text:p>97,05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" calcext:value-type="float">
            <text:p>0,1</text:p>
          </table:table-cell>
          <table:table-cell office:value-type="float" office:value="1343560" calcext:value-type="float">
            <text:p>1343560</text:p>
          </table:table-cell>
          <table:table-cell office:value-type="float" office:value="197089" calcext:value-type="float">
            <text:p>197089</text:p>
          </table:table-cell>
          <table:table-cell office:value-type="float" office:value="96.919" calcext:value-type="float">
            <text:p>96,91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92" calcext:value-type="float">
            <text:p>0,092</text:p>
          </table:table-cell>
          <table:table-cell office:value-type="float" office:value="1182738" calcext:value-type="float">
            <text:p>1182738</text:p>
          </table:table-cell>
          <table:table-cell office:value-type="float" office:value="176218" calcext:value-type="float">
            <text:p>176218</text:p>
          </table:table-cell>
          <table:table-cell office:value-type="float" office:value="96.945" calcext:value-type="float">
            <text:p>96,94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99" calcext:value-type="float">
            <text:p>0,099</text:p>
          </table:table-cell>
          <table:table-cell office:value-type="float" office:value="1315351" calcext:value-type="float">
            <text:p>1315351</text:p>
          </table:table-cell>
          <table:table-cell office:value-type="float" office:value="193277" calcext:value-type="float">
            <text:p>193277</text:p>
          </table:table-cell>
          <table:table-cell office:value-type="float" office:value="97.077" calcext:value-type="float">
            <text:p>97,07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09" calcext:value-type="float">
            <text:p>0,109</text:p>
          </table:table-cell>
          <table:table-cell office:value-type="float" office:value="1395206" calcext:value-type="float">
            <text:p>1395206</text:p>
          </table:table-cell>
          <table:table-cell office:value-type="float" office:value="203803" calcext:value-type="float">
            <text:p>203803</text:p>
          </table:table-cell>
          <table:table-cell office:value-type="float" office:value="96.707" calcext:value-type="float">
            <text:p>96,70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95" calcext:value-type="float">
            <text:p>0,095</text:p>
          </table:table-cell>
          <table:table-cell office:value-type="float" office:value="1225655" calcext:value-type="float">
            <text:p>1225655</text:p>
          </table:table-cell>
          <table:table-cell office:value-type="float" office:value="181094" calcext:value-type="float">
            <text:p>181094</text:p>
          </table:table-cell>
          <table:table-cell office:value-type="float" office:value="96.569" calcext:value-type="float">
            <text:p>96,56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05" calcext:value-type="float">
            <text:p>0,105</text:p>
          </table:table-cell>
          <table:table-cell office:value-type="float" office:value="1296037" calcext:value-type="float">
            <text:p>1296037</text:p>
          </table:table-cell>
          <table:table-cell office:value-type="float" office:value="190573" calcext:value-type="float">
            <text:p>190573</text:p>
          </table:table-cell>
          <table:table-cell office:value-type="float" office:value="97.041" calcext:value-type="float">
            <text:p>97,04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9" calcext:value-type="float">
            <text:p>0,09</text:p>
          </table:table-cell>
          <table:table-cell office:value-type="float" office:value="1163504" calcext:value-type="float">
            <text:p>1163504</text:p>
          </table:table-cell>
          <table:table-cell office:value-type="float" office:value="172145" calcext:value-type="float">
            <text:p>172145</text:p>
          </table:table-cell>
          <table:table-cell office:value-type="float" office:value="96.637" calcext:value-type="float">
            <text:p>96,63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99" calcext:value-type="float">
            <text:p>0,099</text:p>
          </table:table-cell>
          <table:table-cell office:value-type="float" office:value="1225672" calcext:value-type="float">
            <text:p>1225672</text:p>
          </table:table-cell>
          <table:table-cell office:value-type="float" office:value="180437" calcext:value-type="float">
            <text:p>180437</text:p>
          </table:table-cell>
          <table:table-cell office:value-type="float" office:value="96.497" calcext:value-type="float">
            <text:p>96,49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98" calcext:value-type="float">
            <text:p>0,098</text:p>
          </table:table-cell>
          <table:table-cell office:value-type="float" office:value="1243551" calcext:value-type="float">
            <text:p>1243551</text:p>
          </table:table-cell>
          <table:table-cell office:value-type="float" office:value="182923" calcext:value-type="float">
            <text:p>182923</text:p>
          </table:table-cell>
          <table:table-cell office:value-type="float" office:value="96.902" calcext:value-type="float">
            <text:p>96,90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94" calcext:value-type="float">
            <text:p>0,094</text:p>
          </table:table-cell>
          <table:table-cell office:value-type="float" office:value="1199625" calcext:value-type="float">
            <text:p>1199625</text:p>
          </table:table-cell>
          <table:table-cell office:value-type="float" office:value="177379" calcext:value-type="float">
            <text:p>177379</text:p>
          </table:table-cell>
          <table:table-cell office:value-type="float" office:value="96.867" calcext:value-type="float">
            <text:p>96,86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96" calcext:value-type="float">
            <text:p>0,096</text:p>
          </table:table-cell>
          <table:table-cell office:value-type="float" office:value="1182440" calcext:value-type="float">
            <text:p>1182440</text:p>
          </table:table-cell>
          <table:table-cell office:value-type="float" office:value="175103" calcext:value-type="float">
            <text:p>175103</text:p>
          </table:table-cell>
          <table:table-cell office:value-type="float" office:value="96.944" calcext:value-type="float">
            <text:p>96,94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92" calcext:value-type="float">
            <text:p>0,092</text:p>
          </table:table-cell>
          <table:table-cell office:value-type="float" office:value="1212825" calcext:value-type="float">
            <text:p>1212825</text:p>
          </table:table-cell>
          <table:table-cell office:value-type="float" office:value="178825" calcext:value-type="float">
            <text:p>178825</text:p>
          </table:table-cell>
          <table:table-cell office:value-type="float" office:value="96.778" calcext:value-type="float">
            <text:p>96,77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95" calcext:value-type="float">
            <text:p>0,095</text:p>
          </table:table-cell>
          <table:table-cell office:value-type="float" office:value="1199727" calcext:value-type="float">
            <text:p>1199727</text:p>
          </table:table-cell>
          <table:table-cell office:value-type="float" office:value="176944" calcext:value-type="float">
            <text:p>176944</text:p>
          </table:table-cell>
          <table:table-cell office:value-type="float" office:value="96.575" calcext:value-type="float">
            <text:p>96,57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92" calcext:value-type="float">
            <text:p>0,092</text:p>
          </table:table-cell>
          <table:table-cell office:value-type="float" office:value="1184625" calcext:value-type="float">
            <text:p>1184625</text:p>
          </table:table-cell>
          <table:table-cell office:value-type="float" office:value="174988" calcext:value-type="float">
            <text:p>174988</text:p>
          </table:table-cell>
          <table:table-cell office:value-type="float" office:value="96.763" calcext:value-type="float">
            <text:p>96,76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104" calcext:value-type="float">
            <text:p>0,104</text:p>
          </table:table-cell>
          <table:table-cell office:value-type="float" office:value="1211570" calcext:value-type="float">
            <text:p>1211570</text:p>
          </table:table-cell>
          <table:table-cell office:value-type="float" office:value="178952" calcext:value-type="float">
            <text:p>178952</text:p>
          </table:table-cell>
          <table:table-cell office:value-type="float" office:value="96.878" calcext:value-type="float">
            <text:p>96,87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93" calcext:value-type="float">
            <text:p>0,093</text:p>
          </table:table-cell>
          <table:table-cell office:value-type="float" office:value="1156376" calcext:value-type="float">
            <text:p>1156376</text:p>
          </table:table-cell>
          <table:table-cell office:value-type="float" office:value="171754" calcext:value-type="float">
            <text:p>171754</text:p>
          </table:table-cell>
          <table:table-cell office:value-type="float" office:value="96.758" calcext:value-type="float">
            <text:p>96,75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95" calcext:value-type="float">
            <text:p>0,095</text:p>
          </table:table-cell>
          <table:table-cell office:value-type="float" office:value="1191009" calcext:value-type="float">
            <text:p>1191009</text:p>
          </table:table-cell>
          <table:table-cell office:value-type="float" office:value="175775" calcext:value-type="float">
            <text:p>175775</text:p>
          </table:table-cell>
          <table:table-cell office:value-type="float" office:value="96.904" calcext:value-type="float">
            <text:p>96,90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93" calcext:value-type="float">
            <text:p>0,093</text:p>
          </table:table-cell>
          <table:table-cell office:value-type="float" office:value="1125286" calcext:value-type="float">
            <text:p>1125286</text:p>
          </table:table-cell>
          <table:table-cell office:value-type="float" office:value="166742" calcext:value-type="float">
            <text:p>166742</text:p>
          </table:table-cell>
          <table:table-cell office:value-type="float" office:value="96.7" calcext:value-type="float">
            <text:p>96,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78" calcext:value-type="float">
            <text:p>0,078</text:p>
          </table:table-cell>
          <table:table-cell office:value-type="float" office:value="1006738" calcext:value-type="float">
            <text:p>1006738</text:p>
          </table:table-cell>
          <table:table-cell office:value-type="float" office:value="150489" calcext:value-type="float">
            <text:p>150489</text:p>
          </table:table-cell>
          <table:table-cell office:value-type="float" office:value="96.585" calcext:value-type="float">
            <text:p>96,58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92" calcext:value-type="float">
            <text:p>0,092</text:p>
          </table:table-cell>
          <table:table-cell office:value-type="float" office:value="1135345" calcext:value-type="float">
            <text:p>1135345</text:p>
          </table:table-cell>
          <table:table-cell office:value-type="float" office:value="168213" calcext:value-type="float">
            <text:p>168213</text:p>
          </table:table-cell>
          <table:table-cell office:value-type="float" office:value="96.706" calcext:value-type="float">
            <text:p>96,70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85" calcext:value-type="float">
            <text:p>0,085</text:p>
          </table:table-cell>
          <table:table-cell office:value-type="float" office:value="1016946" calcext:value-type="float">
            <text:p>1016946</text:p>
          </table:table-cell>
          <table:table-cell office:value-type="float" office:value="151460" calcext:value-type="float">
            <text:p>151460</text:p>
          </table:table-cell>
          <table:table-cell office:value-type="float" office:value="96.589" calcext:value-type="float">
            <text:p>96,58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" calcext:value-type="float">
            <text:p>0,09</text:p>
          </table:table-cell>
          <table:table-cell office:value-type="float" office:value="1078670" calcext:value-type="float">
            <text:p>1078670</text:p>
          </table:table-cell>
          <table:table-cell office:value-type="float" office:value="160380" calcext:value-type="float">
            <text:p>160380</text:p>
          </table:table-cell>
          <table:table-cell office:value-type="float" office:value="96.511" calcext:value-type="float">
            <text:p>96,51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89" calcext:value-type="float">
            <text:p>0,089</text:p>
          </table:table-cell>
          <table:table-cell office:value-type="float" office:value="1091404" calcext:value-type="float">
            <text:p>1091404</text:p>
          </table:table-cell>
          <table:table-cell office:value-type="float" office:value="161367" calcext:value-type="float">
            <text:p>161367</text:p>
          </table:table-cell>
          <table:table-cell office:value-type="float" office:value="96.725" calcext:value-type="float">
            <text:p>96,72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95" calcext:value-type="float">
            <text:p>0,095</text:p>
          </table:table-cell>
          <table:table-cell office:value-type="float" office:value="1105216" calcext:value-type="float">
            <text:p>1105216</text:p>
          </table:table-cell>
          <table:table-cell office:value-type="float" office:value="164185" calcext:value-type="float">
            <text:p>164185</text:p>
          </table:table-cell>
          <table:table-cell office:value-type="float" office:value="96.714" calcext:value-type="float">
            <text:p>96,71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96" calcext:value-type="float">
            <text:p>0,096</text:p>
          </table:table-cell>
          <table:table-cell office:value-type="float" office:value="1071851" calcext:value-type="float">
            <text:p>1071851</text:p>
          </table:table-cell>
          <table:table-cell office:value-type="float" office:value="158147" calcext:value-type="float">
            <text:p>158147</text:p>
          </table:table-cell>
          <table:table-cell office:value-type="float" office:value="96.698" calcext:value-type="float">
            <text:p>96,69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89" calcext:value-type="float">
            <text:p>0,089</text:p>
          </table:table-cell>
          <table:table-cell office:value-type="float" office:value="988873" calcext:value-type="float">
            <text:p>988873</text:p>
          </table:table-cell>
          <table:table-cell office:value-type="float" office:value="148199" calcext:value-type="float">
            <text:p>148199</text:p>
          </table:table-cell>
          <table:table-cell office:value-type="float" office:value="96.464" calcext:value-type="float">
            <text:p>96,46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92" calcext:value-type="float">
            <text:p>0,092</text:p>
          </table:table-cell>
          <table:table-cell office:value-type="float" office:value="1078020" calcext:value-type="float">
            <text:p>1078020</text:p>
          </table:table-cell>
          <table:table-cell office:value-type="float" office:value="159727" calcext:value-type="float">
            <text:p>159727</text:p>
          </table:table-cell>
          <table:table-cell office:value-type="float" office:value="96.66" calcext:value-type="float">
            <text:p>96,6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82" calcext:value-type="float">
            <text:p>0,082</text:p>
          </table:table-cell>
          <table:table-cell office:value-type="float" office:value="962703" calcext:value-type="float">
            <text:p>962703</text:p>
          </table:table-cell>
          <table:table-cell office:value-type="float" office:value="144287" calcext:value-type="float">
            <text:p>144287</text:p>
          </table:table-cell>
          <table:table-cell office:value-type="float" office:value="96.751" calcext:value-type="float">
            <text:p>96,75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78" calcext:value-type="float">
            <text:p>0,078</text:p>
          </table:table-cell>
          <table:table-cell office:value-type="float" office:value="942348" calcext:value-type="float">
            <text:p>942348</text:p>
          </table:table-cell>
          <table:table-cell office:value-type="float" office:value="141264" calcext:value-type="float">
            <text:p>141264</text:p>
          </table:table-cell>
          <table:table-cell office:value-type="float" office:value="96.47" calcext:value-type="float">
            <text:p>96,4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94" calcext:value-type="float">
            <text:p>0,094</text:p>
          </table:table-cell>
          <table:table-cell office:value-type="float" office:value="1081070" calcext:value-type="float">
            <text:p>1081070</text:p>
          </table:table-cell>
          <table:table-cell office:value-type="float" office:value="160283" calcext:value-type="float">
            <text:p>160283</text:p>
          </table:table-cell>
          <table:table-cell office:value-type="float" office:value="96.201" calcext:value-type="float">
            <text:p>96,2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81" calcext:value-type="float">
            <text:p>0,081</text:p>
          </table:table-cell>
          <table:table-cell office:value-type="float" office:value="987875" calcext:value-type="float">
            <text:p>987875</text:p>
          </table:table-cell>
          <table:table-cell office:value-type="float" office:value="146804" calcext:value-type="float">
            <text:p>146804</text:p>
          </table:table-cell>
          <table:table-cell office:value-type="float" office:value="96.75" calcext:value-type="float">
            <text:p>96,7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76" calcext:value-type="float">
            <text:p>0,076</text:p>
          </table:table-cell>
          <table:table-cell office:value-type="float" office:value="950541" calcext:value-type="float">
            <text:p>950541</text:p>
          </table:table-cell>
          <table:table-cell office:value-type="float" office:value="142557" calcext:value-type="float">
            <text:p>142557</text:p>
          </table:table-cell>
          <table:table-cell office:value-type="float" office:value="96.71" calcext:value-type="float">
            <text:p>96,7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78" calcext:value-type="float">
            <text:p>0,078</text:p>
          </table:table-cell>
          <table:table-cell office:value-type="float" office:value="924400" calcext:value-type="float">
            <text:p>924400</text:p>
          </table:table-cell>
          <table:table-cell office:value-type="float" office:value="138428" calcext:value-type="float">
            <text:p>138428</text:p>
          </table:table-cell>
          <table:table-cell office:value-type="float" office:value="96.232" calcext:value-type="float">
            <text:p>96,23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81" calcext:value-type="float">
            <text:p>0,081</text:p>
          </table:table-cell>
          <table:table-cell office:value-type="float" office:value="976948" calcext:value-type="float">
            <text:p>976948</text:p>
          </table:table-cell>
          <table:table-cell office:value-type="float" office:value="145697" calcext:value-type="float">
            <text:p>145697</text:p>
          </table:table-cell>
          <table:table-cell office:value-type="float" office:value="96.528" calcext:value-type="float">
            <text:p>96,52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83" calcext:value-type="float">
            <text:p>0,083</text:p>
          </table:table-cell>
          <table:table-cell office:value-type="float" office:value="993019" calcext:value-type="float">
            <text:p>993019</text:p>
          </table:table-cell>
          <table:table-cell office:value-type="float" office:value="147564" calcext:value-type="float">
            <text:p>147564</text:p>
          </table:table-cell>
          <table:table-cell office:value-type="float" office:value="96.509" calcext:value-type="float">
            <text:p>96,50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88" calcext:value-type="float">
            <text:p>0,088</text:p>
          </table:table-cell>
          <table:table-cell office:value-type="float" office:value="1068606" calcext:value-type="float">
            <text:p>1068606</text:p>
          </table:table-cell>
          <table:table-cell office:value-type="float" office:value="157550" calcext:value-type="float">
            <text:p>157550</text:p>
          </table:table-cell>
          <table:table-cell office:value-type="float" office:value="96.297" calcext:value-type="float">
            <text:p>96,29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74" calcext:value-type="float">
            <text:p>0,074</text:p>
          </table:table-cell>
          <table:table-cell office:value-type="float" office:value="849858" calcext:value-type="float">
            <text:p>849858</text:p>
          </table:table-cell>
          <table:table-cell office:value-type="float" office:value="127675" calcext:value-type="float">
            <text:p>127675</text:p>
          </table:table-cell>
          <table:table-cell office:value-type="float" office:value="96.734" calcext:value-type="float">
            <text:p>96,73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78" calcext:value-type="float">
            <text:p>0,078</text:p>
          </table:table-cell>
          <table:table-cell office:value-type="float" office:value="945504" calcext:value-type="float">
            <text:p>945504</text:p>
          </table:table-cell>
          <table:table-cell office:value-type="float" office:value="141335" calcext:value-type="float">
            <text:p>141335</text:p>
          </table:table-cell>
          <table:table-cell office:value-type="float" office:value="96.531" calcext:value-type="float">
            <text:p>96,53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67" calcext:value-type="float">
            <text:p>0,067</text:p>
          </table:table-cell>
          <table:table-cell office:value-type="float" office:value="811694" calcext:value-type="float">
            <text:p>811694</text:p>
          </table:table-cell>
          <table:table-cell office:value-type="float" office:value="122847" calcext:value-type="float">
            <text:p>122847</text:p>
          </table:table-cell>
          <table:table-cell office:value-type="float" office:value="96.618" calcext:value-type="float">
            <text:p>96,6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78" calcext:value-type="float">
            <text:p>0,078</text:p>
          </table:table-cell>
          <table:table-cell office:value-type="float" office:value="914496" calcext:value-type="float">
            <text:p>914496</text:p>
          </table:table-cell>
          <table:table-cell office:value-type="float" office:value="136485" calcext:value-type="float">
            <text:p>136485</text:p>
          </table:table-cell>
          <table:table-cell office:value-type="float" office:value="96.283" calcext:value-type="float">
            <text:p>96,28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8" calcext:value-type="float">
            <text:p>0,08</text:p>
          </table:table-cell>
          <table:table-cell office:value-type="float" office:value="884479" calcext:value-type="float">
            <text:p>884479</text:p>
          </table:table-cell>
          <table:table-cell office:value-type="float" office:value="132164" calcext:value-type="float">
            <text:p>132164</text:p>
          </table:table-cell>
          <table:table-cell office:value-type="float" office:value="96.66" calcext:value-type="float">
            <text:p>96,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8" calcext:value-type="float">
            <text:p>0,08</text:p>
          </table:table-cell>
          <table:table-cell office:value-type="float" office:value="953622" calcext:value-type="float">
            <text:p>953622</text:p>
          </table:table-cell>
          <table:table-cell office:value-type="float" office:value="141848" calcext:value-type="float">
            <text:p>141848</text:p>
          </table:table-cell>
          <table:table-cell office:value-type="float" office:value="96.085" calcext:value-type="float">
            <text:p>96,08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75" calcext:value-type="float">
            <text:p>0,075</text:p>
          </table:table-cell>
          <table:table-cell office:value-type="float" office:value="899037" calcext:value-type="float">
            <text:p>899037</text:p>
          </table:table-cell>
          <table:table-cell office:value-type="float" office:value="134612" calcext:value-type="float">
            <text:p>134612</text:p>
          </table:table-cell>
          <table:table-cell office:value-type="float" office:value="96.313" calcext:value-type="float">
            <text:p>96,31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66" calcext:value-type="float">
            <text:p>0,066</text:p>
          </table:table-cell>
          <table:table-cell office:value-type="float" office:value="796533" calcext:value-type="float">
            <text:p>796533</text:p>
          </table:table-cell>
          <table:table-cell office:value-type="float" office:value="120580" calcext:value-type="float">
            <text:p>120580</text:p>
          </table:table-cell>
          <table:table-cell office:value-type="float" office:value="96.393" calcext:value-type="float">
            <text:p>96,39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65" calcext:value-type="float">
            <text:p>0,065</text:p>
          </table:table-cell>
          <table:table-cell office:value-type="float" office:value="780514" calcext:value-type="float">
            <text:p>780514</text:p>
          </table:table-cell>
          <table:table-cell office:value-type="float" office:value="118421" calcext:value-type="float">
            <text:p>118421</text:p>
          </table:table-cell>
          <table:table-cell office:value-type="float" office:value="96.478" calcext:value-type="float">
            <text:p>96,47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65" calcext:value-type="float">
            <text:p>0,065</text:p>
          </table:table-cell>
          <table:table-cell office:value-type="float" office:value="781129" calcext:value-type="float">
            <text:p>781129</text:p>
          </table:table-cell>
          <table:table-cell office:value-type="float" office:value="118742" calcext:value-type="float">
            <text:p>118742</text:p>
          </table:table-cell>
          <table:table-cell office:value-type="float" office:value="96.643" calcext:value-type="float">
            <text:p>96,64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68" calcext:value-type="float">
            <text:p>0,068</text:p>
          </table:table-cell>
          <table:table-cell office:value-type="float" office:value="824093" calcext:value-type="float">
            <text:p>824093</text:p>
          </table:table-cell>
          <table:table-cell office:value-type="float" office:value="124523" calcext:value-type="float">
            <text:p>124523</text:p>
          </table:table-cell>
          <table:table-cell office:value-type="float" office:value="96.465" calcext:value-type="float">
            <text:p>96,4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74" calcext:value-type="float">
            <text:p>0,074</text:p>
          </table:table-cell>
          <table:table-cell office:value-type="float" office:value="818171" calcext:value-type="float">
            <text:p>818171</text:p>
          </table:table-cell>
          <table:table-cell office:value-type="float" office:value="123377" calcext:value-type="float">
            <text:p>123377</text:p>
          </table:table-cell>
          <table:table-cell office:value-type="float" office:value="96.349" calcext:value-type="float">
            <text:p>96,3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67" calcext:value-type="float">
            <text:p>0,067</text:p>
          </table:table-cell>
          <table:table-cell office:value-type="float" office:value="815112" calcext:value-type="float">
            <text:p>815112</text:p>
          </table:table-cell>
          <table:table-cell office:value-type="float" office:value="122932" calcext:value-type="float">
            <text:p>122932</text:p>
          </table:table-cell>
          <table:table-cell office:value-type="float" office:value="96.302" calcext:value-type="float">
            <text:p>96,30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66" calcext:value-type="float">
            <text:p>0,066</text:p>
          </table:table-cell>
          <table:table-cell office:value-type="float" office:value="814992" calcext:value-type="float">
            <text:p>814992</text:p>
          </table:table-cell>
          <table:table-cell office:value-type="float" office:value="123199" calcext:value-type="float">
            <text:p>123199</text:p>
          </table:table-cell>
          <table:table-cell office:value-type="float" office:value="96.468" calcext:value-type="float">
            <text:p>96,46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6" calcext:value-type="float">
            <text:p>0,06</text:p>
          </table:table-cell>
          <table:table-cell office:value-type="float" office:value="743751" calcext:value-type="float">
            <text:p>743751</text:p>
          </table:table-cell>
          <table:table-cell office:value-type="float" office:value="112874" calcext:value-type="float">
            <text:p>112874</text:p>
          </table:table-cell>
          <table:table-cell office:value-type="float" office:value="96.28" calcext:value-type="float">
            <text:p>96,2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63" calcext:value-type="float">
            <text:p>0,063</text:p>
          </table:table-cell>
          <table:table-cell office:value-type="float" office:value="753763" calcext:value-type="float">
            <text:p>753763</text:p>
          </table:table-cell>
          <table:table-cell office:value-type="float" office:value="114472" calcext:value-type="float">
            <text:p>114472</text:p>
          </table:table-cell>
          <table:table-cell office:value-type="float" office:value="96.622" calcext:value-type="float">
            <text:p>96,62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74" calcext:value-type="float">
            <text:p>0,074</text:p>
          </table:table-cell>
          <table:table-cell office:value-type="float" office:value="843524" calcext:value-type="float">
            <text:p>843524</text:p>
          </table:table-cell>
          <table:table-cell office:value-type="float" office:value="126738" calcext:value-type="float">
            <text:p>126738</text:p>
          </table:table-cell>
          <table:table-cell office:value-type="float" office:value="96.402" calcext:value-type="float">
            <text:p>96,40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67" calcext:value-type="float">
            <text:p>0,067</text:p>
          </table:table-cell>
          <table:table-cell office:value-type="float" office:value="769810" calcext:value-type="float">
            <text:p>769810</text:p>
          </table:table-cell>
          <table:table-cell office:value-type="float" office:value="116162" calcext:value-type="float">
            <text:p>116162</text:p>
          </table:table-cell>
          <table:table-cell office:value-type="float" office:value="96.307" calcext:value-type="float">
            <text:p>96,30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7" calcext:value-type="float">
            <text:p>0,07</text:p>
          </table:table-cell>
          <table:table-cell office:value-type="float" office:value="779241" calcext:value-type="float">
            <text:p>779241</text:p>
          </table:table-cell>
          <table:table-cell office:value-type="float" office:value="117285" calcext:value-type="float">
            <text:p>117285</text:p>
          </table:table-cell>
          <table:table-cell office:value-type="float" office:value="96.293" calcext:value-type="float">
            <text:p>96,29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68" calcext:value-type="float">
            <text:p>0,068</text:p>
          </table:table-cell>
          <table:table-cell office:value-type="float" office:value="786499" calcext:value-type="float">
            <text:p>786499</text:p>
          </table:table-cell>
          <table:table-cell office:value-type="float" office:value="119235" calcext:value-type="float">
            <text:p>119235</text:p>
          </table:table-cell>
          <table:table-cell office:value-type="float" office:value="96.531" calcext:value-type="float">
            <text:p>96,53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63" calcext:value-type="float">
            <text:p>0,063</text:p>
          </table:table-cell>
          <table:table-cell office:value-type="float" office:value="710278" calcext:value-type="float">
            <text:p>710278</text:p>
          </table:table-cell>
          <table:table-cell office:value-type="float" office:value="108145" calcext:value-type="float">
            <text:p>108145</text:p>
          </table:table-cell>
          <table:table-cell office:value-type="float" office:value="96.211" calcext:value-type="float">
            <text:p>96,21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63" calcext:value-type="float">
            <text:p>0,063</text:p>
          </table:table-cell>
          <table:table-cell office:value-type="float" office:value="723951" calcext:value-type="float">
            <text:p>723951</text:p>
          </table:table-cell>
          <table:table-cell office:value-type="float" office:value="109657" calcext:value-type="float">
            <text:p>109657</text:p>
          </table:table-cell>
          <table:table-cell office:value-type="float" office:value="96.21" calcext:value-type="float">
            <text:p>96,2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61" calcext:value-type="float">
            <text:p>0,061</text:p>
          </table:table-cell>
          <table:table-cell office:value-type="float" office:value="706803" calcext:value-type="float">
            <text:p>706803</text:p>
          </table:table-cell>
          <table:table-cell office:value-type="float" office:value="107237" calcext:value-type="float">
            <text:p>107237</text:p>
          </table:table-cell>
          <table:table-cell office:value-type="float" office:value="96.399" calcext:value-type="float">
            <text:p>96,39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61" calcext:value-type="float">
            <text:p>0,061</text:p>
          </table:table-cell>
          <table:table-cell office:value-type="float" office:value="705501" calcext:value-type="float">
            <text:p>705501</text:p>
          </table:table-cell>
          <table:table-cell office:value-type="float" office:value="107371" calcext:value-type="float">
            <text:p>107371</text:p>
          </table:table-cell>
          <table:table-cell office:value-type="float" office:value="96.418" calcext:value-type="float">
            <text:p>96,41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66" calcext:value-type="float">
            <text:p>0,066</text:p>
          </table:table-cell>
          <table:table-cell office:value-type="float" office:value="750707" calcext:value-type="float">
            <text:p>750707</text:p>
          </table:table-cell>
          <table:table-cell office:value-type="float" office:value="113085" calcext:value-type="float">
            <text:p>113085</text:p>
          </table:table-cell>
          <table:table-cell office:value-type="float" office:value="96.079" calcext:value-type="float">
            <text:p>96,07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54" calcext:value-type="float">
            <text:p>0,054</text:p>
          </table:table-cell>
          <table:table-cell office:value-type="float" office:value="654717" calcext:value-type="float">
            <text:p>654717</text:p>
          </table:table-cell>
          <table:table-cell office:value-type="float" office:value="100353" calcext:value-type="float">
            <text:p>100353</text:p>
          </table:table-cell>
          <table:table-cell office:value-type="float" office:value="96.072" calcext:value-type="float">
            <text:p>96,07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65" calcext:value-type="float">
            <text:p>0,065</text:p>
          </table:table-cell>
          <table:table-cell office:value-type="float" office:value="711376" calcext:value-type="float">
            <text:p>711376</text:p>
          </table:table-cell>
          <table:table-cell office:value-type="float" office:value="107104" calcext:value-type="float">
            <text:p>107104</text:p>
          </table:table-cell>
          <table:table-cell office:value-type="float" office:value="96.318" calcext:value-type="float">
            <text:p>96,3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58" calcext:value-type="float">
            <text:p>0,058</text:p>
          </table:table-cell>
          <table:table-cell office:value-type="float" office:value="669676" calcext:value-type="float">
            <text:p>669676</text:p>
          </table:table-cell>
          <table:table-cell office:value-type="float" office:value="101714" calcext:value-type="float">
            <text:p>101714</text:p>
          </table:table-cell>
          <table:table-cell office:value-type="float" office:value="96.198" calcext:value-type="float">
            <text:p>96,19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58" calcext:value-type="float">
            <text:p>0,058</text:p>
          </table:table-cell>
          <table:table-cell office:value-type="float" office:value="662209" calcext:value-type="float">
            <text:p>662209</text:p>
          </table:table-cell>
          <table:table-cell office:value-type="float" office:value="100379" calcext:value-type="float">
            <text:p>100379</text:p>
          </table:table-cell>
          <table:table-cell office:value-type="float" office:value="96.242" calcext:value-type="float">
            <text:p>96,24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57" calcext:value-type="float">
            <text:p>0,057</text:p>
          </table:table-cell>
          <table:table-cell office:value-type="float" office:value="644054" calcext:value-type="float">
            <text:p>644054</text:p>
          </table:table-cell>
          <table:table-cell office:value-type="float" office:value="97454" calcext:value-type="float">
            <text:p>97454</text:p>
          </table:table-cell>
          <table:table-cell office:value-type="float" office:value="96.568" calcext:value-type="float">
            <text:p>96,56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58" calcext:value-type="float">
            <text:p>0,058</text:p>
          </table:table-cell>
          <table:table-cell office:value-type="float" office:value="674081" calcext:value-type="float">
            <text:p>674081</text:p>
          </table:table-cell>
          <table:table-cell office:value-type="float" office:value="102422" calcext:value-type="float">
            <text:p>102422</text:p>
          </table:table-cell>
          <table:table-cell office:value-type="float" office:value="96.393" calcext:value-type="float">
            <text:p>96,39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53" calcext:value-type="float">
            <text:p>0,053</text:p>
          </table:table-cell>
          <table:table-cell office:value-type="float" office:value="607008" calcext:value-type="float">
            <text:p>607008</text:p>
          </table:table-cell>
          <table:table-cell office:value-type="float" office:value="93249" calcext:value-type="float">
            <text:p>93249</text:p>
          </table:table-cell>
          <table:table-cell office:value-type="float" office:value="96.336" calcext:value-type="float">
            <text:p>96,33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61" calcext:value-type="float">
            <text:p>0,061</text:p>
          </table:table-cell>
          <table:table-cell office:value-type="float" office:value="667627" calcext:value-type="float">
            <text:p>667627</text:p>
          </table:table-cell>
          <table:table-cell office:value-type="float" office:value="101401" calcext:value-type="float">
            <text:p>101401</text:p>
          </table:table-cell>
          <table:table-cell office:value-type="float" office:value="96.076" calcext:value-type="float">
            <text:p>96,07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6" calcext:value-type="float">
            <text:p>0,06</text:p>
          </table:table-cell>
          <table:table-cell office:value-type="float" office:value="675123" calcext:value-type="float">
            <text:p>675123</text:p>
          </table:table-cell>
          <table:table-cell office:value-type="float" office:value="103219" calcext:value-type="float">
            <text:p>103219</text:p>
          </table:table-cell>
          <table:table-cell office:value-type="float" office:value="96.339" calcext:value-type="float">
            <text:p>96,33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62" calcext:value-type="float">
            <text:p>0,062</text:p>
          </table:table-cell>
          <table:table-cell office:value-type="float" office:value="671229" calcext:value-type="float">
            <text:p>671229</text:p>
          </table:table-cell>
          <table:table-cell office:value-type="float" office:value="101764" calcext:value-type="float">
            <text:p>101764</text:p>
          </table:table-cell>
          <table:table-cell office:value-type="float" office:value="95.889" calcext:value-type="float">
            <text:p>95,88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64" calcext:value-type="float">
            <text:p>0,064</text:p>
          </table:table-cell>
          <table:table-cell office:value-type="float" office:value="712001" calcext:value-type="float">
            <text:p>712001</text:p>
          </table:table-cell>
          <table:table-cell office:value-type="float" office:value="107404" calcext:value-type="float">
            <text:p>107404</text:p>
          </table:table-cell>
          <table:table-cell office:value-type="float" office:value="96.266" calcext:value-type="float">
            <text:p>96,26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53" calcext:value-type="float">
            <text:p>0,053</text:p>
          </table:table-cell>
          <table:table-cell office:value-type="float" office:value="590220" calcext:value-type="float">
            <text:p>590220</text:p>
          </table:table-cell>
          <table:table-cell office:value-type="float" office:value="90700" calcext:value-type="float">
            <text:p>90700</text:p>
          </table:table-cell>
          <table:table-cell office:value-type="float" office:value="96.246" calcext:value-type="float">
            <text:p>96,24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56" calcext:value-type="float">
            <text:p>0,056</text:p>
          </table:table-cell>
          <table:table-cell office:value-type="float" office:value="622454" calcext:value-type="float">
            <text:p>622454</text:p>
          </table:table-cell>
          <table:table-cell office:value-type="float" office:value="95076" calcext:value-type="float">
            <text:p>95076</text:p>
          </table:table-cell>
          <table:table-cell office:value-type="float" office:value="96.119" calcext:value-type="float">
            <text:p>96,11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59" calcext:value-type="float">
            <text:p>0,059</text:p>
          </table:table-cell>
          <table:table-cell office:value-type="float" office:value="642574" calcext:value-type="float">
            <text:p>642574</text:p>
          </table:table-cell>
          <table:table-cell office:value-type="float" office:value="97348" calcext:value-type="float">
            <text:p>97348</text:p>
          </table:table-cell>
          <table:table-cell office:value-type="float" office:value="96.433" calcext:value-type="float">
            <text:p>96,43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5" calcext:value-type="float">
            <text:p>0,05</text:p>
          </table:table-cell>
          <table:table-cell office:value-type="float" office:value="559162" calcext:value-type="float">
            <text:p>559162</text:p>
          </table:table-cell>
          <table:table-cell office:value-type="float" office:value="86457" calcext:value-type="float">
            <text:p>86457</text:p>
          </table:table-cell>
          <table:table-cell office:value-type="float" office:value="96.192" calcext:value-type="float">
            <text:p>96,19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52" calcext:value-type="float">
            <text:p>0,052</text:p>
          </table:table-cell>
          <table:table-cell office:value-type="float" office:value="602869" calcext:value-type="float">
            <text:p>602869</text:p>
          </table:table-cell>
          <table:table-cell office:value-type="float" office:value="92592" calcext:value-type="float">
            <text:p>92592</text:p>
          </table:table-cell>
          <table:table-cell office:value-type="float" office:value="96.171" calcext:value-type="float">
            <text:p>96,17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66" calcext:value-type="float">
            <text:p>0,066</text:p>
          </table:table-cell>
          <table:table-cell office:value-type="float" office:value="720103" calcext:value-type="float">
            <text:p>720103</text:p>
          </table:table-cell>
          <table:table-cell office:value-type="float" office:value="108007" calcext:value-type="float">
            <text:p>108007</text:p>
          </table:table-cell>
          <table:table-cell office:value-type="float" office:value="96.205" calcext:value-type="float">
            <text:p>96,20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52" calcext:value-type="float">
            <text:p>0,052</text:p>
          </table:table-cell>
          <table:table-cell office:value-type="float" office:value="591696" calcext:value-type="float">
            <text:p>591696</text:p>
          </table:table-cell>
          <table:table-cell office:value-type="float" office:value="90439" calcext:value-type="float">
            <text:p>90439</text:p>
          </table:table-cell>
          <table:table-cell office:value-type="float" office:value="96.195" calcext:value-type="float">
            <text:p>96,19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59" calcext:value-type="float">
            <text:p>0,059</text:p>
          </table:table-cell>
          <table:table-cell office:value-type="float" office:value="621531" calcext:value-type="float">
            <text:p>621531</text:p>
          </table:table-cell>
          <table:table-cell office:value-type="float" office:value="94589" calcext:value-type="float">
            <text:p>94589</text:p>
          </table:table-cell>
          <table:table-cell office:value-type="float" office:value="96.116" calcext:value-type="float">
            <text:p>96,11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51" calcext:value-type="float">
            <text:p>0,051</text:p>
          </table:table-cell>
          <table:table-cell office:value-type="float" office:value="529139" calcext:value-type="float">
            <text:p>529139</text:p>
          </table:table-cell>
          <table:table-cell office:value-type="float" office:value="82404" calcext:value-type="float">
            <text:p>82404</text:p>
          </table:table-cell>
          <table:table-cell office:value-type="float" office:value="96.241" calcext:value-type="float">
            <text:p>96,24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56" calcext:value-type="float">
            <text:p>0,056</text:p>
          </table:table-cell>
          <table:table-cell office:value-type="float" office:value="600254" calcext:value-type="float">
            <text:p>600254</text:p>
          </table:table-cell>
          <table:table-cell office:value-type="float" office:value="91568" calcext:value-type="float">
            <text:p>91568</text:p>
          </table:table-cell>
          <table:table-cell office:value-type="float" office:value="96.046" calcext:value-type="float">
            <text:p>96,04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62" calcext:value-type="float">
            <text:p>0,062</text:p>
          </table:table-cell>
          <table:table-cell office:value-type="float" office:value="655307" calcext:value-type="float">
            <text:p>655307</text:p>
          </table:table-cell>
          <table:table-cell office:value-type="float" office:value="99717" calcext:value-type="float">
            <text:p>99717</text:p>
          </table:table-cell>
          <table:table-cell office:value-type="float" office:value="95.927" calcext:value-type="float">
            <text:p>95,92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57" calcext:value-type="float">
            <text:p>0,057</text:p>
          </table:table-cell>
          <table:table-cell office:value-type="float" office:value="616727" calcext:value-type="float">
            <text:p>616727</text:p>
          </table:table-cell>
          <table:table-cell office:value-type="float" office:value="93457" calcext:value-type="float">
            <text:p>93457</text:p>
          </table:table-cell>
          <table:table-cell office:value-type="float" office:value="95.961" calcext:value-type="float">
            <text:p>95,96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55" calcext:value-type="float">
            <text:p>0,055</text:p>
          </table:table-cell>
          <table:table-cell office:value-type="float" office:value="593736" calcext:value-type="float">
            <text:p>593736</text:p>
          </table:table-cell>
          <table:table-cell office:value-type="float" office:value="90428" calcext:value-type="float">
            <text:p>90428</text:p>
          </table:table-cell>
          <table:table-cell office:value-type="float" office:value="95.882" calcext:value-type="float">
            <text:p>95,88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5" calcext:value-type="float">
            <text:p>0,05</text:p>
          </table:table-cell>
          <table:table-cell office:value-type="float" office:value="507536" calcext:value-type="float">
            <text:p>507536</text:p>
          </table:table-cell>
          <table:table-cell office:value-type="float" office:value="78764" calcext:value-type="float">
            <text:p>78764</text:p>
          </table:table-cell>
          <table:table-cell office:value-type="float" office:value="95.751" calcext:value-type="float">
            <text:p>95,75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55" calcext:value-type="float">
            <text:p>0,055</text:p>
          </table:table-cell>
          <table:table-cell office:value-type="float" office:value="547771" calcext:value-type="float">
            <text:p>547771</text:p>
          </table:table-cell>
          <table:table-cell office:value-type="float" office:value="84511" calcext:value-type="float">
            <text:p>84511</text:p>
          </table:table-cell>
          <table:table-cell office:value-type="float" office:value="96.158" calcext:value-type="float">
            <text:p>96,15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56" calcext:value-type="float">
            <text:p>0,056</text:p>
          </table:table-cell>
          <table:table-cell office:value-type="float" office:value="576765" calcext:value-type="float">
            <text:p>576765</text:p>
          </table:table-cell>
          <table:table-cell office:value-type="float" office:value="87602" calcext:value-type="float">
            <text:p>87602</text:p>
          </table:table-cell>
          <table:table-cell office:value-type="float" office:value="95.858" calcext:value-type="float">
            <text:p>95,85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52" calcext:value-type="float">
            <text:p>0,052</text:p>
          </table:table-cell>
          <table:table-cell office:value-type="float" office:value="531404" calcext:value-type="float">
            <text:p>531404</text:p>
          </table:table-cell>
          <table:table-cell office:value-type="float" office:value="81900" calcext:value-type="float">
            <text:p>81900</text:p>
          </table:table-cell>
          <table:table-cell office:value-type="float" office:value="96.201" calcext:value-type="float">
            <text:p>96,20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46" calcext:value-type="float">
            <text:p>0,046</text:p>
          </table:table-cell>
          <table:table-cell office:value-type="float" office:value="498105" calcext:value-type="float">
            <text:p>498105</text:p>
          </table:table-cell>
          <table:table-cell office:value-type="float" office:value="77157" calcext:value-type="float">
            <text:p>77157</text:p>
          </table:table-cell>
          <table:table-cell office:value-type="float" office:value="96.171" calcext:value-type="float">
            <text:p>96,17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59" calcext:value-type="float">
            <text:p>0,059</text:p>
          </table:table-cell>
          <table:table-cell office:value-type="float" office:value="595036" calcext:value-type="float">
            <text:p>595036</text:p>
          </table:table-cell>
          <table:table-cell office:value-type="float" office:value="90364" calcext:value-type="float">
            <text:p>90364</text:p>
          </table:table-cell>
          <table:table-cell office:value-type="float" office:value="96.319" calcext:value-type="float">
            <text:p>96,3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47" calcext:value-type="float">
            <text:p>0,047</text:p>
          </table:table-cell>
          <table:table-cell office:value-type="float" office:value="526248" calcext:value-type="float">
            <text:p>526248</text:p>
          </table:table-cell>
          <table:table-cell office:value-type="float" office:value="81225" calcext:value-type="float">
            <text:p>81225</text:p>
          </table:table-cell>
          <table:table-cell office:value-type="float" office:value="95.619" calcext:value-type="float">
            <text:p>95,61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51" calcext:value-type="float">
            <text:p>0,051</text:p>
          </table:table-cell>
          <table:table-cell office:value-type="float" office:value="537060" calcext:value-type="float">
            <text:p>537060</text:p>
          </table:table-cell>
          <table:table-cell office:value-type="float" office:value="82979" calcext:value-type="float">
            <text:p>82979</text:p>
          </table:table-cell>
          <table:table-cell office:value-type="float" office:value="96.132" calcext:value-type="float">
            <text:p>96,13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49" calcext:value-type="float">
            <text:p>0,049</text:p>
          </table:table-cell>
          <table:table-cell office:value-type="float" office:value="509879" calcext:value-type="float">
            <text:p>509879</text:p>
          </table:table-cell>
          <table:table-cell office:value-type="float" office:value="78993" calcext:value-type="float">
            <text:p>78993</text:p>
          </table:table-cell>
          <table:table-cell office:value-type="float" office:value="96.038" calcext:value-type="float">
            <text:p>96,03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44" calcext:value-type="float">
            <text:p>0,044</text:p>
          </table:table-cell>
          <table:table-cell office:value-type="float" office:value="500627" calcext:value-type="float">
            <text:p>500627</text:p>
          </table:table-cell>
          <table:table-cell office:value-type="float" office:value="77528" calcext:value-type="float">
            <text:p>77528</text:p>
          </table:table-cell>
          <table:table-cell office:value-type="float" office:value="95.9" calcext:value-type="float">
            <text:p>95,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49" calcext:value-type="float">
            <text:p>0,049</text:p>
          </table:table-cell>
          <table:table-cell office:value-type="float" office:value="519593" calcext:value-type="float">
            <text:p>519593</text:p>
          </table:table-cell>
          <table:table-cell office:value-type="float" office:value="79980" calcext:value-type="float">
            <text:p>79980</text:p>
          </table:table-cell>
          <table:table-cell office:value-type="float" office:value="96.308" calcext:value-type="float">
            <text:p>96,30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52" calcext:value-type="float">
            <text:p>0,052</text:p>
          </table:table-cell>
          <table:table-cell office:value-type="float" office:value="553403" calcext:value-type="float">
            <text:p>553403</text:p>
          </table:table-cell>
          <table:table-cell office:value-type="float" office:value="84524" calcext:value-type="float">
            <text:p>84524</text:p>
          </table:table-cell>
          <table:table-cell office:value-type="float" office:value="95.915" calcext:value-type="float">
            <text:p>95,91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52" calcext:value-type="float">
            <text:p>0,052</text:p>
          </table:table-cell>
          <table:table-cell office:value-type="float" office:value="541637" calcext:value-type="float">
            <text:p>541637</text:p>
          </table:table-cell>
          <table:table-cell office:value-type="float" office:value="83055" calcext:value-type="float">
            <text:p>83055</text:p>
          </table:table-cell>
          <table:table-cell office:value-type="float" office:value="96.004" calcext:value-type="float">
            <text:p>96,00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46" calcext:value-type="float">
            <text:p>0,046</text:p>
          </table:table-cell>
          <table:table-cell office:value-type="float" office:value="505157" calcext:value-type="float">
            <text:p>505157</text:p>
          </table:table-cell>
          <table:table-cell office:value-type="float" office:value="77878" calcext:value-type="float">
            <text:p>77878</text:p>
          </table:table-cell>
          <table:table-cell office:value-type="float" office:value="96.274" calcext:value-type="float">
            <text:p>96,27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52" calcext:value-type="float">
            <text:p>0,052</text:p>
          </table:table-cell>
          <table:table-cell office:value-type="float" office:value="561277" calcext:value-type="float">
            <text:p>561277</text:p>
          </table:table-cell>
          <table:table-cell office:value-type="float" office:value="85487" calcext:value-type="float">
            <text:p>85487</text:p>
          </table:table-cell>
          <table:table-cell office:value-type="float" office:value="95.928" calcext:value-type="float">
            <text:p>95,92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46" calcext:value-type="float">
            <text:p>0,046</text:p>
          </table:table-cell>
          <table:table-cell office:value-type="float" office:value="502617" calcext:value-type="float">
            <text:p>502617</text:p>
          </table:table-cell>
          <table:table-cell office:value-type="float" office:value="77381" calcext:value-type="float">
            <text:p>77381</text:p>
          </table:table-cell>
          <table:table-cell office:value-type="float" office:value="95.892" calcext:value-type="float">
            <text:p>95,89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45" calcext:value-type="float">
            <text:p>0,045</text:p>
          </table:table-cell>
          <table:table-cell office:value-type="float" office:value="434951" calcext:value-type="float">
            <text:p>434951</text:p>
          </table:table-cell>
          <table:table-cell office:value-type="float" office:value="68006" calcext:value-type="float">
            <text:p>68006</text:p>
          </table:table-cell>
          <table:table-cell office:value-type="float" office:value="96.059" calcext:value-type="float">
            <text:p>96,05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46" calcext:value-type="float">
            <text:p>0,046</text:p>
          </table:table-cell>
          <table:table-cell office:value-type="float" office:value="463552" calcext:value-type="float">
            <text:p>463552</text:p>
          </table:table-cell>
          <table:table-cell office:value-type="float" office:value="71544" calcext:value-type="float">
            <text:p>71544</text:p>
          </table:table-cell>
          <table:table-cell office:value-type="float" office:value="96.042" calcext:value-type="float">
            <text:p>96,04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44" calcext:value-type="float">
            <text:p>0,044</text:p>
          </table:table-cell>
          <table:table-cell office:value-type="float" office:value="469340" calcext:value-type="float">
            <text:p>469340</text:p>
          </table:table-cell>
          <table:table-cell office:value-type="float" office:value="72534" calcext:value-type="float">
            <text:p>72534</text:p>
          </table:table-cell>
          <table:table-cell office:value-type="float" office:value="95.989" calcext:value-type="float">
            <text:p>95,98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52" calcext:value-type="float">
            <text:p>0,052</text:p>
          </table:table-cell>
          <table:table-cell office:value-type="float" office:value="474653" calcext:value-type="float">
            <text:p>474653</text:p>
          </table:table-cell>
          <table:table-cell office:value-type="float" office:value="73463" calcext:value-type="float">
            <text:p>73463</text:p>
          </table:table-cell>
          <table:table-cell office:value-type="float" office:value="95.654" calcext:value-type="float">
            <text:p>95,65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49" calcext:value-type="float">
            <text:p>0,049</text:p>
          </table:table-cell>
          <table:table-cell office:value-type="float" office:value="506555" calcext:value-type="float">
            <text:p>506555</text:p>
          </table:table-cell>
          <table:table-cell office:value-type="float" office:value="77659" calcext:value-type="float">
            <text:p>77659</text:p>
          </table:table-cell>
          <table:table-cell office:value-type="float" office:value="95.716" calcext:value-type="float">
            <text:p>95,7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47" calcext:value-type="float">
            <text:p>0,047</text:p>
          </table:table-cell>
          <table:table-cell office:value-type="float" office:value="498203" calcext:value-type="float">
            <text:p>498203</text:p>
          </table:table-cell>
          <table:table-cell office:value-type="float" office:value="76019" calcext:value-type="float">
            <text:p>76019</text:p>
          </table:table-cell>
          <table:table-cell office:value-type="float" office:value="96.074" calcext:value-type="float">
            <text:p>96,07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42" calcext:value-type="float">
            <text:p>0,042</text:p>
          </table:table-cell>
          <table:table-cell office:value-type="float" office:value="428899" calcext:value-type="float">
            <text:p>428899</text:p>
          </table:table-cell>
          <table:table-cell office:value-type="float" office:value="66818" calcext:value-type="float">
            <text:p>66818</text:p>
          </table:table-cell>
          <table:table-cell office:value-type="float" office:value="95.718" calcext:value-type="float">
            <text:p>95,7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58" calcext:value-type="float">
            <text:p>0,058</text:p>
          </table:table-cell>
          <table:table-cell office:value-type="float" office:value="484089" calcext:value-type="float">
            <text:p>484089</text:p>
          </table:table-cell>
          <table:table-cell office:value-type="float" office:value="74639" calcext:value-type="float">
            <text:p>74639</text:p>
          </table:table-cell>
          <table:table-cell office:value-type="float" office:value="96.197" calcext:value-type="float">
            <text:p>96,19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49" calcext:value-type="float">
            <text:p>0,049</text:p>
          </table:table-cell>
          <table:table-cell office:value-type="float" office:value="455734" calcext:value-type="float">
            <text:p>455734</text:p>
          </table:table-cell>
          <table:table-cell office:value-type="float" office:value="70011" calcext:value-type="float">
            <text:p>70011</text:p>
          </table:table-cell>
          <table:table-cell office:value-type="float" office:value="96.136" calcext:value-type="float">
            <text:p>96,13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56" calcext:value-type="float">
            <text:p>0,056</text:p>
          </table:table-cell>
          <table:table-cell office:value-type="float" office:value="444542" calcext:value-type="float">
            <text:p>444542</text:p>
          </table:table-cell>
          <table:table-cell office:value-type="float" office:value="68909" calcext:value-type="float">
            <text:p>68909</text:p>
          </table:table-cell>
          <table:table-cell office:value-type="float" office:value="95.727" calcext:value-type="float">
            <text:p>95,72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5" calcext:value-type="float">
            <text:p>0,05</text:p>
          </table:table-cell>
          <table:table-cell office:value-type="float" office:value="421455" calcext:value-type="float">
            <text:p>421455</text:p>
          </table:table-cell>
          <table:table-cell office:value-type="float" office:value="65624" calcext:value-type="float">
            <text:p>65624</text:p>
          </table:table-cell>
          <table:table-cell office:value-type="float" office:value="96.276" calcext:value-type="float">
            <text:p>96,27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5" calcext:value-type="float">
            <text:p>0,05</text:p>
          </table:table-cell>
          <table:table-cell office:value-type="float" office:value="477771" calcext:value-type="float">
            <text:p>477771</text:p>
          </table:table-cell>
          <table:table-cell office:value-type="float" office:value="73687" calcext:value-type="float">
            <text:p>73687</text:p>
          </table:table-cell>
          <table:table-cell office:value-type="float" office:value="95.942" calcext:value-type="float">
            <text:p>95,94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46" calcext:value-type="float">
            <text:p>0,046</text:p>
          </table:table-cell>
          <table:table-cell office:value-type="float" office:value="443628" calcext:value-type="float">
            <text:p>443628</text:p>
          </table:table-cell>
          <table:table-cell office:value-type="float" office:value="68963" calcext:value-type="float">
            <text:p>68963</text:p>
          </table:table-cell>
          <table:table-cell office:value-type="float" office:value="95.467" calcext:value-type="float">
            <text:p>95,46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45" calcext:value-type="float">
            <text:p>0,045</text:p>
          </table:table-cell>
          <table:table-cell office:value-type="float" office:value="441289" calcext:value-type="float">
            <text:p>441289</text:p>
          </table:table-cell>
          <table:table-cell office:value-type="float" office:value="68638" calcext:value-type="float">
            <text:p>68638</text:p>
          </table:table-cell>
          <table:table-cell office:value-type="float" office:value="95.532" calcext:value-type="float">
            <text:p>95,53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42" calcext:value-type="float">
            <text:p>0,042</text:p>
          </table:table-cell>
          <table:table-cell office:value-type="float" office:value="397419" calcext:value-type="float">
            <text:p>397419</text:p>
          </table:table-cell>
          <table:table-cell office:value-type="float" office:value="62046" calcext:value-type="float">
            <text:p>62046</text:p>
          </table:table-cell>
          <table:table-cell office:value-type="float" office:value="96.003" calcext:value-type="float">
            <text:p>96,00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39" calcext:value-type="float">
            <text:p>0,039</text:p>
          </table:table-cell>
          <table:table-cell office:value-type="float" office:value="390717" calcext:value-type="float">
            <text:p>390717</text:p>
          </table:table-cell>
          <table:table-cell office:value-type="float" office:value="61631" calcext:value-type="float">
            <text:p>61631</text:p>
          </table:table-cell>
          <table:table-cell office:value-type="float" office:value="95.76" calcext:value-type="float">
            <text:p>95,7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46" calcext:value-type="float">
            <text:p>0,046</text:p>
          </table:table-cell>
          <table:table-cell office:value-type="float" office:value="400437" calcext:value-type="float">
            <text:p>400437</text:p>
          </table:table-cell>
          <table:table-cell office:value-type="float" office:value="62358" calcext:value-type="float">
            <text:p>62358</text:p>
          </table:table-cell>
          <table:table-cell office:value-type="float" office:value="95.901" calcext:value-type="float">
            <text:p>95,9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44" calcext:value-type="float">
            <text:p>0,044</text:p>
          </table:table-cell>
          <table:table-cell office:value-type="float" office:value="426068" calcext:value-type="float">
            <text:p>426068</text:p>
          </table:table-cell>
          <table:table-cell office:value-type="float" office:value="65891" calcext:value-type="float">
            <text:p>65891</text:p>
          </table:table-cell>
          <table:table-cell office:value-type="float" office:value="95.924" calcext:value-type="float">
            <text:p>95,92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38" calcext:value-type="float">
            <text:p>0,038</text:p>
          </table:table-cell>
          <table:table-cell office:value-type="float" office:value="383934" calcext:value-type="float">
            <text:p>383934</text:p>
          </table:table-cell>
          <table:table-cell office:value-type="float" office:value="60403" calcext:value-type="float">
            <text:p>60403</text:p>
          </table:table-cell>
          <table:table-cell office:value-type="float" office:value="95.735" calcext:value-type="float">
            <text:p>95,73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45" calcext:value-type="float">
            <text:p>0,045</text:p>
          </table:table-cell>
          <table:table-cell office:value-type="float" office:value="399407" calcext:value-type="float">
            <text:p>399407</text:p>
          </table:table-cell>
          <table:table-cell office:value-type="float" office:value="61931" calcext:value-type="float">
            <text:p>61931</text:p>
          </table:table-cell>
          <table:table-cell office:value-type="float" office:value="95.765" calcext:value-type="float">
            <text:p>95,76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49" calcext:value-type="float">
            <text:p>0,049</text:p>
          </table:table-cell>
          <table:table-cell office:value-type="float" office:value="426810" calcext:value-type="float">
            <text:p>426810</text:p>
          </table:table-cell>
          <table:table-cell office:value-type="float" office:value="65935" calcext:value-type="float">
            <text:p>65935</text:p>
          </table:table-cell>
          <table:table-cell office:value-type="float" office:value="95.946" calcext:value-type="float">
            <text:p>95,94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45" calcext:value-type="float">
            <text:p>0,045</text:p>
          </table:table-cell>
          <table:table-cell office:value-type="float" office:value="398052" calcext:value-type="float">
            <text:p>398052</text:p>
          </table:table-cell>
          <table:table-cell office:value-type="float" office:value="61785" calcext:value-type="float">
            <text:p>61785</text:p>
          </table:table-cell>
          <table:table-cell office:value-type="float" office:value="95.881" calcext:value-type="float">
            <text:p>95,88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38" calcext:value-type="float">
            <text:p>0,038</text:p>
          </table:table-cell>
          <table:table-cell office:value-type="float" office:value="380707" calcext:value-type="float">
            <text:p>380707</text:p>
          </table:table-cell>
          <table:table-cell office:value-type="float" office:value="59882" calcext:value-type="float">
            <text:p>59882</text:p>
          </table:table-cell>
          <table:table-cell office:value-type="float" office:value="95.718" calcext:value-type="float">
            <text:p>95,7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37" calcext:value-type="float">
            <text:p>0,037</text:p>
          </table:table-cell>
          <table:table-cell office:value-type="float" office:value="375000" calcext:value-type="float">
            <text:p>375000</text:p>
          </table:table-cell>
          <table:table-cell office:value-type="float" office:value="58593" calcext:value-type="float">
            <text:p>58593</text:p>
          </table:table-cell>
          <table:table-cell office:value-type="float" office:value="95.825" calcext:value-type="float">
            <text:p>95,82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36" calcext:value-type="float">
            <text:p>0,036</text:p>
          </table:table-cell>
          <table:table-cell office:value-type="float" office:value="353155" calcext:value-type="float">
            <text:p>353155</text:p>
          </table:table-cell>
          <table:table-cell office:value-type="float" office:value="55799" calcext:value-type="float">
            <text:p>55799</text:p>
          </table:table-cell>
          <table:table-cell office:value-type="float" office:value="96.001" calcext:value-type="float">
            <text:p>96,00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36" calcext:value-type="float">
            <text:p>0,036</text:p>
          </table:table-cell>
          <table:table-cell office:value-type="float" office:value="363043" calcext:value-type="float">
            <text:p>363043</text:p>
          </table:table-cell>
          <table:table-cell office:value-type="float" office:value="56855" calcext:value-type="float">
            <text:p>56855</text:p>
          </table:table-cell>
          <table:table-cell office:value-type="float" office:value="95.731" calcext:value-type="float">
            <text:p>95,73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34" calcext:value-type="float">
            <text:p>0,034</text:p>
          </table:table-cell>
          <table:table-cell office:value-type="float" office:value="346267" calcext:value-type="float">
            <text:p>346267</text:p>
          </table:table-cell>
          <table:table-cell office:value-type="float" office:value="54793" calcext:value-type="float">
            <text:p>54793</text:p>
          </table:table-cell>
          <table:table-cell office:value-type="float" office:value="95.81" calcext:value-type="float">
            <text:p>95,8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39" calcext:value-type="float">
            <text:p>0,039</text:p>
          </table:table-cell>
          <table:table-cell office:value-type="float" office:value="364279" calcext:value-type="float">
            <text:p>364279</text:p>
          </table:table-cell>
          <table:table-cell office:value-type="float" office:value="57165" calcext:value-type="float">
            <text:p>57165</text:p>
          </table:table-cell>
          <table:table-cell office:value-type="float" office:value="95.846" calcext:value-type="float">
            <text:p>95,84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36" calcext:value-type="float">
            <text:p>0,036</text:p>
          </table:table-cell>
          <table:table-cell office:value-type="float" office:value="360532" calcext:value-type="float">
            <text:p>360532</text:p>
          </table:table-cell>
          <table:table-cell office:value-type="float" office:value="56898" calcext:value-type="float">
            <text:p>56898</text:p>
          </table:table-cell>
          <table:table-cell office:value-type="float" office:value="95.527" calcext:value-type="float">
            <text:p>95,52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35" calcext:value-type="float">
            <text:p>0,035</text:p>
          </table:table-cell>
          <table:table-cell office:value-type="float" office:value="334362" calcext:value-type="float">
            <text:p>334362</text:p>
          </table:table-cell>
          <table:table-cell office:value-type="float" office:value="53234" calcext:value-type="float">
            <text:p>53234</text:p>
          </table:table-cell>
          <table:table-cell office:value-type="float" office:value="95.297" calcext:value-type="float">
            <text:p>95,29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32" calcext:value-type="float">
            <text:p>0,032</text:p>
          </table:table-cell>
          <table:table-cell office:value-type="float" office:value="327378" calcext:value-type="float">
            <text:p>327378</text:p>
          </table:table-cell>
          <table:table-cell office:value-type="float" office:value="51911" calcext:value-type="float">
            <text:p>51911</text:p>
          </table:table-cell>
          <table:table-cell office:value-type="float" office:value="95.874" calcext:value-type="float">
            <text:p>95,87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45" calcext:value-type="float">
            <text:p>0,045</text:p>
          </table:table-cell>
          <table:table-cell office:value-type="float" office:value="401695" calcext:value-type="float">
            <text:p>401695</text:p>
          </table:table-cell>
          <table:table-cell office:value-type="float" office:value="62025" calcext:value-type="float">
            <text:p>62025</text:p>
          </table:table-cell>
          <table:table-cell office:value-type="float" office:value="95.905" calcext:value-type="float">
            <text:p>95,90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39" calcext:value-type="float">
            <text:p>0,039</text:p>
          </table:table-cell>
          <table:table-cell office:value-type="float" office:value="384824" calcext:value-type="float">
            <text:p>384824</text:p>
          </table:table-cell>
          <table:table-cell office:value-type="float" office:value="60180" calcext:value-type="float">
            <text:p>60180</text:p>
          </table:table-cell>
          <table:table-cell office:value-type="float" office:value="95.379" calcext:value-type="float">
            <text:p>95,37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46" calcext:value-type="float">
            <text:p>0,046</text:p>
          </table:table-cell>
          <table:table-cell office:value-type="float" office:value="294462" calcext:value-type="float">
            <text:p>294462</text:p>
          </table:table-cell>
          <table:table-cell office:value-type="float" office:value="47170" calcext:value-type="float">
            <text:p>47170</text:p>
          </table:table-cell>
          <table:table-cell office:value-type="float" office:value="95.935" calcext:value-type="float">
            <text:p>95,93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4" calcext:value-type="float">
            <text:p>0,04</text:p>
          </table:table-cell>
          <table:table-cell office:value-type="float" office:value="350456" calcext:value-type="float">
            <text:p>350456</text:p>
          </table:table-cell>
          <table:table-cell office:value-type="float" office:value="55018" calcext:value-type="float">
            <text:p>55018</text:p>
          </table:table-cell>
          <table:table-cell office:value-type="float" office:value="95.588" calcext:value-type="float">
            <text:p>95,58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4" calcext:value-type="float">
            <text:p>0,04</text:p>
          </table:table-cell>
          <table:table-cell office:value-type="float" office:value="340817" calcext:value-type="float">
            <text:p>340817</text:p>
          </table:table-cell>
          <table:table-cell office:value-type="float" office:value="53604" calcext:value-type="float">
            <text:p>53604</text:p>
          </table:table-cell>
          <table:table-cell office:value-type="float" office:value="95.051" calcext:value-type="float">
            <text:p>95,05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36" calcext:value-type="float">
            <text:p>0,036</text:p>
          </table:table-cell>
          <table:table-cell office:value-type="float" office:value="323626" calcext:value-type="float">
            <text:p>323626</text:p>
          </table:table-cell>
          <table:table-cell office:value-type="float" office:value="51199" calcext:value-type="float">
            <text:p>51199</text:p>
          </table:table-cell>
          <table:table-cell office:value-type="float" office:value="96.093" calcext:value-type="float">
            <text:p>96,09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36" calcext:value-type="float">
            <text:p>0,036</text:p>
          </table:table-cell>
          <table:table-cell office:value-type="float" office:value="348762" calcext:value-type="float">
            <text:p>348762</text:p>
          </table:table-cell>
          <table:table-cell office:value-type="float" office:value="54436" calcext:value-type="float">
            <text:p>54436</text:p>
          </table:table-cell>
          <table:table-cell office:value-type="float" office:value="95.325" calcext:value-type="float">
            <text:p>95,32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38" calcext:value-type="float">
            <text:p>0,038</text:p>
          </table:table-cell>
          <table:table-cell office:value-type="float" office:value="334523" calcext:value-type="float">
            <text:p>334523</text:p>
          </table:table-cell>
          <table:table-cell office:value-type="float" office:value="52705" calcext:value-type="float">
            <text:p>52705</text:p>
          </table:table-cell>
          <table:table-cell office:value-type="float" office:value="95.875" calcext:value-type="float">
            <text:p>95,87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31" calcext:value-type="float">
            <text:p>0,031</text:p>
          </table:table-cell>
          <table:table-cell office:value-type="float" office:value="286211" calcext:value-type="float">
            <text:p>286211</text:p>
          </table:table-cell>
          <table:table-cell office:value-type="float" office:value="45847" calcext:value-type="float">
            <text:p>45847</text:p>
          </table:table-cell>
          <table:table-cell office:value-type="float" office:value="95.751" calcext:value-type="float">
            <text:p>95,7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39" calcext:value-type="float">
            <text:p>0,039</text:p>
          </table:table-cell>
          <table:table-cell office:value-type="float" office:value="370991" calcext:value-type="float">
            <text:p>370991</text:p>
          </table:table-cell>
          <table:table-cell office:value-type="float" office:value="57781" calcext:value-type="float">
            <text:p>57781</text:p>
          </table:table-cell>
          <table:table-cell office:value-type="float" office:value="95.577" calcext:value-type="float">
            <text:p>95,57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36" calcext:value-type="float">
            <text:p>0,036</text:p>
          </table:table-cell>
          <table:table-cell office:value-type="float" office:value="314845" calcext:value-type="float">
            <text:p>314845</text:p>
          </table:table-cell>
          <table:table-cell office:value-type="float" office:value="49405" calcext:value-type="float">
            <text:p>49405</text:p>
          </table:table-cell>
          <table:table-cell office:value-type="float" office:value="95.474" calcext:value-type="float">
            <text:p>95,47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36" calcext:value-type="float">
            <text:p>0,036</text:p>
          </table:table-cell>
          <table:table-cell office:value-type="float" office:value="297670" calcext:value-type="float">
            <text:p>297670</text:p>
          </table:table-cell>
          <table:table-cell office:value-type="float" office:value="47579" calcext:value-type="float">
            <text:p>47579</text:p>
          </table:table-cell>
          <table:table-cell office:value-type="float" office:value="95.24" calcext:value-type="float">
            <text:p>95,2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35" calcext:value-type="float">
            <text:p>0,035</text:p>
          </table:table-cell>
          <table:table-cell office:value-type="float" office:value="320454" calcext:value-type="float">
            <text:p>320454</text:p>
          </table:table-cell>
          <table:table-cell office:value-type="float" office:value="50730" calcext:value-type="float">
            <text:p>50730</text:p>
          </table:table-cell>
          <table:table-cell office:value-type="float" office:value="95.305" calcext:value-type="float">
            <text:p>95,30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3" calcext:value-type="float">
            <text:p>0,03</text:p>
          </table:table-cell>
          <table:table-cell office:value-type="float" office:value="288530" calcext:value-type="float">
            <text:p>288530</text:p>
          </table:table-cell>
          <table:table-cell office:value-type="float" office:value="45801" calcext:value-type="float">
            <text:p>45801</text:p>
          </table:table-cell>
          <table:table-cell office:value-type="float" office:value="95.641" calcext:value-type="float">
            <text:p>95,64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3" calcext:value-type="float">
            <text:p>0,03</text:p>
          </table:table-cell>
          <table:table-cell office:value-type="float" office:value="277913" calcext:value-type="float">
            <text:p>277913</text:p>
          </table:table-cell>
          <table:table-cell office:value-type="float" office:value="44473" calcext:value-type="float">
            <text:p>44473</text:p>
          </table:table-cell>
          <table:table-cell office:value-type="float" office:value="95.7" calcext:value-type="float">
            <text:p>95,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35" calcext:value-type="float">
            <text:p>0,035</text:p>
          </table:table-cell>
          <table:table-cell office:value-type="float" office:value="303515" calcext:value-type="float">
            <text:p>303515</text:p>
          </table:table-cell>
          <table:table-cell office:value-type="float" office:value="48137" calcext:value-type="float">
            <text:p>48137</text:p>
          </table:table-cell>
          <table:table-cell office:value-type="float" office:value="95.398" calcext:value-type="float">
            <text:p>95,39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3" calcext:value-type="float">
            <text:p>0,03</text:p>
          </table:table-cell>
          <table:table-cell office:value-type="float" office:value="258744" calcext:value-type="float">
            <text:p>258744</text:p>
          </table:table-cell>
          <table:table-cell office:value-type="float" office:value="41420" calcext:value-type="float">
            <text:p>41420</text:p>
          </table:table-cell>
          <table:table-cell office:value-type="float" office:value="95.978" calcext:value-type="float">
            <text:p>95,97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4" calcext:value-type="float">
            <text:p>0,04</text:p>
          </table:table-cell>
          <table:table-cell office:value-type="float" office:value="278288" calcext:value-type="float">
            <text:p>278288</text:p>
          </table:table-cell>
          <table:table-cell office:value-type="float" office:value="44391" calcext:value-type="float">
            <text:p>44391</text:p>
          </table:table-cell>
          <table:table-cell office:value-type="float" office:value="95.187" calcext:value-type="float">
            <text:p>95,18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35" calcext:value-type="float">
            <text:p>0,035</text:p>
          </table:table-cell>
          <table:table-cell office:value-type="float" office:value="331553" calcext:value-type="float">
            <text:p>331553</text:p>
          </table:table-cell>
          <table:table-cell office:value-type="float" office:value="51485" calcext:value-type="float">
            <text:p>51485</text:p>
          </table:table-cell>
          <table:table-cell office:value-type="float" office:value="95.164" calcext:value-type="float">
            <text:p>95,16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28" calcext:value-type="float">
            <text:p>0,028</text:p>
          </table:table-cell>
          <table:table-cell office:value-type="float" office:value="245366" calcext:value-type="float">
            <text:p>245366</text:p>
          </table:table-cell>
          <table:table-cell office:value-type="float" office:value="39639" calcext:value-type="float">
            <text:p>39639</text:p>
          </table:table-cell>
          <table:table-cell office:value-type="float" office:value="94.915" calcext:value-type="float">
            <text:p>94,91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34" calcext:value-type="float">
            <text:p>0,034</text:p>
          </table:table-cell>
          <table:table-cell office:value-type="float" office:value="279419" calcext:value-type="float">
            <text:p>279419</text:p>
          </table:table-cell>
          <table:table-cell office:value-type="float" office:value="44503" calcext:value-type="float">
            <text:p>44503</text:p>
          </table:table-cell>
          <table:table-cell office:value-type="float" office:value="95.055" calcext:value-type="float">
            <text:p>95,05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3" calcext:value-type="float">
            <text:p>0,03</text:p>
          </table:table-cell>
          <table:table-cell office:value-type="float" office:value="258838" calcext:value-type="float">
            <text:p>258838</text:p>
          </table:table-cell>
          <table:table-cell office:value-type="float" office:value="41195" calcext:value-type="float">
            <text:p>41195</text:p>
          </table:table-cell>
          <table:table-cell office:value-type="float" office:value="95.725" calcext:value-type="float">
            <text:p>95,72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35" calcext:value-type="float">
            <text:p>0,035</text:p>
          </table:table-cell>
          <table:table-cell office:value-type="float" office:value="277508" calcext:value-type="float">
            <text:p>277508</text:p>
          </table:table-cell>
          <table:table-cell office:value-type="float" office:value="44455" calcext:value-type="float">
            <text:p>44455</text:p>
          </table:table-cell>
          <table:table-cell office:value-type="float" office:value="95.776" calcext:value-type="float">
            <text:p>95,77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26" calcext:value-type="float">
            <text:p>0,026</text:p>
          </table:table-cell>
          <table:table-cell office:value-type="float" office:value="251961" calcext:value-type="float">
            <text:p>251961</text:p>
          </table:table-cell>
          <table:table-cell office:value-type="float" office:value="40499" calcext:value-type="float">
            <text:p>40499</text:p>
          </table:table-cell>
          <table:table-cell office:value-type="float" office:value="95.612" calcext:value-type="float">
            <text:p>95,61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38" calcext:value-type="float">
            <text:p>0,038</text:p>
          </table:table-cell>
          <table:table-cell office:value-type="float" office:value="264271" calcext:value-type="float">
            <text:p>264271</text:p>
          </table:table-cell>
          <table:table-cell office:value-type="float" office:value="42395" calcext:value-type="float">
            <text:p>42395</text:p>
          </table:table-cell>
          <table:table-cell office:value-type="float" office:value="95.003" calcext:value-type="float">
            <text:p>95,00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35" calcext:value-type="float">
            <text:p>0,035</text:p>
          </table:table-cell>
          <table:table-cell office:value-type="float" office:value="282167" calcext:value-type="float">
            <text:p>282167</text:p>
          </table:table-cell>
          <table:table-cell office:value-type="float" office:value="44874" calcext:value-type="float">
            <text:p>44874</text:p>
          </table:table-cell>
          <table:table-cell office:value-type="float" office:value="95.755" calcext:value-type="float">
            <text:p>95,75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28" calcext:value-type="float">
            <text:p>0,028</text:p>
          </table:table-cell>
          <table:table-cell office:value-type="float" office:value="262226" calcext:value-type="float">
            <text:p>262226</text:p>
          </table:table-cell>
          <table:table-cell office:value-type="float" office:value="41807" calcext:value-type="float">
            <text:p>41807</text:p>
          </table:table-cell>
          <table:table-cell office:value-type="float" office:value="95.171" calcext:value-type="float">
            <text:p>95,17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29" calcext:value-type="float">
            <text:p>0,029</text:p>
          </table:table-cell>
          <table:table-cell office:value-type="float" office:value="257910" calcext:value-type="float">
            <text:p>257910</text:p>
          </table:table-cell>
          <table:table-cell office:value-type="float" office:value="41088" calcext:value-type="float">
            <text:p>41088</text:p>
          </table:table-cell>
          <table:table-cell office:value-type="float" office:value="95.554" calcext:value-type="float">
            <text:p>95,55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27" calcext:value-type="float">
            <text:p>0,027</text:p>
          </table:table-cell>
          <table:table-cell office:value-type="float" office:value="225698" calcext:value-type="float">
            <text:p>225698</text:p>
          </table:table-cell>
          <table:table-cell office:value-type="float" office:value="36369" calcext:value-type="float">
            <text:p>36369</text:p>
          </table:table-cell>
          <table:table-cell office:value-type="float" office:value="94.796" calcext:value-type="float">
            <text:p>94,79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3" calcext:value-type="float">
            <text:p>0,03</text:p>
          </table:table-cell>
          <table:table-cell office:value-type="float" office:value="246716" calcext:value-type="float">
            <text:p>246716</text:p>
          </table:table-cell>
          <table:table-cell office:value-type="float" office:value="39538" calcext:value-type="float">
            <text:p>39538</text:p>
          </table:table-cell>
          <table:table-cell office:value-type="float" office:value="95.038" calcext:value-type="float">
            <text:p>95,03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26" calcext:value-type="float">
            <text:p>0,026</text:p>
          </table:table-cell>
          <table:table-cell office:value-type="float" office:value="237013" calcext:value-type="float">
            <text:p>237013</text:p>
          </table:table-cell>
          <table:table-cell office:value-type="float" office:value="38049" calcext:value-type="float">
            <text:p>38049</text:p>
          </table:table-cell>
          <table:table-cell office:value-type="float" office:value="95.077" calcext:value-type="float">
            <text:p>95,07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29" calcext:value-type="float">
            <text:p>0,029</text:p>
          </table:table-cell>
          <table:table-cell office:value-type="float" office:value="265957" calcext:value-type="float">
            <text:p>265957</text:p>
          </table:table-cell>
          <table:table-cell office:value-type="float" office:value="42058" calcext:value-type="float">
            <text:p>42058</text:p>
          </table:table-cell>
          <table:table-cell office:value-type="float" office:value="95.244" calcext:value-type="float">
            <text:p>95,24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35" calcext:value-type="float">
            <text:p>0,035</text:p>
          </table:table-cell>
          <table:table-cell office:value-type="float" office:value="270452" calcext:value-type="float">
            <text:p>270452</text:p>
          </table:table-cell>
          <table:table-cell office:value-type="float" office:value="42696" calcext:value-type="float">
            <text:p>42696</text:p>
          </table:table-cell>
          <table:table-cell office:value-type="float" office:value="95.689" calcext:value-type="float">
            <text:p>95,68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28" calcext:value-type="float">
            <text:p>0,028</text:p>
          </table:table-cell>
          <table:table-cell office:value-type="float" office:value="217749" calcext:value-type="float">
            <text:p>217749</text:p>
          </table:table-cell>
          <table:table-cell office:value-type="float" office:value="35049" calcext:value-type="float">
            <text:p>35049</text:p>
          </table:table-cell>
          <table:table-cell office:value-type="float" office:value="95.071" calcext:value-type="float">
            <text:p>95,07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29" calcext:value-type="float">
            <text:p>0,029</text:p>
          </table:table-cell>
          <table:table-cell office:value-type="float" office:value="226876" calcext:value-type="float">
            <text:p>226876</text:p>
          </table:table-cell>
          <table:table-cell office:value-type="float" office:value="36586" calcext:value-type="float">
            <text:p>36586</text:p>
          </table:table-cell>
          <table:table-cell office:value-type="float" office:value="95.59" calcext:value-type="float">
            <text:p>95,5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26" calcext:value-type="float">
            <text:p>0,026</text:p>
          </table:table-cell>
          <table:table-cell office:value-type="float" office:value="208050" calcext:value-type="float">
            <text:p>208050</text:p>
          </table:table-cell>
          <table:table-cell office:value-type="float" office:value="33572" calcext:value-type="float">
            <text:p>33572</text:p>
          </table:table-cell>
          <table:table-cell office:value-type="float" office:value="95.142" calcext:value-type="float">
            <text:p>95,14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32" calcext:value-type="float">
            <text:p>0,032</text:p>
          </table:table-cell>
          <table:table-cell office:value-type="float" office:value="228827" calcext:value-type="float">
            <text:p>228827</text:p>
          </table:table-cell>
          <table:table-cell office:value-type="float" office:value="36982" calcext:value-type="float">
            <text:p>36982</text:p>
          </table:table-cell>
          <table:table-cell office:value-type="float" office:value="94.983" calcext:value-type="float">
            <text:p>94,98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26" calcext:value-type="float">
            <text:p>0,026</text:p>
          </table:table-cell>
          <table:table-cell office:value-type="float" office:value="207026" calcext:value-type="float">
            <text:p>207026</text:p>
          </table:table-cell>
          <table:table-cell office:value-type="float" office:value="33843" calcext:value-type="float">
            <text:p>33843</text:p>
          </table:table-cell>
          <table:table-cell office:value-type="float" office:value="95.587" calcext:value-type="float">
            <text:p>95,58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24" calcext:value-type="float">
            <text:p>0,024</text:p>
          </table:table-cell>
          <table:table-cell office:value-type="float" office:value="204682" calcext:value-type="float">
            <text:p>204682</text:p>
          </table:table-cell>
          <table:table-cell office:value-type="float" office:value="33328" calcext:value-type="float">
            <text:p>33328</text:p>
          </table:table-cell>
          <table:table-cell office:value-type="float" office:value="95.537" calcext:value-type="float">
            <text:p>95,53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27" calcext:value-type="float">
            <text:p>0,027</text:p>
          </table:table-cell>
          <table:table-cell office:value-type="float" office:value="218752" calcext:value-type="float">
            <text:p>218752</text:p>
          </table:table-cell>
          <table:table-cell office:value-type="float" office:value="35214" calcext:value-type="float">
            <text:p>35214</text:p>
          </table:table-cell>
          <table:table-cell office:value-type="float" office:value="94.952" calcext:value-type="float">
            <text:p>94,95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33" calcext:value-type="float">
            <text:p>0,033</text:p>
          </table:table-cell>
          <table:table-cell office:value-type="float" office:value="234019" calcext:value-type="float">
            <text:p>234019</text:p>
          </table:table-cell>
          <table:table-cell office:value-type="float" office:value="37528" calcext:value-type="float">
            <text:p>37528</text:p>
          </table:table-cell>
          <table:table-cell office:value-type="float" office:value="95.435" calcext:value-type="float">
            <text:p>95,43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31" calcext:value-type="float">
            <text:p>0,031</text:p>
          </table:table-cell>
          <table:table-cell office:value-type="float" office:value="226220" calcext:value-type="float">
            <text:p>226220</text:p>
          </table:table-cell>
          <table:table-cell office:value-type="float" office:value="36283" calcext:value-type="float">
            <text:p>36283</text:p>
          </table:table-cell>
          <table:table-cell office:value-type="float" office:value="95.399" calcext:value-type="float">
            <text:p>95,39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29" calcext:value-type="float">
            <text:p>0,029</text:p>
          </table:table-cell>
          <table:table-cell office:value-type="float" office:value="200033" calcext:value-type="float">
            <text:p>200033</text:p>
          </table:table-cell>
          <table:table-cell office:value-type="float" office:value="32447" calcext:value-type="float">
            <text:p>32447</text:p>
          </table:table-cell>
          <table:table-cell office:value-type="float" office:value="95.466" calcext:value-type="float">
            <text:p>95,46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28" calcext:value-type="float">
            <text:p>0,028</text:p>
          </table:table-cell>
          <table:table-cell office:value-type="float" office:value="178500" calcext:value-type="float">
            <text:p>178500</text:p>
          </table:table-cell>
          <table:table-cell office:value-type="float" office:value="29326" calcext:value-type="float">
            <text:p>29326</text:p>
          </table:table-cell>
          <table:table-cell office:value-type="float" office:value="95.242" calcext:value-type="float">
            <text:p>95,24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23" calcext:value-type="float">
            <text:p>0,023</text:p>
          </table:table-cell>
          <table:table-cell office:value-type="float" office:value="184474" calcext:value-type="float">
            <text:p>184474</text:p>
          </table:table-cell>
          <table:table-cell office:value-type="float" office:value="30028" calcext:value-type="float">
            <text:p>30028</text:p>
          </table:table-cell>
          <table:table-cell office:value-type="float" office:value="95.462" calcext:value-type="float">
            <text:p>95,46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27" calcext:value-type="float">
            <text:p>0,027</text:p>
          </table:table-cell>
          <table:table-cell office:value-type="float" office:value="194660" calcext:value-type="float">
            <text:p>194660</text:p>
          </table:table-cell>
          <table:table-cell office:value-type="float" office:value="31558" calcext:value-type="float">
            <text:p>31558</text:p>
          </table:table-cell>
          <table:table-cell office:value-type="float" office:value="95.104" calcext:value-type="float">
            <text:p>95,10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26" calcext:value-type="float">
            <text:p>0,026</text:p>
          </table:table-cell>
          <table:table-cell office:value-type="float" office:value="200069" calcext:value-type="float">
            <text:p>200069</text:p>
          </table:table-cell>
          <table:table-cell office:value-type="float" office:value="32427" calcext:value-type="float">
            <text:p>32427</text:p>
          </table:table-cell>
          <table:table-cell office:value-type="float" office:value="94.994" calcext:value-type="float">
            <text:p>94,99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29" calcext:value-type="float">
            <text:p>0,029</text:p>
          </table:table-cell>
          <table:table-cell office:value-type="float" office:value="216305" calcext:value-type="float">
            <text:p>216305</text:p>
          </table:table-cell>
          <table:table-cell office:value-type="float" office:value="34453" calcext:value-type="float">
            <text:p>34453</text:p>
          </table:table-cell>
          <table:table-cell office:value-type="float" office:value="95.306" calcext:value-type="float">
            <text:p>95,30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29" calcext:value-type="float">
            <text:p>0,029</text:p>
          </table:table-cell>
          <table:table-cell office:value-type="float" office:value="184110" calcext:value-type="float">
            <text:p>184110</text:p>
          </table:table-cell>
          <table:table-cell office:value-type="float" office:value="29796" calcext:value-type="float">
            <text:p>29796</text:p>
          </table:table-cell>
          <table:table-cell office:value-type="float" office:value="95.211" calcext:value-type="float">
            <text:p>95,21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25" calcext:value-type="float">
            <text:p>0,025</text:p>
          </table:table-cell>
          <table:table-cell office:value-type="float" office:value="194690" calcext:value-type="float">
            <text:p>194690</text:p>
          </table:table-cell>
          <table:table-cell office:value-type="float" office:value="31326" calcext:value-type="float">
            <text:p>31326</text:p>
          </table:table-cell>
          <table:table-cell office:value-type="float" office:value="95.878" calcext:value-type="float">
            <text:p>95,87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27" calcext:value-type="float">
            <text:p>0,027</text:p>
          </table:table-cell>
          <table:table-cell office:value-type="float" office:value="194788" calcext:value-type="float">
            <text:p>194788</text:p>
          </table:table-cell>
          <table:table-cell office:value-type="float" office:value="31391" calcext:value-type="float">
            <text:p>31391</text:p>
          </table:table-cell>
          <table:table-cell office:value-type="float" office:value="95.037" calcext:value-type="float">
            <text:p>95,03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24" calcext:value-type="float">
            <text:p>0,024</text:p>
          </table:table-cell>
          <table:table-cell office:value-type="float" office:value="185793" calcext:value-type="float">
            <text:p>185793</text:p>
          </table:table-cell>
          <table:table-cell office:value-type="float" office:value="29945" calcext:value-type="float">
            <text:p>29945</text:p>
          </table:table-cell>
          <table:table-cell office:value-type="float" office:value="95.019" calcext:value-type="float">
            <text:p>95,01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25" calcext:value-type="float">
            <text:p>0,025</text:p>
          </table:table-cell>
          <table:table-cell office:value-type="float" office:value="174178" calcext:value-type="float">
            <text:p>174178</text:p>
          </table:table-cell>
          <table:table-cell office:value-type="float" office:value="28305" calcext:value-type="float">
            <text:p>28305</text:p>
          </table:table-cell>
          <table:table-cell office:value-type="float" office:value="95.356" calcext:value-type="float">
            <text:p>95,35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24" calcext:value-type="float">
            <text:p>0,024</text:p>
          </table:table-cell>
          <table:table-cell office:value-type="float" office:value="185154" calcext:value-type="float">
            <text:p>185154</text:p>
          </table:table-cell>
          <table:table-cell office:value-type="float" office:value="30150" calcext:value-type="float">
            <text:p>30150</text:p>
          </table:table-cell>
          <table:table-cell office:value-type="float" office:value="94.9" calcext:value-type="float">
            <text:p>94,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22" calcext:value-type="float">
            <text:p>0,022</text:p>
          </table:table-cell>
          <table:table-cell office:value-type="float" office:value="183806" calcext:value-type="float">
            <text:p>183806</text:p>
          </table:table-cell>
          <table:table-cell office:value-type="float" office:value="29761" calcext:value-type="float">
            <text:p>29761</text:p>
          </table:table-cell>
          <table:table-cell office:value-type="float" office:value="95.115" calcext:value-type="float">
            <text:p>95,1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27" calcext:value-type="float">
            <text:p>0,027</text:p>
          </table:table-cell>
          <table:table-cell office:value-type="float" office:value="167162" calcext:value-type="float">
            <text:p>167162</text:p>
          </table:table-cell>
          <table:table-cell office:value-type="float" office:value="26843" calcext:value-type="float">
            <text:p>26843</text:p>
          </table:table-cell>
          <table:table-cell office:value-type="float" office:value="95.25" calcext:value-type="float">
            <text:p>95,2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3" calcext:value-type="float">
            <text:p>0,03</text:p>
          </table:table-cell>
          <table:table-cell office:value-type="float" office:value="168713" calcext:value-type="float">
            <text:p>168713</text:p>
          </table:table-cell>
          <table:table-cell office:value-type="float" office:value="27788" calcext:value-type="float">
            <text:p>27788</text:p>
          </table:table-cell>
          <table:table-cell office:value-type="float" office:value="94.536" calcext:value-type="float">
            <text:p>94,53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27" calcext:value-type="float">
            <text:p>0,027</text:p>
          </table:table-cell>
          <table:table-cell office:value-type="float" office:value="185409" calcext:value-type="float">
            <text:p>185409</text:p>
          </table:table-cell>
          <table:table-cell office:value-type="float" office:value="29969" calcext:value-type="float">
            <text:p>29969</text:p>
          </table:table-cell>
          <table:table-cell office:value-type="float" office:value="95.159" calcext:value-type="float">
            <text:p>95,15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23" calcext:value-type="float">
            <text:p>0,023</text:p>
          </table:table-cell>
          <table:table-cell office:value-type="float" office:value="164060" calcext:value-type="float">
            <text:p>164060</text:p>
          </table:table-cell>
          <table:table-cell office:value-type="float" office:value="26681" calcext:value-type="float">
            <text:p>26681</text:p>
          </table:table-cell>
          <table:table-cell office:value-type="float" office:value="94.728" calcext:value-type="float">
            <text:p>94,72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23" calcext:value-type="float">
            <text:p>0,023</text:p>
          </table:table-cell>
          <table:table-cell office:value-type="float" office:value="169709" calcext:value-type="float">
            <text:p>169709</text:p>
          </table:table-cell>
          <table:table-cell office:value-type="float" office:value="27487" calcext:value-type="float">
            <text:p>27487</text:p>
          </table:table-cell>
          <table:table-cell office:value-type="float" office:value="95.165" calcext:value-type="float">
            <text:p>95,16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23" calcext:value-type="float">
            <text:p>0,023</text:p>
          </table:table-cell>
          <table:table-cell office:value-type="float" office:value="155789" calcext:value-type="float">
            <text:p>155789</text:p>
          </table:table-cell>
          <table:table-cell office:value-type="float" office:value="25719" calcext:value-type="float">
            <text:p>25719</text:p>
          </table:table-cell>
          <table:table-cell office:value-type="float" office:value="95.251" calcext:value-type="float">
            <text:p>95,25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25" calcext:value-type="float">
            <text:p>0,025</text:p>
          </table:table-cell>
          <table:table-cell office:value-type="float" office:value="163575" calcext:value-type="float">
            <text:p>163575</text:p>
          </table:table-cell>
          <table:table-cell office:value-type="float" office:value="26775" calcext:value-type="float">
            <text:p>26775</text:p>
          </table:table-cell>
          <table:table-cell office:value-type="float" office:value="94.46" calcext:value-type="float">
            <text:p>94,4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28" calcext:value-type="float">
            <text:p>0,028</text:p>
          </table:table-cell>
          <table:table-cell office:value-type="float" office:value="210288" calcext:value-type="float">
            <text:p>210288</text:p>
          </table:table-cell>
          <table:table-cell office:value-type="float" office:value="32971" calcext:value-type="float">
            <text:p>32971</text:p>
          </table:table-cell>
          <table:table-cell office:value-type="float" office:value="95.356" calcext:value-type="float">
            <text:p>95,35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25" calcext:value-type="float">
            <text:p>0,025</text:p>
          </table:table-cell>
          <table:table-cell office:value-type="float" office:value="172741" calcext:value-type="float">
            <text:p>172741</text:p>
          </table:table-cell>
          <table:table-cell office:value-type="float" office:value="27934" calcext:value-type="float">
            <text:p>27934</text:p>
          </table:table-cell>
          <table:table-cell office:value-type="float" office:value="94.567" calcext:value-type="float">
            <text:p>94,56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29" calcext:value-type="float">
            <text:p>0,029</text:p>
          </table:table-cell>
          <table:table-cell office:value-type="float" office:value="158338" calcext:value-type="float">
            <text:p>158338</text:p>
          </table:table-cell>
          <table:table-cell office:value-type="float" office:value="25320" calcext:value-type="float">
            <text:p>25320</text:p>
          </table:table-cell>
          <table:table-cell office:value-type="float" office:value="95.166" calcext:value-type="float">
            <text:p>95,16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29" calcext:value-type="float">
            <text:p>0,029</text:p>
          </table:table-cell>
          <table:table-cell office:value-type="float" office:value="174743" calcext:value-type="float">
            <text:p>174743</text:p>
          </table:table-cell>
          <table:table-cell office:value-type="float" office:value="27911" calcext:value-type="float">
            <text:p>27911</text:p>
          </table:table-cell>
          <table:table-cell office:value-type="float" office:value="94.983" calcext:value-type="float">
            <text:p>94,98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22" calcext:value-type="float">
            <text:p>0,022</text:p>
          </table:table-cell>
          <table:table-cell office:value-type="float" office:value="142840" calcext:value-type="float">
            <text:p>142840</text:p>
          </table:table-cell>
          <table:table-cell office:value-type="float" office:value="23443" calcext:value-type="float">
            <text:p>23443</text:p>
          </table:table-cell>
          <table:table-cell office:value-type="float" office:value="94.262" calcext:value-type="float">
            <text:p>94,26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22" calcext:value-type="float">
            <text:p>0,022</text:p>
          </table:table-cell>
          <table:table-cell office:value-type="float" office:value="140922" calcext:value-type="float">
            <text:p>140922</text:p>
          </table:table-cell>
          <table:table-cell office:value-type="float" office:value="23235" calcext:value-type="float">
            <text:p>23235</text:p>
          </table:table-cell>
          <table:table-cell office:value-type="float" office:value="95.04" calcext:value-type="float">
            <text:p>95,0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2" calcext:value-type="float">
            <text:p>0,02</text:p>
          </table:table-cell>
          <table:table-cell office:value-type="float" office:value="148315" calcext:value-type="float">
            <text:p>148315</text:p>
          </table:table-cell>
          <table:table-cell office:value-type="float" office:value="23667" calcext:value-type="float">
            <text:p>23667</text:p>
          </table:table-cell>
          <table:table-cell office:value-type="float" office:value="94.809" calcext:value-type="float">
            <text:p>94,80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2" calcext:value-type="float">
            <text:p>0,02</text:p>
          </table:table-cell>
          <table:table-cell office:value-type="float" office:value="135833" calcext:value-type="float">
            <text:p>135833</text:p>
          </table:table-cell>
          <table:table-cell office:value-type="float" office:value="22247" calcext:value-type="float">
            <text:p>22247</text:p>
          </table:table-cell>
          <table:table-cell office:value-type="float" office:value="95.216" calcext:value-type="float">
            <text:p>95,21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27" calcext:value-type="float">
            <text:p>0,027</text:p>
          </table:table-cell>
          <table:table-cell office:value-type="float" office:value="149741" calcext:value-type="float">
            <text:p>149741</text:p>
          </table:table-cell>
          <table:table-cell office:value-type="float" office:value="24349" calcext:value-type="float">
            <text:p>24349</text:p>
          </table:table-cell>
          <table:table-cell office:value-type="float" office:value="95.263" calcext:value-type="float">
            <text:p>95,26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24" calcext:value-type="float">
            <text:p>0,024</text:p>
          </table:table-cell>
          <table:table-cell office:value-type="float" office:value="134028" calcext:value-type="float">
            <text:p>134028</text:p>
          </table:table-cell>
          <table:table-cell office:value-type="float" office:value="21955" calcext:value-type="float">
            <text:p>21955</text:p>
          </table:table-cell>
          <table:table-cell office:value-type="float" office:value="95.099" calcext:value-type="float">
            <text:p>95,09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22" calcext:value-type="float">
            <text:p>0,022</text:p>
          </table:table-cell>
          <table:table-cell office:value-type="float" office:value="133740" calcext:value-type="float">
            <text:p>133740</text:p>
          </table:table-cell>
          <table:table-cell office:value-type="float" office:value="22068" calcext:value-type="float">
            <text:p>22068</text:p>
          </table:table-cell>
          <table:table-cell office:value-type="float" office:value="95.024" calcext:value-type="float">
            <text:p>95,02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24" calcext:value-type="float">
            <text:p>0,024</text:p>
          </table:table-cell>
          <table:table-cell office:value-type="float" office:value="132126" calcext:value-type="float">
            <text:p>132126</text:p>
          </table:table-cell>
          <table:table-cell office:value-type="float" office:value="22004" calcext:value-type="float">
            <text:p>22004</text:p>
          </table:table-cell>
          <table:table-cell office:value-type="float" office:value="94.721" calcext:value-type="float">
            <text:p>94,72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25" calcext:value-type="float">
            <text:p>0,025</text:p>
          </table:table-cell>
          <table:table-cell office:value-type="float" office:value="165057" calcext:value-type="float">
            <text:p>165057</text:p>
          </table:table-cell>
          <table:table-cell office:value-type="float" office:value="26323" calcext:value-type="float">
            <text:p>26323</text:p>
          </table:table-cell>
          <table:table-cell office:value-type="float" office:value="95.104" calcext:value-type="float">
            <text:p>95,10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18" calcext:value-type="float">
            <text:p>0,018</text:p>
          </table:table-cell>
          <table:table-cell office:value-type="float" office:value="133912" calcext:value-type="float">
            <text:p>133912</text:p>
          </table:table-cell>
          <table:table-cell office:value-type="float" office:value="22140" calcext:value-type="float">
            <text:p>22140</text:p>
          </table:table-cell>
          <table:table-cell office:value-type="float" office:value="95.07" calcext:value-type="float">
            <text:p>95,0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2" calcext:value-type="float">
            <text:p>0,02</text:p>
          </table:table-cell>
          <table:table-cell office:value-type="float" office:value="141223" calcext:value-type="float">
            <text:p>141223</text:p>
          </table:table-cell>
          <table:table-cell office:value-type="float" office:value="22995" calcext:value-type="float">
            <text:p>22995</text:p>
          </table:table-cell>
          <table:table-cell office:value-type="float" office:value="94.867" calcext:value-type="float">
            <text:p>94,86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26" calcext:value-type="float">
            <text:p>0,026</text:p>
          </table:table-cell>
          <table:table-cell office:value-type="float" office:value="161591" calcext:value-type="float">
            <text:p>161591</text:p>
          </table:table-cell>
          <table:table-cell office:value-type="float" office:value="25836" calcext:value-type="float">
            <text:p>25836</text:p>
          </table:table-cell>
          <table:table-cell office:value-type="float" office:value="94.333" calcext:value-type="float">
            <text:p>94,33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22" calcext:value-type="float">
            <text:p>0,022</text:p>
          </table:table-cell>
          <table:table-cell office:value-type="float" office:value="130317" calcext:value-type="float">
            <text:p>130317</text:p>
          </table:table-cell>
          <table:table-cell office:value-type="float" office:value="21417" calcext:value-type="float">
            <text:p>21417</text:p>
          </table:table-cell>
          <table:table-cell office:value-type="float" office:value="94.351" calcext:value-type="float">
            <text:p>94,35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22" calcext:value-type="float">
            <text:p>0,022</text:p>
          </table:table-cell>
          <table:table-cell office:value-type="float" office:value="141277" calcext:value-type="float">
            <text:p>141277</text:p>
          </table:table-cell>
          <table:table-cell office:value-type="float" office:value="22874" calcext:value-type="float">
            <text:p>22874</text:p>
          </table:table-cell>
          <table:table-cell office:value-type="float" office:value="95.086" calcext:value-type="float">
            <text:p>95,08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19" calcext:value-type="float">
            <text:p>0,019</text:p>
          </table:table-cell>
          <table:table-cell office:value-type="float" office:value="121713" calcext:value-type="float">
            <text:p>121713</text:p>
          </table:table-cell>
          <table:table-cell office:value-type="float" office:value="20282" calcext:value-type="float">
            <text:p>20282</text:p>
          </table:table-cell>
          <table:table-cell office:value-type="float" office:value="94.994" calcext:value-type="float">
            <text:p>94,99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22" calcext:value-type="float">
            <text:p>0,022</text:p>
          </table:table-cell>
          <table:table-cell office:value-type="float" office:value="121844" calcext:value-type="float">
            <text:p>121844</text:p>
          </table:table-cell>
          <table:table-cell office:value-type="float" office:value="20100" calcext:value-type="float">
            <text:p>20100</text:p>
          </table:table-cell>
          <table:table-cell office:value-type="float" office:value="94.962" calcext:value-type="float">
            <text:p>94,96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27" calcext:value-type="float">
            <text:p>0,027</text:p>
          </table:table-cell>
          <table:table-cell office:value-type="float" office:value="157125" calcext:value-type="float">
            <text:p>157125</text:p>
          </table:table-cell>
          <table:table-cell office:value-type="float" office:value="25046" calcext:value-type="float">
            <text:p>25046</text:p>
          </table:table-cell>
          <table:table-cell office:value-type="float" office:value="94.953" calcext:value-type="float">
            <text:p>94,95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21" calcext:value-type="float">
            <text:p>0,021</text:p>
          </table:table-cell>
          <table:table-cell office:value-type="float" office:value="135678" calcext:value-type="float">
            <text:p>135678</text:p>
          </table:table-cell>
          <table:table-cell office:value-type="float" office:value="21857" calcext:value-type="float">
            <text:p>21857</text:p>
          </table:table-cell>
          <table:table-cell office:value-type="float" office:value="95.18" calcext:value-type="float">
            <text:p>95,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16" calcext:value-type="float">
            <text:p>0,016</text:p>
          </table:table-cell>
          <table:table-cell office:value-type="float" office:value="105691" calcext:value-type="float">
            <text:p>105691</text:p>
          </table:table-cell>
          <table:table-cell office:value-type="float" office:value="17448" calcext:value-type="float">
            <text:p>17448</text:p>
          </table:table-cell>
          <table:table-cell office:value-type="float" office:value="95.173" calcext:value-type="float">
            <text:p>95,17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19" calcext:value-type="float">
            <text:p>0,019</text:p>
          </table:table-cell>
          <table:table-cell office:value-type="float" office:value="112626" calcext:value-type="float">
            <text:p>112626</text:p>
          </table:table-cell>
          <table:table-cell office:value-type="float" office:value="18868" calcext:value-type="float">
            <text:p>18868</text:p>
          </table:table-cell>
          <table:table-cell office:value-type="float" office:value="94.432" calcext:value-type="float">
            <text:p>94,43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19" calcext:value-type="float">
            <text:p>0,019</text:p>
          </table:table-cell>
          <table:table-cell office:value-type="float" office:value="101310" calcext:value-type="float">
            <text:p>101310</text:p>
          </table:table-cell>
          <table:table-cell office:value-type="float" office:value="16902" calcext:value-type="float">
            <text:p>16902</text:p>
          </table:table-cell>
          <table:table-cell office:value-type="float" office:value="94.735" calcext:value-type="float">
            <text:p>94,73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2" calcext:value-type="float">
            <text:p>0,02</text:p>
          </table:table-cell>
          <table:table-cell office:value-type="float" office:value="107340" calcext:value-type="float">
            <text:p>107340</text:p>
          </table:table-cell>
          <table:table-cell office:value-type="float" office:value="17806" calcext:value-type="float">
            <text:p>17806</text:p>
          </table:table-cell>
          <table:table-cell office:value-type="float" office:value="94.709" calcext:value-type="float">
            <text:p>94,70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17" calcext:value-type="float">
            <text:p>0,017</text:p>
          </table:table-cell>
          <table:table-cell office:value-type="float" office:value="99380" calcext:value-type="float">
            <text:p>99380</text:p>
          </table:table-cell>
          <table:table-cell office:value-type="float" office:value="16616" calcext:value-type="float">
            <text:p>16616</text:p>
          </table:table-cell>
          <table:table-cell office:value-type="float" office:value="95.108" calcext:value-type="float">
            <text:p>95,10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18" calcext:value-type="float">
            <text:p>0,018</text:p>
          </table:table-cell>
          <table:table-cell office:value-type="float" office:value="104483" calcext:value-type="float">
            <text:p>104483</text:p>
          </table:table-cell>
          <table:table-cell office:value-type="float" office:value="17423" calcext:value-type="float">
            <text:p>17423</text:p>
          </table:table-cell>
          <table:table-cell office:value-type="float" office:value="94.302" calcext:value-type="float">
            <text:p>94,30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2" calcext:value-type="float">
            <text:p>0,02</text:p>
          </table:table-cell>
          <table:table-cell office:value-type="float" office:value="105082" calcext:value-type="float">
            <text:p>105082</text:p>
          </table:table-cell>
          <table:table-cell office:value-type="float" office:value="17499" calcext:value-type="float">
            <text:p>17499</text:p>
          </table:table-cell>
          <table:table-cell office:value-type="float" office:value="94.373" calcext:value-type="float">
            <text:p>94,37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21" calcext:value-type="float">
            <text:p>0,021</text:p>
          </table:table-cell>
          <table:table-cell office:value-type="float" office:value="123859" calcext:value-type="float">
            <text:p>123859</text:p>
          </table:table-cell>
          <table:table-cell office:value-type="float" office:value="20245" calcext:value-type="float">
            <text:p>20245</text:p>
          </table:table-cell>
          <table:table-cell office:value-type="float" office:value="94.784" calcext:value-type="float">
            <text:p>94,78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22" calcext:value-type="float">
            <text:p>0,022</text:p>
          </table:table-cell>
          <table:table-cell office:value-type="float" office:value="106113" calcext:value-type="float">
            <text:p>106113</text:p>
          </table:table-cell>
          <table:table-cell office:value-type="float" office:value="17653" calcext:value-type="float">
            <text:p>17653</text:p>
          </table:table-cell>
          <table:table-cell office:value-type="float" office:value="94.704" calcext:value-type="float">
            <text:p>94,70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27" calcext:value-type="float">
            <text:p>0,027</text:p>
          </table:table-cell>
          <table:table-cell office:value-type="float" office:value="118396" calcext:value-type="float">
            <text:p>118396</text:p>
          </table:table-cell>
          <table:table-cell office:value-type="float" office:value="19430" calcext:value-type="float">
            <text:p>19430</text:p>
          </table:table-cell>
          <table:table-cell office:value-type="float" office:value="94.513" calcext:value-type="float">
            <text:p>94,51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2" calcext:value-type="float">
            <text:p>0,02</text:p>
          </table:table-cell>
          <table:table-cell office:value-type="float" office:value="106982" calcext:value-type="float">
            <text:p>106982</text:p>
          </table:table-cell>
          <table:table-cell office:value-type="float" office:value="17821" calcext:value-type="float">
            <text:p>17821</text:p>
          </table:table-cell>
          <table:table-cell office:value-type="float" office:value="94.557" calcext:value-type="float">
            <text:p>94,55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26" calcext:value-type="float">
            <text:p>0,026</text:p>
          </table:table-cell>
          <table:table-cell office:value-type="float" office:value="119825" calcext:value-type="float">
            <text:p>119825</text:p>
          </table:table-cell>
          <table:table-cell office:value-type="float" office:value="19620" calcext:value-type="float">
            <text:p>19620</text:p>
          </table:table-cell>
          <table:table-cell office:value-type="float" office:value="93.973" calcext:value-type="float">
            <text:p>93,97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25" calcext:value-type="float">
            <text:p>0,025</text:p>
          </table:table-cell>
          <table:table-cell office:value-type="float" office:value="117560" calcext:value-type="float">
            <text:p>117560</text:p>
          </table:table-cell>
          <table:table-cell office:value-type="float" office:value="18961" calcext:value-type="float">
            <text:p>18961</text:p>
          </table:table-cell>
          <table:table-cell office:value-type="float" office:value="94.403" calcext:value-type="float">
            <text:p>94,40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24" calcext:value-type="float">
            <text:p>0,024</text:p>
          </table:table-cell>
          <table:table-cell office:value-type="float" office:value="143289" calcext:value-type="float">
            <text:p>143289</text:p>
          </table:table-cell>
          <table:table-cell office:value-type="float" office:value="23030" calcext:value-type="float">
            <text:p>23030</text:p>
          </table:table-cell>
          <table:table-cell office:value-type="float" office:value="94.377" calcext:value-type="float">
            <text:p>94,37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19" calcext:value-type="float">
            <text:p>0,019</text:p>
          </table:table-cell>
          <table:table-cell office:value-type="float" office:value="113728" calcext:value-type="float">
            <text:p>113728</text:p>
          </table:table-cell>
          <table:table-cell office:value-type="float" office:value="18737" calcext:value-type="float">
            <text:p>18737</text:p>
          </table:table-cell>
          <table:table-cell office:value-type="float" office:value="94.996" calcext:value-type="float">
            <text:p>94,99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17" calcext:value-type="float">
            <text:p>0,017</text:p>
          </table:table-cell>
          <table:table-cell office:value-type="float" office:value="107516" calcext:value-type="float">
            <text:p>107516</text:p>
          </table:table-cell>
          <table:table-cell office:value-type="float" office:value="17663" calcext:value-type="float">
            <text:p>17663</text:p>
          </table:table-cell>
          <table:table-cell office:value-type="float" office:value="94.913" calcext:value-type="float">
            <text:p>94,91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16" calcext:value-type="float">
            <text:p>0,016</text:p>
          </table:table-cell>
          <table:table-cell office:value-type="float" office:value="93285" calcext:value-type="float">
            <text:p>93285</text:p>
          </table:table-cell>
          <table:table-cell office:value-type="float" office:value="15408" calcext:value-type="float">
            <text:p>15408</text:p>
          </table:table-cell>
          <table:table-cell office:value-type="float" office:value="94.39" calcext:value-type="float">
            <text:p>94,3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19" calcext:value-type="float">
            <text:p>0,019</text:p>
          </table:table-cell>
          <table:table-cell office:value-type="float" office:value="106554" calcext:value-type="float">
            <text:p>106554</text:p>
          </table:table-cell>
          <table:table-cell office:value-type="float" office:value="17411" calcext:value-type="float">
            <text:p>17411</text:p>
          </table:table-cell>
          <table:table-cell office:value-type="float" office:value="94.373" calcext:value-type="float">
            <text:p>94,3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19" calcext:value-type="float">
            <text:p>0,019</text:p>
          </table:table-cell>
          <table:table-cell office:value-type="float" office:value="104128" calcext:value-type="float">
            <text:p>104128</text:p>
          </table:table-cell>
          <table:table-cell office:value-type="float" office:value="16917" calcext:value-type="float">
            <text:p>16917</text:p>
          </table:table-cell>
          <table:table-cell office:value-type="float" office:value="94.955" calcext:value-type="float">
            <text:p>94,95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19" calcext:value-type="float">
            <text:p>0,019</text:p>
          </table:table-cell>
          <table:table-cell office:value-type="float" office:value="112270" calcext:value-type="float">
            <text:p>112270</text:p>
          </table:table-cell>
          <table:table-cell office:value-type="float" office:value="18257" calcext:value-type="float">
            <text:p>18257</text:p>
          </table:table-cell>
          <table:table-cell office:value-type="float" office:value="95.115" calcext:value-type="float">
            <text:p>95,11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2" calcext:value-type="float">
            <text:p>0,02</text:p>
          </table:table-cell>
          <table:table-cell office:value-type="float" office:value="111775" calcext:value-type="float">
            <text:p>111775</text:p>
          </table:table-cell>
          <table:table-cell office:value-type="float" office:value="18055" calcext:value-type="float">
            <text:p>18055</text:p>
          </table:table-cell>
          <table:table-cell office:value-type="float" office:value="94.819" calcext:value-type="float">
            <text:p>94,81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21" calcext:value-type="float">
            <text:p>0,021</text:p>
          </table:table-cell>
          <table:table-cell office:value-type="float" office:value="95989" calcext:value-type="float">
            <text:p>95989</text:p>
          </table:table-cell>
          <table:table-cell office:value-type="float" office:value="15830" calcext:value-type="float">
            <text:p>15830</text:p>
          </table:table-cell>
          <table:table-cell office:value-type="float" office:value="94.174" calcext:value-type="float">
            <text:p>94,17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19" calcext:value-type="float">
            <text:p>0,019</text:p>
          </table:table-cell>
          <table:table-cell office:value-type="float" office:value="107939" calcext:value-type="float">
            <text:p>107939</text:p>
          </table:table-cell>
          <table:table-cell office:value-type="float" office:value="17742" calcext:value-type="float">
            <text:p>17742</text:p>
          </table:table-cell>
          <table:table-cell office:value-type="float" office:value="94.609" calcext:value-type="float">
            <text:p>94,60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19" calcext:value-type="float">
            <text:p>0,019</text:p>
          </table:table-cell>
          <table:table-cell office:value-type="float" office:value="109289" calcext:value-type="float">
            <text:p>109289</text:p>
          </table:table-cell>
          <table:table-cell office:value-type="float" office:value="17734" calcext:value-type="float">
            <text:p>17734</text:p>
          </table:table-cell>
          <table:table-cell office:value-type="float" office:value="93.548" calcext:value-type="float">
            <text:p>93,54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21" calcext:value-type="float">
            <text:p>0,021</text:p>
          </table:table-cell>
          <table:table-cell office:value-type="float" office:value="107384" calcext:value-type="float">
            <text:p>107384</text:p>
          </table:table-cell>
          <table:table-cell office:value-type="float" office:value="17240" calcext:value-type="float">
            <text:p>17240</text:p>
          </table:table-cell>
          <table:table-cell office:value-type="float" office:value="93.997" calcext:value-type="float">
            <text:p>93,99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16" calcext:value-type="float">
            <text:p>0,016</text:p>
          </table:table-cell>
          <table:table-cell office:value-type="float" office:value="87288" calcext:value-type="float">
            <text:p>87288</text:p>
          </table:table-cell>
          <table:table-cell office:value-type="float" office:value="14445" calcext:value-type="float">
            <text:p>14445</text:p>
          </table:table-cell>
          <table:table-cell office:value-type="float" office:value="94.293" calcext:value-type="float">
            <text:p>94,29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17" calcext:value-type="float">
            <text:p>0,017</text:p>
          </table:table-cell>
          <table:table-cell office:value-type="float" office:value="87730" calcext:value-type="float">
            <text:p>87730</text:p>
          </table:table-cell>
          <table:table-cell office:value-type="float" office:value="14580" calcext:value-type="float">
            <text:p>14580</text:p>
          </table:table-cell>
          <table:table-cell office:value-type="float" office:value="93.705" calcext:value-type="float">
            <text:p>93,70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21" calcext:value-type="float">
            <text:p>0,021</text:p>
          </table:table-cell>
          <table:table-cell office:value-type="float" office:value="117356" calcext:value-type="float">
            <text:p>117356</text:p>
          </table:table-cell>
          <table:table-cell office:value-type="float" office:value="18792" calcext:value-type="float">
            <text:p>18792</text:p>
          </table:table-cell>
          <table:table-cell office:value-type="float" office:value="94.295" calcext:value-type="float">
            <text:p>94,29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25" calcext:value-type="float">
            <text:p>0,025</text:p>
          </table:table-cell>
          <table:table-cell office:value-type="float" office:value="106264" calcext:value-type="float">
            <text:p>106264</text:p>
          </table:table-cell>
          <table:table-cell office:value-type="float" office:value="17378" calcext:value-type="float">
            <text:p>17378</text:p>
          </table:table-cell>
          <table:table-cell office:value-type="float" office:value="94.051" calcext:value-type="float">
            <text:p>94,05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16" calcext:value-type="float">
            <text:p>0,016</text:p>
          </table:table-cell>
          <table:table-cell office:value-type="float" office:value="96329" calcext:value-type="float">
            <text:p>96329</text:p>
          </table:table-cell>
          <table:table-cell office:value-type="float" office:value="15672" calcext:value-type="float">
            <text:p>15672</text:p>
          </table:table-cell>
          <table:table-cell office:value-type="float" office:value="93.852" calcext:value-type="float">
            <text:p>93,85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19" calcext:value-type="float">
            <text:p>0,019</text:p>
          </table:table-cell>
          <table:table-cell office:value-type="float" office:value="101003" calcext:value-type="float">
            <text:p>101003</text:p>
          </table:table-cell>
          <table:table-cell office:value-type="float" office:value="16430" calcext:value-type="float">
            <text:p>16430</text:p>
          </table:table-cell>
          <table:table-cell office:value-type="float" office:value="94.348" calcext:value-type="float">
            <text:p>94,34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14" calcext:value-type="float">
            <text:p>0,014</text:p>
          </table:table-cell>
          <table:table-cell office:value-type="float" office:value="77607" calcext:value-type="float">
            <text:p>77607</text:p>
          </table:table-cell>
          <table:table-cell office:value-type="float" office:value="13044" calcext:value-type="float">
            <text:p>13044</text:p>
          </table:table-cell>
          <table:table-cell office:value-type="float" office:value="94.071" calcext:value-type="float">
            <text:p>94,07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21" calcext:value-type="float">
            <text:p>0,021</text:p>
          </table:table-cell>
          <table:table-cell office:value-type="float" office:value="106056" calcext:value-type="float">
            <text:p>106056</text:p>
          </table:table-cell>
          <table:table-cell office:value-type="float" office:value="17292" calcext:value-type="float">
            <text:p>17292</text:p>
          </table:table-cell>
          <table:table-cell office:value-type="float" office:value="94.553" calcext:value-type="float">
            <text:p>94,55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17" calcext:value-type="float">
            <text:p>0,017</text:p>
          </table:table-cell>
          <table:table-cell office:value-type="float" office:value="94929" calcext:value-type="float">
            <text:p>94929</text:p>
          </table:table-cell>
          <table:table-cell office:value-type="float" office:value="15447" calcext:value-type="float">
            <text:p>15447</text:p>
          </table:table-cell>
          <table:table-cell office:value-type="float" office:value="94.021" calcext:value-type="float">
            <text:p>94,02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2" calcext:value-type="float">
            <text:p>0,02</text:p>
          </table:table-cell>
          <table:table-cell office:value-type="float" office:value="89799" calcext:value-type="float">
            <text:p>89799</text:p>
          </table:table-cell>
          <table:table-cell office:value-type="float" office:value="14872" calcext:value-type="float">
            <text:p>14872</text:p>
          </table:table-cell>
          <table:table-cell office:value-type="float" office:value="94.351" calcext:value-type="float">
            <text:p>94,35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18" calcext:value-type="float">
            <text:p>0,018</text:p>
          </table:table-cell>
          <table:table-cell office:value-type="float" office:value="85831" calcext:value-type="float">
            <text:p>85831</text:p>
          </table:table-cell>
          <table:table-cell office:value-type="float" office:value="14167" calcext:value-type="float">
            <text:p>14167</text:p>
          </table:table-cell>
          <table:table-cell office:value-type="float" office:value="94.346" calcext:value-type="float">
            <text:p>94,34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14" calcext:value-type="float">
            <text:p>0,014</text:p>
          </table:table-cell>
          <table:table-cell office:value-type="float" office:value="69660" calcext:value-type="float">
            <text:p>69660</text:p>
          </table:table-cell>
          <table:table-cell office:value-type="float" office:value="11872" calcext:value-type="float">
            <text:p>11872</text:p>
          </table:table-cell>
          <table:table-cell office:value-type="float" office:value="94.517" calcext:value-type="float">
            <text:p>94,51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17" calcext:value-type="float">
            <text:p>0,017</text:p>
          </table:table-cell>
          <table:table-cell office:value-type="float" office:value="100257" calcext:value-type="float">
            <text:p>100257</text:p>
          </table:table-cell>
          <table:table-cell office:value-type="float" office:value="16336" calcext:value-type="float">
            <text:p>16336</text:p>
          </table:table-cell>
          <table:table-cell office:value-type="float" office:value="94.902" calcext:value-type="float">
            <text:p>94,90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15" calcext:value-type="float">
            <text:p>0,015</text:p>
          </table:table-cell>
          <table:table-cell office:value-type="float" office:value="68046" calcext:value-type="float">
            <text:p>68046</text:p>
          </table:table-cell>
          <table:table-cell office:value-type="float" office:value="11617" calcext:value-type="float">
            <text:p>11617</text:p>
          </table:table-cell>
          <table:table-cell office:value-type="float" office:value="94.16" calcext:value-type="float">
            <text:p>94,1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16" calcext:value-type="float">
            <text:p>0,016</text:p>
          </table:table-cell>
          <table:table-cell office:value-type="float" office:value="83363" calcext:value-type="float">
            <text:p>83363</text:p>
          </table:table-cell>
          <table:table-cell office:value-type="float" office:value="13839" calcext:value-type="float">
            <text:p>13839</text:p>
          </table:table-cell>
          <table:table-cell office:value-type="float" office:value="94.07" calcext:value-type="float">
            <text:p>94,0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14" calcext:value-type="float">
            <text:p>0,014</text:p>
          </table:table-cell>
          <table:table-cell office:value-type="float" office:value="73644" calcext:value-type="float">
            <text:p>73644</text:p>
          </table:table-cell>
          <table:table-cell office:value-type="float" office:value="12446" calcext:value-type="float">
            <text:p>12446</text:p>
          </table:table-cell>
          <table:table-cell office:value-type="float" office:value="93.804" calcext:value-type="float">
            <text:p>93,80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17" calcext:value-type="float">
            <text:p>0,017</text:p>
          </table:table-cell>
          <table:table-cell office:value-type="float" office:value="73699" calcext:value-type="float">
            <text:p>73699</text:p>
          </table:table-cell>
          <table:table-cell office:value-type="float" office:value="12376" calcext:value-type="float">
            <text:p>12376</text:p>
          </table:table-cell>
          <table:table-cell office:value-type="float" office:value="94.11" calcext:value-type="float">
            <text:p>94,1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14" calcext:value-type="float">
            <text:p>0,014</text:p>
          </table:table-cell>
          <table:table-cell office:value-type="float" office:value="65038" calcext:value-type="float">
            <text:p>65038</text:p>
          </table:table-cell>
          <table:table-cell office:value-type="float" office:value="11071" calcext:value-type="float">
            <text:p>11071</text:p>
          </table:table-cell>
          <table:table-cell office:value-type="float" office:value="94.17" calcext:value-type="float">
            <text:p>94,1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16" calcext:value-type="float">
            <text:p>0,016</text:p>
          </table:table-cell>
          <table:table-cell office:value-type="float" office:value="70483" calcext:value-type="float">
            <text:p>70483</text:p>
          </table:table-cell>
          <table:table-cell office:value-type="float" office:value="11870" calcext:value-type="float">
            <text:p>11870</text:p>
          </table:table-cell>
          <table:table-cell office:value-type="float" office:value="94.149" calcext:value-type="float">
            <text:p>94,14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19" calcext:value-type="float">
            <text:p>0,019</text:p>
          </table:table-cell>
          <table:table-cell office:value-type="float" office:value="75042" calcext:value-type="float">
            <text:p>75042</text:p>
          </table:table-cell>
          <table:table-cell office:value-type="float" office:value="12626" calcext:value-type="float">
            <text:p>12626</text:p>
          </table:table-cell>
          <table:table-cell office:value-type="float" office:value="93.849" calcext:value-type="float">
            <text:p>93,84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14" calcext:value-type="float">
            <text:p>0,014</text:p>
          </table:table-cell>
          <table:table-cell office:value-type="float" office:value="60673" calcext:value-type="float">
            <text:p>60673</text:p>
          </table:table-cell>
          <table:table-cell office:value-type="float" office:value="10361" calcext:value-type="float">
            <text:p>10361</text:p>
          </table:table-cell>
          <table:table-cell office:value-type="float" office:value="94.416" calcext:value-type="float">
            <text:p>94,41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19" calcext:value-type="float">
            <text:p>0,019</text:p>
          </table:table-cell>
          <table:table-cell office:value-type="float" office:value="70573" calcext:value-type="float">
            <text:p>70573</text:p>
          </table:table-cell>
          <table:table-cell office:value-type="float" office:value="11934" calcext:value-type="float">
            <text:p>11934</text:p>
          </table:table-cell>
          <table:table-cell office:value-type="float" office:value="94.822" calcext:value-type="float">
            <text:p>94,82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18" calcext:value-type="float">
            <text:p>0,018</text:p>
          </table:table-cell>
          <table:table-cell office:value-type="float" office:value="73000" calcext:value-type="float">
            <text:p>73000</text:p>
          </table:table-cell>
          <table:table-cell office:value-type="float" office:value="12289" calcext:value-type="float">
            <text:p>12289</text:p>
          </table:table-cell>
          <table:table-cell office:value-type="float" office:value="94.03" calcext:value-type="float">
            <text:p>94,0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17" calcext:value-type="float">
            <text:p>0,017</text:p>
          </table:table-cell>
          <table:table-cell office:value-type="float" office:value="81738" calcext:value-type="float">
            <text:p>81738</text:p>
          </table:table-cell>
          <table:table-cell office:value-type="float" office:value="13438" calcext:value-type="float">
            <text:p>13438</text:p>
          </table:table-cell>
          <table:table-cell office:value-type="float" office:value="94.743" calcext:value-type="float">
            <text:p>94,74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2" calcext:value-type="float">
            <text:p>0,02</text:p>
          </table:table-cell>
          <table:table-cell office:value-type="float" office:value="92361" calcext:value-type="float">
            <text:p>92361</text:p>
          </table:table-cell>
          <table:table-cell office:value-type="float" office:value="14877" calcext:value-type="float">
            <text:p>14877</text:p>
          </table:table-cell>
          <table:table-cell office:value-type="float" office:value="94.269" calcext:value-type="float">
            <text:p>94,26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2" calcext:value-type="float">
            <text:p>0,02</text:p>
          </table:table-cell>
          <table:table-cell office:value-type="float" office:value="65614" calcext:value-type="float">
            <text:p>65614</text:p>
          </table:table-cell>
          <table:table-cell office:value-type="float" office:value="11125" calcext:value-type="float">
            <text:p>11125</text:p>
          </table:table-cell>
          <table:table-cell office:value-type="float" office:value="94.103" calcext:value-type="float">
            <text:p>94,10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16" calcext:value-type="float">
            <text:p>0,016</text:p>
          </table:table-cell>
          <table:table-cell office:value-type="float" office:value="63959" calcext:value-type="float">
            <text:p>63959</text:p>
          </table:table-cell>
          <table:table-cell office:value-type="float" office:value="10866" calcext:value-type="float">
            <text:p>10866</text:p>
          </table:table-cell>
          <table:table-cell office:value-type="float" office:value="93.782" calcext:value-type="float">
            <text:p>93,78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15" calcext:value-type="float">
            <text:p>0,015</text:p>
          </table:table-cell>
          <table:table-cell office:value-type="float" office:value="63835" calcext:value-type="float">
            <text:p>63835</text:p>
          </table:table-cell>
          <table:table-cell office:value-type="float" office:value="10743" calcext:value-type="float">
            <text:p>10743</text:p>
          </table:table-cell>
          <table:table-cell office:value-type="float" office:value="94.704" calcext:value-type="float">
            <text:p>94,70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2" calcext:value-type="float">
            <text:p>0,02</text:p>
          </table:table-cell>
          <table:table-cell office:value-type="float" office:value="70837" calcext:value-type="float">
            <text:p>70837</text:p>
          </table:table-cell>
          <table:table-cell office:value-type="float" office:value="11837" calcext:value-type="float">
            <text:p>11837</text:p>
          </table:table-cell>
          <table:table-cell office:value-type="float" office:value="93.712" calcext:value-type="float">
            <text:p>93,71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17" calcext:value-type="float">
            <text:p>0,017</text:p>
          </table:table-cell>
          <table:table-cell office:value-type="float" office:value="71920" calcext:value-type="float">
            <text:p>71920</text:p>
          </table:table-cell>
          <table:table-cell office:value-type="float" office:value="12088" calcext:value-type="float">
            <text:p>12088</text:p>
          </table:table-cell>
          <table:table-cell office:value-type="float" office:value="94.154" calcext:value-type="float">
            <text:p>94,15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17" calcext:value-type="float">
            <text:p>0,017</text:p>
          </table:table-cell>
          <table:table-cell office:value-type="float" office:value="54215" calcext:value-type="float">
            <text:p>54215</text:p>
          </table:table-cell>
          <table:table-cell office:value-type="float" office:value="9313" calcext:value-type="float">
            <text:p>9313</text:p>
          </table:table-cell>
          <table:table-cell office:value-type="float" office:value="93.782" calcext:value-type="float">
            <text:p>93,78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14" calcext:value-type="float">
            <text:p>0,014</text:p>
          </table:table-cell>
          <table:table-cell office:value-type="float" office:value="53415" calcext:value-type="float">
            <text:p>53415</text:p>
          </table:table-cell>
          <table:table-cell office:value-type="float" office:value="9085" calcext:value-type="float">
            <text:p>9085</text:p>
          </table:table-cell>
          <table:table-cell office:value-type="float" office:value="94.155" calcext:value-type="float">
            <text:p>94,15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19" calcext:value-type="float">
            <text:p>0,019</text:p>
          </table:table-cell>
          <table:table-cell office:value-type="float" office:value="82080" calcext:value-type="float">
            <text:p>82080</text:p>
          </table:table-cell>
          <table:table-cell office:value-type="float" office:value="13539" calcext:value-type="float">
            <text:p>13539</text:p>
          </table:table-cell>
          <table:table-cell office:value-type="float" office:value="93.79" calcext:value-type="float">
            <text:p>93,7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15" calcext:value-type="float">
            <text:p>0,015</text:p>
          </table:table-cell>
          <table:table-cell office:value-type="float" office:value="53687" calcext:value-type="float">
            <text:p>53687</text:p>
          </table:table-cell>
          <table:table-cell office:value-type="float" office:value="9258" calcext:value-type="float">
            <text:p>9258</text:p>
          </table:table-cell>
          <table:table-cell office:value-type="float" office:value="93.166" calcext:value-type="float">
            <text:p>93,16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15" calcext:value-type="float">
            <text:p>0,015</text:p>
          </table:table-cell>
          <table:table-cell office:value-type="float" office:value="73821" calcext:value-type="float">
            <text:p>73821</text:p>
          </table:table-cell>
          <table:table-cell office:value-type="float" office:value="11935" calcext:value-type="float">
            <text:p>11935</text:p>
          </table:table-cell>
          <table:table-cell office:value-type="float" office:value="93.329" calcext:value-type="float">
            <text:p>93,32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16" calcext:value-type="float">
            <text:p>0,016</text:p>
          </table:table-cell>
          <table:table-cell office:value-type="float" office:value="64782" calcext:value-type="float">
            <text:p>64782</text:p>
          </table:table-cell>
          <table:table-cell office:value-type="float" office:value="10931" calcext:value-type="float">
            <text:p>10931</text:p>
          </table:table-cell>
          <table:table-cell office:value-type="float" office:value="94.702" calcext:value-type="float">
            <text:p>94,70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18" calcext:value-type="float">
            <text:p>0,018</text:p>
          </table:table-cell>
          <table:table-cell office:value-type="float" office:value="69805" calcext:value-type="float">
            <text:p>69805</text:p>
          </table:table-cell>
          <table:table-cell office:value-type="float" office:value="11537" calcext:value-type="float">
            <text:p>11537</text:p>
          </table:table-cell>
          <table:table-cell office:value-type="float" office:value="93.342" calcext:value-type="float">
            <text:p>93,34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15" calcext:value-type="float">
            <text:p>0,015</text:p>
          </table:table-cell>
          <table:table-cell office:value-type="float" office:value="63589" calcext:value-type="float">
            <text:p>63589</text:p>
          </table:table-cell>
          <table:table-cell office:value-type="float" office:value="10586" calcext:value-type="float">
            <text:p>10586</text:p>
          </table:table-cell>
          <table:table-cell office:value-type="float" office:value="93.008" calcext:value-type="float">
            <text:p>93,00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14" calcext:value-type="float">
            <text:p>0,014</text:p>
          </table:table-cell>
          <table:table-cell office:value-type="float" office:value="55470" calcext:value-type="float">
            <text:p>55470</text:p>
          </table:table-cell>
          <table:table-cell office:value-type="float" office:value="9491" calcext:value-type="float">
            <text:p>9491</text:p>
          </table:table-cell>
          <table:table-cell office:value-type="float" office:value="94.317" calcext:value-type="float">
            <text:p>94,31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16" calcext:value-type="float">
            <text:p>0,016</text:p>
          </table:table-cell>
          <table:table-cell office:value-type="float" office:value="59459" calcext:value-type="float">
            <text:p>59459</text:p>
          </table:table-cell>
          <table:table-cell office:value-type="float" office:value="9962" calcext:value-type="float">
            <text:p>9962</text:p>
          </table:table-cell>
          <table:table-cell office:value-type="float" office:value="94.249" calcext:value-type="float">
            <text:p>94,24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17" calcext:value-type="float">
            <text:p>0,017</text:p>
          </table:table-cell>
          <table:table-cell office:value-type="float" office:value="63805" calcext:value-type="float">
            <text:p>63805</text:p>
          </table:table-cell>
          <table:table-cell office:value-type="float" office:value="10402" calcext:value-type="float">
            <text:p>10402</text:p>
          </table:table-cell>
          <table:table-cell office:value-type="float" office:value="93.077" calcext:value-type="float">
            <text:p>93,07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14" calcext:value-type="float">
            <text:p>0,014</text:p>
          </table:table-cell>
          <table:table-cell office:value-type="float" office:value="59495" calcext:value-type="float">
            <text:p>59495</text:p>
          </table:table-cell>
          <table:table-cell office:value-type="float" office:value="9957" calcext:value-type="float">
            <text:p>9957</text:p>
          </table:table-cell>
          <table:table-cell office:value-type="float" office:value="94.294" calcext:value-type="float">
            <text:p>94,29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15" calcext:value-type="float">
            <text:p>0,015</text:p>
          </table:table-cell>
          <table:table-cell office:value-type="float" office:value="65346" calcext:value-type="float">
            <text:p>65346</text:p>
          </table:table-cell>
          <table:table-cell office:value-type="float" office:value="10758" calcext:value-type="float">
            <text:p>10758</text:p>
          </table:table-cell>
          <table:table-cell office:value-type="float" office:value="94.039" calcext:value-type="float">
            <text:p>94,03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15" calcext:value-type="float">
            <text:p>0,015</text:p>
          </table:table-cell>
          <table:table-cell office:value-type="float" office:value="59176" calcext:value-type="float">
            <text:p>59176</text:p>
          </table:table-cell>
          <table:table-cell office:value-type="float" office:value="9851" calcext:value-type="float">
            <text:p>9851</text:p>
          </table:table-cell>
          <table:table-cell office:value-type="float" office:value="93.932" calcext:value-type="float">
            <text:p>93,93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12" calcext:value-type="float">
            <text:p>0,012</text:p>
          </table:table-cell>
          <table:table-cell office:value-type="float" office:value="44787" calcext:value-type="float">
            <text:p>44787</text:p>
          </table:table-cell>
          <table:table-cell office:value-type="float" office:value="7814" calcext:value-type="float">
            <text:p>7814</text:p>
          </table:table-cell>
          <table:table-cell office:value-type="float" office:value="93.393" calcext:value-type="float">
            <text:p>93,39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14" calcext:value-type="float">
            <text:p>0,014</text:p>
          </table:table-cell>
          <table:table-cell office:value-type="float" office:value="56667" calcext:value-type="float">
            <text:p>56667</text:p>
          </table:table-cell>
          <table:table-cell office:value-type="float" office:value="9578" calcext:value-type="float">
            <text:p>9578</text:p>
          </table:table-cell>
          <table:table-cell office:value-type="float" office:value="93.781" calcext:value-type="float">
            <text:p>93,78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13" calcext:value-type="float">
            <text:p>0,013</text:p>
          </table:table-cell>
          <table:table-cell office:value-type="float" office:value="48367" calcext:value-type="float">
            <text:p>48367</text:p>
          </table:table-cell>
          <table:table-cell office:value-type="float" office:value="8335" calcext:value-type="float">
            <text:p>8335</text:p>
          </table:table-cell>
          <table:table-cell office:value-type="float" office:value="92.583" calcext:value-type="float">
            <text:p>92,58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15" calcext:value-type="float">
            <text:p>0,015</text:p>
          </table:table-cell>
          <table:table-cell office:value-type="float" office:value="64584" calcext:value-type="float">
            <text:p>64584</text:p>
          </table:table-cell>
          <table:table-cell office:value-type="float" office:value="10780" calcext:value-type="float">
            <text:p>10780</text:p>
          </table:table-cell>
          <table:table-cell office:value-type="float" office:value="94.187" calcext:value-type="float">
            <text:p>94,18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24" calcext:value-type="float">
            <text:p>0,024</text:p>
          </table:table-cell>
          <table:table-cell office:value-type="float" office:value="47092" calcext:value-type="float">
            <text:p>47092</text:p>
          </table:table-cell>
          <table:table-cell office:value-type="float" office:value="8100" calcext:value-type="float">
            <text:p>8100</text:p>
          </table:table-cell>
          <table:table-cell office:value-type="float" office:value="94.304" calcext:value-type="float">
            <text:p>94,30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16" calcext:value-type="float">
            <text:p>0,016</text:p>
          </table:table-cell>
          <table:table-cell office:value-type="float" office:value="56390" calcext:value-type="float">
            <text:p>56390</text:p>
          </table:table-cell>
          <table:table-cell office:value-type="float" office:value="9518" calcext:value-type="float">
            <text:p>9518</text:p>
          </table:table-cell>
          <table:table-cell office:value-type="float" office:value="94.168" calcext:value-type="float">
            <text:p>94,1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,015</text:p>
          </table:table-cell>
          <table:table-cell office:value-type="float" office:value="45589" calcext:value-type="float">
            <text:p>45589</text:p>
          </table:table-cell>
          <table:table-cell office:value-type="float" office:value="7834" calcext:value-type="float">
            <text:p>7834</text:p>
          </table:table-cell>
          <table:table-cell office:value-type="float" office:value="93.793" calcext:value-type="float">
            <text:p>93,79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16" calcext:value-type="float">
            <text:p>0,016</text:p>
          </table:table-cell>
          <table:table-cell office:value-type="float" office:value="48346" calcext:value-type="float">
            <text:p>48346</text:p>
          </table:table-cell>
          <table:table-cell office:value-type="float" office:value="8167" calcext:value-type="float">
            <text:p>8167</text:p>
          </table:table-cell>
          <table:table-cell office:value-type="float" office:value="93.057" calcext:value-type="float">
            <text:p>93,05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14" calcext:value-type="float">
            <text:p>0,014</text:p>
          </table:table-cell>
          <table:table-cell office:value-type="float" office:value="46723" calcext:value-type="float">
            <text:p>46723</text:p>
          </table:table-cell>
          <table:table-cell office:value-type="float" office:value="7974" calcext:value-type="float">
            <text:p>7974</text:p>
          </table:table-cell>
          <table:table-cell office:value-type="float" office:value="93.499" calcext:value-type="float">
            <text:p>93,49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23" calcext:value-type="float">
            <text:p>0,023</text:p>
          </table:table-cell>
          <table:table-cell office:value-type="float" office:value="51610" calcext:value-type="float">
            <text:p>51610</text:p>
          </table:table-cell>
          <table:table-cell office:value-type="float" office:value="8893" calcext:value-type="float">
            <text:p>8893</text:p>
          </table:table-cell>
          <table:table-cell office:value-type="float" office:value="93.598" calcext:value-type="float">
            <text:p>93,59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18" calcext:value-type="float">
            <text:p>0,018</text:p>
          </table:table-cell>
          <table:table-cell office:value-type="float" office:value="48983" calcext:value-type="float">
            <text:p>48983</text:p>
          </table:table-cell>
          <table:table-cell office:value-type="float" office:value="8440" calcext:value-type="float">
            <text:p>8440</text:p>
          </table:table-cell>
          <table:table-cell office:value-type="float" office:value="92.926" calcext:value-type="float">
            <text:p>92,92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18" calcext:value-type="float">
            <text:p>0,018</text:p>
          </table:table-cell>
          <table:table-cell office:value-type="float" office:value="50034" calcext:value-type="float">
            <text:p>50034</text:p>
          </table:table-cell>
          <table:table-cell office:value-type="float" office:value="8366" calcext:value-type="float">
            <text:p>8366</text:p>
          </table:table-cell>
          <table:table-cell office:value-type="float" office:value="91.872" calcext:value-type="float">
            <text:p>91,87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13" calcext:value-type="float">
            <text:p>0,013</text:p>
          </table:table-cell>
          <table:table-cell office:value-type="float" office:value="34333" calcext:value-type="float">
            <text:p>34333</text:p>
          </table:table-cell>
          <table:table-cell office:value-type="float" office:value="6014" calcext:value-type="float">
            <text:p>6014</text:p>
          </table:table-cell>
          <table:table-cell office:value-type="float" office:value="93.67" calcext:value-type="float">
            <text:p>93,6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15" calcext:value-type="float">
            <text:p>0,015</text:p>
          </table:table-cell>
          <table:table-cell office:value-type="float" office:value="47054" calcext:value-type="float">
            <text:p>47054</text:p>
          </table:table-cell>
          <table:table-cell office:value-type="float" office:value="7874" calcext:value-type="float">
            <text:p>7874</text:p>
          </table:table-cell>
          <table:table-cell office:value-type="float" office:value="93.333" calcext:value-type="float">
            <text:p>93,33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14" calcext:value-type="float">
            <text:p>0,014</text:p>
          </table:table-cell>
          <table:table-cell office:value-type="float" office:value="42776" calcext:value-type="float">
            <text:p>42776</text:p>
          </table:table-cell>
          <table:table-cell office:value-type="float" office:value="7348" calcext:value-type="float">
            <text:p>7348</text:p>
          </table:table-cell>
          <table:table-cell office:value-type="float" office:value="93.622" calcext:value-type="float">
            <text:p>93,62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15" calcext:value-type="float">
            <text:p>0,015</text:p>
          </table:table-cell>
          <table:table-cell office:value-type="float" office:value="36929" calcext:value-type="float">
            <text:p>36929</text:p>
          </table:table-cell>
          <table:table-cell office:value-type="float" office:value="6498" calcext:value-type="float">
            <text:p>6498</text:p>
          </table:table-cell>
          <table:table-cell office:value-type="float" office:value="93.079" calcext:value-type="float">
            <text:p>93,07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13" calcext:value-type="float">
            <text:p>0,013</text:p>
          </table:table-cell>
          <table:table-cell office:value-type="float" office:value="40212" calcext:value-type="float">
            <text:p>40212</text:p>
          </table:table-cell>
          <table:table-cell office:value-type="float" office:value="6939" calcext:value-type="float">
            <text:p>6939</text:p>
          </table:table-cell>
          <table:table-cell office:value-type="float" office:value="92.52" calcext:value-type="float">
            <text:p>92,5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18" calcext:value-type="float">
            <text:p>0,018</text:p>
          </table:table-cell>
          <table:table-cell office:value-type="float" office:value="56578" calcext:value-type="float">
            <text:p>56578</text:p>
          </table:table-cell>
          <table:table-cell office:value-type="float" office:value="9424" calcext:value-type="float">
            <text:p>9424</text:p>
          </table:table-cell>
          <table:table-cell office:value-type="float" office:value="93.879" calcext:value-type="float">
            <text:p>93,8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3" calcext:value-type="float">
            <text:p>0,013</text:p>
          </table:table-cell>
          <table:table-cell office:value-type="float" office:value="42023" calcext:value-type="float">
            <text:p>42023</text:p>
          </table:table-cell>
          <table:table-cell office:value-type="float" office:value="7307" calcext:value-type="float">
            <text:p>7307</text:p>
          </table:table-cell>
          <table:table-cell office:value-type="float" office:value="94.227" calcext:value-type="float">
            <text:p>94,2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o" fo:country="R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o" fo:country="R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dc:date>2015-10-29T16:24:34.112000000</dc:date>
    <meta:editing-duration>PT2H18M45S</meta:editing-duration>
    <meta:editing-cycles>3</meta:editing-cycles>
    <meta:document-statistic meta:table-count="1" meta:cell-count="25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4.201cm" style:legend-expansion="high" chart:style-name="ch2"/>
        <chart:plot-area chart:style-name="ch3" table:cell-range-address="square.B1:square.B514" chart:data-source-has-labels="row" svg:x="0.32cm" svg:y="0.18cm" svg:width="13.275cm" svg:height="8.64cm">
          <chartooo:coordinate-region svg:x="0.756cm" svg:y="0.301cm" svg:width="12.83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quare.B2:square.B514" chart:label-cell-address="square.B1:square.B1" chart:class="chart:line">
            <chart:data-point chart:repeated="5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quare.B1:squar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839">
                <text:p>6.839</text:p>
                <draw:g>
                  <svg:desc>square.B2:square.B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483">
                <text:p>6.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72">
                <text:p>4.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82">
                <text:p>4.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45">
                <text:p>3.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08">
                <text:p>3.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35">
                <text:p>3.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43">
                <text:p>3.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47">
                <text:p>3.0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931">
                <text:p>2.9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79">
                <text:p>2.6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06">
                <text:p>2.6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33">
                <text:p>2.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22">
                <text:p>2.5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09">
                <text:p>2.4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01">
                <text:p>2.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16">
                <text:p>2.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46">
                <text:p>1.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94">
                <text:p>1.8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02">
                <text:p>1.9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73">
                <text:p>1.7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36">
                <text:p>1.6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76">
                <text:p>1.5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81">
                <text:p>1.4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66">
                <text:p>1.4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96">
                <text:p>1.4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48">
                <text:p>1.4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45">
                <text:p>1.3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98">
                <text:p>1.3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61">
                <text:p>1.3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95">
                <text:p>1.3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19">
                <text:p>1.2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34">
                <text:p>1.0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17">
                <text:p>0.5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09">
                <text:p>0.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13">
                <text:p>0.4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13">
                <text:p>0.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952cm" style:legend-expansion="high" chart:style-name="ch2"/>
        <chart:plot-area chart:style-name="ch3" table:cell-range-address="square.C1:square.D514" chart:data-source-has-labels="row" svg:x="0.32cm" svg:y="0.18cm" svg:width="12.587cm" svg:height="8.64cm">
          <chartooo:coordinate-region svg:x="2.238cm" svg:y="0.301cm" svg:width="10.669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quare.C2:square.C514" chart:label-cell-address="square.C1:square.C1" chart:class="chart:line">
            <chart:data-point chart:repeated="513"/>
          </chart:series>
          <chart:series chart:style-name="ch8" chart:values-cell-range-address="square.D2:square.D514" chart:label-cell-address="square.D1:square.D1" chart:class="chart:line">
            <chart:data-point chart:repeated="5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gSize</text:p>
                <draw:g>
                  <svg:desc>square.C1:square.C1</svg:desc>
                </draw:g>
              </table:table-cell>
              <table:table-cell office:value-type="string">
                <text:p>SvgzSize</text:p>
                <draw:g>
                  <svg:desc>square.D1:squar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657443">
                <text:p>96657443</text:p>
                <draw:g>
                  <svg:desc>square.C2:square.C514</svg:desc>
                </draw:g>
              </table:table-cell>
              <table:table-cell office:value-type="float" office:value="8192601">
                <text:p>8192601</text:p>
                <draw:g>
                  <svg:desc>square.D2:square.D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769696">
                <text:p>94769696</text:p>
              </table:table-cell>
              <table:table-cell office:value-type="float" office:value="8072994">
                <text:p>8072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119563">
                <text:p>88119563</text:p>
              </table:table-cell>
              <table:table-cell office:value-type="float" office:value="7741805">
                <text:p>7741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442206">
                <text:p>70442206</text:p>
              </table:table-cell>
              <table:table-cell office:value-type="float" office:value="6650743">
                <text:p>6650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023258">
                <text:p>66023258</text:p>
              </table:table-cell>
              <table:table-cell office:value-type="float" office:value="6328148">
                <text:p>6328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107232">
                <text:p>63107232</text:p>
              </table:table-cell>
              <table:table-cell office:value-type="float" office:value="6100638">
                <text:p>61006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098004">
                <text:p>55098004</text:p>
              </table:table-cell>
              <table:table-cell office:value-type="float" office:value="5521252">
                <text:p>5521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822744">
                <text:p>53822744</text:p>
              </table:table-cell>
              <table:table-cell office:value-type="float" office:value="5405308">
                <text:p>5405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563989">
                <text:p>51563989</text:p>
              </table:table-cell>
              <table:table-cell office:value-type="float" office:value="5227361">
                <text:p>52273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006020">
                <text:p>49006020</text:p>
              </table:table-cell>
              <table:table-cell office:value-type="float" office:value="5050067">
                <text:p>5050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186627">
                <text:p>47186627</text:p>
              </table:table-cell>
              <table:table-cell office:value-type="float" office:value="4896704">
                <text:p>48967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456932">
                <text:p>45456932</text:p>
              </table:table-cell>
              <table:table-cell office:value-type="float" office:value="4742294">
                <text:p>4742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414669">
                <text:p>41414669</text:p>
              </table:table-cell>
              <table:table-cell office:value-type="float" office:value="4402845">
                <text:p>44028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451555">
                <text:p>40451555</text:p>
              </table:table-cell>
              <table:table-cell office:value-type="float" office:value="4319331">
                <text:p>43193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686385">
                <text:p>40686385</text:p>
              </table:table-cell>
              <table:table-cell office:value-type="float" office:value="4337784">
                <text:p>4337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974355">
                <text:p>35974355</text:p>
              </table:table-cell>
              <table:table-cell office:value-type="float" office:value="3932088">
                <text:p>39320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162508">
                <text:p>38162508</text:p>
              </table:table-cell>
              <table:table-cell office:value-type="float" office:value="4132846">
                <text:p>4132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295885">
                <text:p>35295885</text:p>
              </table:table-cell>
              <table:table-cell office:value-type="float" office:value="3861938">
                <text:p>3861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323059">
                <text:p>33323059</text:p>
              </table:table-cell>
              <table:table-cell office:value-type="float" office:value="3693654">
                <text:p>36936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541302">
                <text:p>32541302</text:p>
              </table:table-cell>
              <table:table-cell office:value-type="float" office:value="3626217">
                <text:p>36262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189485">
                <text:p>32189485</text:p>
              </table:table-cell>
              <table:table-cell office:value-type="float" office:value="3589542">
                <text:p>35895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517284">
                <text:p>28517284</text:p>
              </table:table-cell>
              <table:table-cell office:value-type="float" office:value="3243763">
                <text:p>32437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130909">
                <text:p>29130909</text:p>
              </table:table-cell>
              <table:table-cell office:value-type="float" office:value="3313387">
                <text:p>3313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578906">
                <text:p>28578906</text:p>
              </table:table-cell>
              <table:table-cell office:value-type="float" office:value="3243919">
                <text:p>32439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428695">
                <text:p>27428695</text:p>
              </table:table-cell>
              <table:table-cell office:value-type="float" office:value="3144872">
                <text:p>31448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319890">
                <text:p>25319890</text:p>
              </table:table-cell>
              <table:table-cell office:value-type="float" office:value="2929723">
                <text:p>29297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351611">
                <text:p>24351611</text:p>
              </table:table-cell>
              <table:table-cell office:value-type="float" office:value="2842299">
                <text:p>28422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52923">
                <text:p>22852923</text:p>
              </table:table-cell>
              <table:table-cell office:value-type="float" office:value="2683894">
                <text:p>26838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661645">
                <text:p>22661645</text:p>
              </table:table-cell>
              <table:table-cell office:value-type="float" office:value="2666064">
                <text:p>2666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545930">
                <text:p>22545930</text:p>
              </table:table-cell>
              <table:table-cell office:value-type="float" office:value="2656987">
                <text:p>26569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241206">
                <text:p>22241206</text:p>
              </table:table-cell>
              <table:table-cell office:value-type="float" office:value="2630257">
                <text:p>26302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900180">
                <text:p>20900180</text:p>
              </table:table-cell>
              <table:table-cell office:value-type="float" office:value="2486991">
                <text:p>24869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215003">
                <text:p>21215003</text:p>
              </table:table-cell>
              <table:table-cell office:value-type="float" office:value="2519365">
                <text:p>25193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68165">
                <text:p>20168165</text:p>
              </table:table-cell>
              <table:table-cell office:value-type="float" office:value="2422317">
                <text:p>24223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745259">
                <text:p>18745259</text:p>
              </table:table-cell>
              <table:table-cell office:value-type="float" office:value="2261586">
                <text:p>22615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49674">
                <text:p>19549674</text:p>
              </table:table-cell>
              <table:table-cell office:value-type="float" office:value="2350599">
                <text:p>23505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4058">
                <text:p>19504058</text:p>
              </table:table-cell>
              <table:table-cell office:value-type="float" office:value="2348682">
                <text:p>23486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851824">
                <text:p>17851824</text:p>
              </table:table-cell>
              <table:table-cell office:value-type="float" office:value="2174043">
                <text:p>21740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307517">
                <text:p>17307517</text:p>
              </table:table-cell>
              <table:table-cell office:value-type="float" office:value="2114996">
                <text:p>2114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166825">
                <text:p>17166825</text:p>
              </table:table-cell>
              <table:table-cell office:value-type="float" office:value="2099236">
                <text:p>20992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977286">
                <text:p>16977286</text:p>
              </table:table-cell>
              <table:table-cell office:value-type="float" office:value="2075263">
                <text:p>20752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279344">
                <text:p>16279344</text:p>
              </table:table-cell>
              <table:table-cell office:value-type="float" office:value="2002310">
                <text:p>20023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340151">
                <text:p>15340151</text:p>
              </table:table-cell>
              <table:table-cell office:value-type="float" office:value="1898326">
                <text:p>18983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49150">
                <text:p>15349150</text:p>
              </table:table-cell>
              <table:table-cell office:value-type="float" office:value="1895408">
                <text:p>18954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358628">
                <text:p>15358628</text:p>
              </table:table-cell>
              <table:table-cell office:value-type="float" office:value="1899257">
                <text:p>18992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766608">
                <text:p>13766608</text:p>
              </table:table-cell>
              <table:table-cell office:value-type="float" office:value="1725778">
                <text:p>17257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035602">
                <text:p>14035602</text:p>
              </table:table-cell>
              <table:table-cell office:value-type="float" office:value="1752820">
                <text:p>17528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760902">
                <text:p>13760902</text:p>
              </table:table-cell>
              <table:table-cell office:value-type="float" office:value="1725883">
                <text:p>17258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064332">
                <text:p>14064332</text:p>
              </table:table-cell>
              <table:table-cell office:value-type="float" office:value="1758261">
                <text:p>17582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026807">
                <text:p>13026807</text:p>
              </table:table-cell>
              <table:table-cell office:value-type="float" office:value="1641295">
                <text:p>16412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101364">
                <text:p>12101364</text:p>
              </table:table-cell>
              <table:table-cell office:value-type="float" office:value="1538044">
                <text:p>15380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154135">
                <text:p>12154135</text:p>
              </table:table-cell>
              <table:table-cell office:value-type="float" office:value="1540849">
                <text:p>15408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361730">
                <text:p>12361730</text:p>
              </table:table-cell>
              <table:table-cell office:value-type="float" office:value="1564845">
                <text:p>15648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570116">
                <text:p>11570116</text:p>
              </table:table-cell>
              <table:table-cell office:value-type="float" office:value="1474346">
                <text:p>14743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401996">
                <text:p>11401996</text:p>
              </table:table-cell>
              <table:table-cell office:value-type="float" office:value="1453500">
                <text:p>14535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060724">
                <text:p>12060724</text:p>
              </table:table-cell>
              <table:table-cell office:value-type="float" office:value="1528498">
                <text:p>15284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682749">
                <text:p>11682749</text:p>
              </table:table-cell>
              <table:table-cell office:value-type="float" office:value="1484219">
                <text:p>14842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22332">
                <text:p>11422332</text:p>
              </table:table-cell>
              <table:table-cell office:value-type="float" office:value="1457169">
                <text:p>14571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406942">
                <text:p>11406942</text:p>
              </table:table-cell>
              <table:table-cell office:value-type="float" office:value="1455013">
                <text:p>14550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615652">
                <text:p>10615652</text:p>
              </table:table-cell>
              <table:table-cell office:value-type="float" office:value="1362934">
                <text:p>13629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820552">
                <text:p>10820552</text:p>
              </table:table-cell>
              <table:table-cell office:value-type="float" office:value="1386961">
                <text:p>13869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59077">
                <text:p>10059077</text:p>
              </table:table-cell>
              <table:table-cell office:value-type="float" office:value="1297206">
                <text:p>12972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91009">
                <text:p>10091009</text:p>
              </table:table-cell>
              <table:table-cell office:value-type="float" office:value="1300470">
                <text:p>13004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346950">
                <text:p>10346950</text:p>
              </table:table-cell>
              <table:table-cell office:value-type="float" office:value="1325131">
                <text:p>13251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40524">
                <text:p>10540524</text:p>
              </table:table-cell>
              <table:table-cell office:value-type="float" office:value="1351378">
                <text:p>13513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531280">
                <text:p>9531280</text:p>
              </table:table-cell>
              <table:table-cell office:value-type="float" office:value="1234711">
                <text:p>12347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64924">
                <text:p>9164924</text:p>
              </table:table-cell>
              <table:table-cell office:value-type="float" office:value="1191249">
                <text:p>11912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930807">
                <text:p>8930807</text:p>
              </table:table-cell>
              <table:table-cell office:value-type="float" office:value="1165896">
                <text:p>11658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704155">
                <text:p>8704155</text:p>
              </table:table-cell>
              <table:table-cell office:value-type="float" office:value="1136837">
                <text:p>11368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41705">
                <text:p>8541705</text:p>
              </table:table-cell>
              <table:table-cell office:value-type="float" office:value="1118321">
                <text:p>11183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16536">
                <text:p>8516536</text:p>
              </table:table-cell>
              <table:table-cell office:value-type="float" office:value="1113441">
                <text:p>11134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01467">
                <text:p>9001467</text:p>
              </table:table-cell>
              <table:table-cell office:value-type="float" office:value="1168514">
                <text:p>11685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76347">
                <text:p>8376347</text:p>
              </table:table-cell>
              <table:table-cell office:value-type="float" office:value="1097633">
                <text:p>10976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46027">
                <text:p>8446027</text:p>
              </table:table-cell>
              <table:table-cell office:value-type="float" office:value="1101399">
                <text:p>11013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269036">
                <text:p>8269036</text:p>
              </table:table-cell>
              <table:table-cell office:value-type="float" office:value="1083957">
                <text:p>10839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63115">
                <text:p>7463115</text:p>
              </table:table-cell>
              <table:table-cell office:value-type="float" office:value="987560">
                <text:p>9875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80850">
                <text:p>7580850</text:p>
              </table:table-cell>
              <table:table-cell office:value-type="float" office:value="999649">
                <text:p>9996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70234">
                <text:p>7770234</text:p>
              </table:table-cell>
              <table:table-cell office:value-type="float" office:value="1021015">
                <text:p>10210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909582">
                <text:p>6909582</text:p>
              </table:table-cell>
              <table:table-cell office:value-type="float" office:value="920561">
                <text:p>9205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72690">
                <text:p>7772690</text:p>
              </table:table-cell>
              <table:table-cell office:value-type="float" office:value="1020485">
                <text:p>10204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70496">
                <text:p>7870496</text:p>
              </table:table-cell>
              <table:table-cell office:value-type="float" office:value="1031163">
                <text:p>10311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954841">
                <text:p>6954841</text:p>
              </table:table-cell>
              <table:table-cell office:value-type="float" office:value="923771">
                <text:p>9237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66386">
                <text:p>7466386</text:p>
              </table:table-cell>
              <table:table-cell office:value-type="float" office:value="985118">
                <text:p>9851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571475">
                <text:p>6571475</text:p>
              </table:table-cell>
              <table:table-cell office:value-type="float" office:value="878246">
                <text:p>8782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05833">
                <text:p>6805833</text:p>
              </table:table-cell>
              <table:table-cell office:value-type="float" office:value="904877">
                <text:p>9048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220241">
                <text:p>6220241</text:p>
              </table:table-cell>
              <table:table-cell office:value-type="float" office:value="834950">
                <text:p>8349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04875">
                <text:p>6604875</text:p>
              </table:table-cell>
              <table:table-cell office:value-type="float" office:value="878580">
                <text:p>8785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610155">
                <text:p>6610155</text:p>
              </table:table-cell>
              <table:table-cell office:value-type="float" office:value="880522">
                <text:p>8805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641684">
                <text:p>6641684</text:p>
              </table:table-cell>
              <table:table-cell office:value-type="float" office:value="882368">
                <text:p>88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19765">
                <text:p>7019765</text:p>
              </table:table-cell>
              <table:table-cell office:value-type="float" office:value="929389">
                <text:p>9293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494182">
                <text:p>6494182</text:p>
              </table:table-cell>
              <table:table-cell office:value-type="float" office:value="865766">
                <text:p>8657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64845">
                <text:p>5964845</text:p>
              </table:table-cell>
              <table:table-cell office:value-type="float" office:value="801443">
                <text:p>8014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04706">
                <text:p>5704706</text:p>
              </table:table-cell>
              <table:table-cell office:value-type="float" office:value="769387">
                <text:p>7693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41218">
                <text:p>5841218</text:p>
              </table:table-cell>
              <table:table-cell office:value-type="float" office:value="785176">
                <text:p>7851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73970">
                <text:p>5773970</text:p>
              </table:table-cell>
              <table:table-cell office:value-type="float" office:value="774212">
                <text:p>7742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222530">
                <text:p>6222530</text:p>
              </table:table-cell>
              <table:table-cell office:value-type="float" office:value="829124">
                <text:p>8291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85310">
                <text:p>5985310</text:p>
              </table:table-cell>
              <table:table-cell office:value-type="float" office:value="802513">
                <text:p>8025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439821">
                <text:p>5439821</text:p>
              </table:table-cell>
              <table:table-cell office:value-type="float" office:value="735992">
                <text:p>7359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89795">
                <text:p>5389795</text:p>
              </table:table-cell>
              <table:table-cell office:value-type="float" office:value="728026">
                <text:p>7280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92936">
                <text:p>5392936</text:p>
              </table:table-cell>
              <table:table-cell office:value-type="float" office:value="726693">
                <text:p>7266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45069">
                <text:p>5245069</text:p>
              </table:table-cell>
              <table:table-cell office:value-type="float" office:value="711127">
                <text:p>7111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388470">
                <text:p>5388470</text:p>
              </table:table-cell>
              <table:table-cell office:value-type="float" office:value="727375">
                <text:p>7273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09150">
                <text:p>5209150</text:p>
              </table:table-cell>
              <table:table-cell office:value-type="float" office:value="705525">
                <text:p>7055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49796">
                <text:p>4949796</text:p>
              </table:table-cell>
              <table:table-cell office:value-type="float" office:value="673005">
                <text:p>6730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74235">
                <text:p>5374235</text:p>
              </table:table-cell>
              <table:table-cell office:value-type="float" office:value="723283">
                <text:p>7232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851122">
                <text:p>4851122</text:p>
              </table:table-cell>
              <table:table-cell office:value-type="float" office:value="660764">
                <text:p>6607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19844">
                <text:p>5319844</text:p>
              </table:table-cell>
              <table:table-cell office:value-type="float" office:value="717954">
                <text:p>7179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34617">
                <text:p>4734617</text:p>
              </table:table-cell>
              <table:table-cell office:value-type="float" office:value="646668">
                <text:p>6466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23629">
                <text:p>4623629</text:p>
              </table:table-cell>
              <table:table-cell office:value-type="float" office:value="630444">
                <text:p>6304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30371">
                <text:p>4630371</text:p>
              </table:table-cell>
              <table:table-cell office:value-type="float" office:value="631658">
                <text:p>6316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75142">
                <text:p>4575142</text:p>
              </table:table-cell>
              <table:table-cell office:value-type="float" office:value="624403">
                <text:p>6244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24193">
                <text:p>4524193</text:p>
              </table:table-cell>
              <table:table-cell office:value-type="float" office:value="617509">
                <text:p>6175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86786">
                <text:p>4286786</text:p>
              </table:table-cell>
              <table:table-cell office:value-type="float" office:value="589373">
                <text:p>5893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40229">
                <text:p>4440229</text:p>
              </table:table-cell>
              <table:table-cell office:value-type="float" office:value="607006">
                <text:p>6070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331626">
                <text:p>4331626</text:p>
              </table:table-cell>
              <table:table-cell office:value-type="float" office:value="594253">
                <text:p>5942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64125">
                <text:p>3964125</text:p>
              </table:table-cell>
              <table:table-cell office:value-type="float" office:value="547290">
                <text:p>54729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82179">
                <text:p>3982179</text:p>
              </table:table-cell>
              <table:table-cell office:value-type="float" office:value="550295">
                <text:p>5502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90180">
                <text:p>3990180</text:p>
              </table:table-cell>
              <table:table-cell office:value-type="float" office:value="550800">
                <text:p>5508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12819">
                <text:p>4512819</text:p>
              </table:table-cell>
              <table:table-cell office:value-type="float" office:value="615557">
                <text:p>6155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77377">
                <text:p>4177377</text:p>
              </table:table-cell>
              <table:table-cell office:value-type="float" office:value="571984">
                <text:p>5719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04734">
                <text:p>4004734</text:p>
              </table:table-cell>
              <table:table-cell office:value-type="float" office:value="551584">
                <text:p>5515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25116">
                <text:p>4025116</text:p>
              </table:table-cell>
              <table:table-cell office:value-type="float" office:value="554211">
                <text:p>5542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90833">
                <text:p>4290833</text:p>
              </table:table-cell>
              <table:table-cell office:value-type="float" office:value="586945">
                <text:p>5869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00231">
                <text:p>4000231</text:p>
              </table:table-cell>
              <table:table-cell office:value-type="float" office:value="549056">
                <text:p>5490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47794">
                <text:p>3747794</text:p>
              </table:table-cell>
              <table:table-cell office:value-type="float" office:value="518760">
                <text:p>5187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43646">
                <text:p>3343646</text:p>
              </table:table-cell>
              <table:table-cell office:value-type="float" office:value="468875">
                <text:p>4688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22837">
                <text:p>3322837</text:p>
              </table:table-cell>
              <table:table-cell office:value-type="float" office:value="466369">
                <text:p>4663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90969">
                <text:p>3390969</text:p>
              </table:table-cell>
              <table:table-cell office:value-type="float" office:value="474418">
                <text:p>4744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93312">
                <text:p>3493312</text:p>
              </table:table-cell>
              <table:table-cell office:value-type="float" office:value="486322">
                <text:p>4863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94180">
                <text:p>3494180</text:p>
              </table:table-cell>
              <table:table-cell office:value-type="float" office:value="485080">
                <text:p>4850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00840">
                <text:p>3400840</text:p>
              </table:table-cell>
              <table:table-cell office:value-type="float" office:value="473876">
                <text:p>4738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65820">
                <text:p>3565820</text:p>
              </table:table-cell>
              <table:table-cell office:value-type="float" office:value="494610">
                <text:p>4946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46963">
                <text:p>3146963</text:p>
              </table:table-cell>
              <table:table-cell office:value-type="float" office:value="441984">
                <text:p>4419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45269">
                <text:p>3345269</text:p>
              </table:table-cell>
              <table:table-cell office:value-type="float" office:value="466803">
                <text:p>4668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86027">
                <text:p>3386027</text:p>
              </table:table-cell>
              <table:table-cell office:value-type="float" office:value="471300">
                <text:p>4713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63373">
                <text:p>3563373</text:p>
              </table:table-cell>
              <table:table-cell office:value-type="float" office:value="492631">
                <text:p>4926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98439">
                <text:p>3298439</text:p>
              </table:table-cell>
              <table:table-cell office:value-type="float" office:value="459094">
                <text:p>4590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51015">
                <text:p>3551015</text:p>
              </table:table-cell>
              <table:table-cell office:value-type="float" office:value="491234">
                <text:p>4912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245111">
                <text:p>3245111</text:p>
              </table:table-cell>
              <table:table-cell office:value-type="float" office:value="451458">
                <text:p>4514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295910">
                <text:p>3295910</text:p>
              </table:table-cell>
              <table:table-cell office:value-type="float" office:value="458482">
                <text:p>4584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84195">
                <text:p>3284195</text:p>
              </table:table-cell>
              <table:table-cell office:value-type="float" office:value="456621">
                <text:p>4566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74391">
                <text:p>2974391</text:p>
              </table:table-cell>
              <table:table-cell office:value-type="float" office:value="417900">
                <text:p>4179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62849">
                <text:p>3062849</text:p>
              </table:table-cell>
              <table:table-cell office:value-type="float" office:value="427860">
                <text:p>42786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14574">
                <text:p>3114574</text:p>
              </table:table-cell>
              <table:table-cell office:value-type="float" office:value="434637">
                <text:p>4346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89805">
                <text:p>2889805</text:p>
              </table:table-cell>
              <table:table-cell office:value-type="float" office:value="405488">
                <text:p>4054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39215">
                <text:p>2839215</text:p>
              </table:table-cell>
              <table:table-cell office:value-type="float" office:value="399495">
                <text:p>3994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93916">
                <text:p>2893916</text:p>
              </table:table-cell>
              <table:table-cell office:value-type="float" office:value="406742">
                <text:p>4067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47080">
                <text:p>3047080</text:p>
              </table:table-cell>
              <table:table-cell office:value-type="float" office:value="425050">
                <text:p>4250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83021">
                <text:p>2883021</text:p>
              </table:table-cell>
              <table:table-cell office:value-type="float" office:value="404843">
                <text:p>4048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97225">
                <text:p>2797225</text:p>
              </table:table-cell>
              <table:table-cell office:value-type="float" office:value="393419">
                <text:p>3934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02531">
                <text:p>2802531</text:p>
              </table:table-cell>
              <table:table-cell office:value-type="float" office:value="393748">
                <text:p>3937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74206">
                <text:p>2674206</text:p>
              </table:table-cell>
              <table:table-cell office:value-type="float" office:value="378368">
                <text:p>3783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09602">
                <text:p>2809602</text:p>
              </table:table-cell>
              <table:table-cell office:value-type="float" office:value="394184">
                <text:p>3941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18743">
                <text:p>2618743</text:p>
              </table:table-cell>
              <table:table-cell office:value-type="float" office:value="370051">
                <text:p>3700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90319">
                <text:p>2490319</text:p>
              </table:table-cell>
              <table:table-cell office:value-type="float" office:value="353229">
                <text:p>3532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21636">
                <text:p>2521636</text:p>
              </table:table-cell>
              <table:table-cell office:value-type="float" office:value="357112">
                <text:p>3571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50998">
                <text:p>2650998</text:p>
              </table:table-cell>
              <table:table-cell office:value-type="float" office:value="373351">
                <text:p>3733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85444">
                <text:p>2585444</text:p>
              </table:table-cell>
              <table:table-cell office:value-type="float" office:value="364778">
                <text:p>3647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20467">
                <text:p>2620467</text:p>
              </table:table-cell>
              <table:table-cell office:value-type="float" office:value="368925">
                <text:p>3689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27537">
                <text:p>2227537</text:p>
              </table:table-cell>
              <table:table-cell office:value-type="float" office:value="320530">
                <text:p>3205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04338">
                <text:p>2504338</text:p>
              </table:table-cell>
              <table:table-cell office:value-type="float" office:value="353919">
                <text:p>3539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76588">
                <text:p>2276588</text:p>
              </table:table-cell>
              <table:table-cell office:value-type="float" office:value="324649">
                <text:p>3246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12597">
                <text:p>2512597</text:p>
              </table:table-cell>
              <table:table-cell office:value-type="float" office:value="354641">
                <text:p>3546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07072">
                <text:p>2107072</text:p>
              </table:table-cell>
              <table:table-cell office:value-type="float" office:value="303137">
                <text:p>3031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86279">
                <text:p>2186279</text:p>
              </table:table-cell>
              <table:table-cell office:value-type="float" office:value="312446">
                <text:p>3124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05048">
                <text:p>2205048</text:p>
              </table:table-cell>
              <table:table-cell office:value-type="float" office:value="314847">
                <text:p>3148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96735">
                <text:p>2196735</text:p>
              </table:table-cell>
              <table:table-cell office:value-type="float" office:value="313331">
                <text:p>3133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50378">
                <text:p>2250378</text:p>
              </table:table-cell>
              <table:table-cell office:value-type="float" office:value="320827">
                <text:p>3208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91579">
                <text:p>1991579</text:p>
              </table:table-cell>
              <table:table-cell office:value-type="float" office:value="287109">
                <text:p>2871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79691">
                <text:p>1979691</text:p>
              </table:table-cell>
              <table:table-cell office:value-type="float" office:value="285677">
                <text:p>2856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41050">
                <text:p>2041050</text:p>
              </table:table-cell>
              <table:table-cell office:value-type="float" office:value="293424">
                <text:p>2934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7435">
                <text:p>1877435</text:p>
              </table:table-cell>
              <table:table-cell office:value-type="float" office:value="271568">
                <text:p>2715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26497">
                <text:p>2226497</text:p>
              </table:table-cell>
              <table:table-cell office:value-type="float" office:value="316807">
                <text:p>3168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96275">
                <text:p>1996275</text:p>
              </table:table-cell>
              <table:table-cell office:value-type="float" office:value="286637">
                <text:p>2866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07827">
                <text:p>2007827</text:p>
              </table:table-cell>
              <table:table-cell office:value-type="float" office:value="288971">
                <text:p>2889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53763">
                <text:p>1853763</text:p>
              </table:table-cell>
              <table:table-cell office:value-type="float" office:value="268083">
                <text:p>2680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01868">
                <text:p>1901868</text:p>
              </table:table-cell>
              <table:table-cell office:value-type="float" office:value="274995">
                <text:p>2749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50750">
                <text:p>1850750</text:p>
              </table:table-cell>
              <table:table-cell office:value-type="float" office:value="268152">
                <text:p>2681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55089">
                <text:p>1855089</text:p>
              </table:table-cell>
              <table:table-cell office:value-type="float" office:value="267330">
                <text:p>26733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8015">
                <text:p>1948015</text:p>
              </table:table-cell>
              <table:table-cell office:value-type="float" office:value="279156">
                <text:p>2791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79641">
                <text:p>1779641</text:p>
              </table:table-cell>
              <table:table-cell office:value-type="float" office:value="258146">
                <text:p>2581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75997">
                <text:p>1775997</text:p>
              </table:table-cell>
              <table:table-cell office:value-type="float" office:value="257490">
                <text:p>25749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78798">
                <text:p>1778798</text:p>
              </table:table-cell>
              <table:table-cell office:value-type="float" office:value="257686">
                <text:p>2576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16166">
                <text:p>1716166</text:p>
              </table:table-cell>
              <table:table-cell office:value-type="float" office:value="249756">
                <text:p>2497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9861">
                <text:p>1859861</text:p>
              </table:table-cell>
              <table:table-cell office:value-type="float" office:value="267798">
                <text:p>2677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83865">
                <text:p>1783865</text:p>
              </table:table-cell>
              <table:table-cell office:value-type="float" office:value="257843">
                <text:p>2578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69109">
                <text:p>1769109</text:p>
              </table:table-cell>
              <table:table-cell office:value-type="float" office:value="255645">
                <text:p>2556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68231">
                <text:p>1768231</text:p>
              </table:table-cell>
              <table:table-cell office:value-type="float" office:value="255373">
                <text:p>2553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40341">
                <text:p>1640341</text:p>
              </table:table-cell>
              <table:table-cell office:value-type="float" office:value="239086">
                <text:p>2390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45558">
                <text:p>1545558</text:p>
              </table:table-cell>
              <table:table-cell office:value-type="float" office:value="225855">
                <text:p>2258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60462">
                <text:p>1560462</text:p>
              </table:table-cell>
              <table:table-cell office:value-type="float" office:value="227792">
                <text:p>2277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49081">
                <text:p>1549081</text:p>
              </table:table-cell>
              <table:table-cell office:value-type="float" office:value="226058">
                <text:p>2260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48531">
                <text:p>1548531</text:p>
              </table:table-cell>
              <table:table-cell office:value-type="float" office:value="225148">
                <text:p>2251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60227">
                <text:p>1560227</text:p>
              </table:table-cell>
              <table:table-cell office:value-type="float" office:value="227339">
                <text:p>2273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99796">
                <text:p>1599796</text:p>
              </table:table-cell>
              <table:table-cell office:value-type="float" office:value="231461">
                <text:p>2314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24015">
                <text:p>1524015</text:p>
              </table:table-cell>
              <table:table-cell office:value-type="float" office:value="222386">
                <text:p>2223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25688">
                <text:p>1625688</text:p>
              </table:table-cell>
              <table:table-cell office:value-type="float" office:value="235901">
                <text:p>2359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29375">
                <text:p>1529375</text:p>
              </table:table-cell>
              <table:table-cell office:value-type="float" office:value="222855">
                <text:p>2228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99652">
                <text:p>1399652</text:p>
              </table:table-cell>
              <table:table-cell office:value-type="float" office:value="206514">
                <text:p>2065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28264">
                <text:p>1428264</text:p>
              </table:table-cell>
              <table:table-cell office:value-type="float" office:value="209846">
                <text:p>2098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95052">
                <text:p>1495052</text:p>
              </table:table-cell>
              <table:table-cell office:value-type="float" office:value="217794">
                <text:p>2177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28340">
                <text:p>1428340</text:p>
              </table:table-cell>
              <table:table-cell office:value-type="float" office:value="209666">
                <text:p>2096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33333">
                <text:p>1533333</text:p>
              </table:table-cell>
              <table:table-cell office:value-type="float" office:value="222854">
                <text:p>2228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40471">
                <text:p>1340471</text:p>
              </table:table-cell>
              <table:table-cell office:value-type="float" office:value="197483">
                <text:p>1974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32196">
                <text:p>1432196</text:p>
              </table:table-cell>
              <table:table-cell office:value-type="float" office:value="209439">
                <text:p>2094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72487">
                <text:p>1372487</text:p>
              </table:table-cell>
              <table:table-cell office:value-type="float" office:value="201713">
                <text:p>2017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88071">
                <text:p>1288071</text:p>
              </table:table-cell>
              <table:table-cell office:value-type="float" office:value="189908">
                <text:p>1899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47107">
                <text:p>1347107</text:p>
              </table:table-cell>
              <table:table-cell office:value-type="float" office:value="198160">
                <text:p>19816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68561">
                <text:p>1268561</text:p>
              </table:table-cell>
              <table:table-cell office:value-type="float" office:value="188036">
                <text:p>1880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43560">
                <text:p>1343560</text:p>
              </table:table-cell>
              <table:table-cell office:value-type="float" office:value="197089">
                <text:p>1970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82738">
                <text:p>1182738</text:p>
              </table:table-cell>
              <table:table-cell office:value-type="float" office:value="176218">
                <text:p>1762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15351">
                <text:p>1315351</text:p>
              </table:table-cell>
              <table:table-cell office:value-type="float" office:value="193277">
                <text:p>1932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95206">
                <text:p>1395206</text:p>
              </table:table-cell>
              <table:table-cell office:value-type="float" office:value="203803">
                <text:p>2038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25655">
                <text:p>1225655</text:p>
              </table:table-cell>
              <table:table-cell office:value-type="float" office:value="181094">
                <text:p>1810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96037">
                <text:p>1296037</text:p>
              </table:table-cell>
              <table:table-cell office:value-type="float" office:value="190573">
                <text:p>1905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63504">
                <text:p>1163504</text:p>
              </table:table-cell>
              <table:table-cell office:value-type="float" office:value="172145">
                <text:p>1721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25672">
                <text:p>1225672</text:p>
              </table:table-cell>
              <table:table-cell office:value-type="float" office:value="180437">
                <text:p>1804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43551">
                <text:p>1243551</text:p>
              </table:table-cell>
              <table:table-cell office:value-type="float" office:value="182923">
                <text:p>1829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99625">
                <text:p>1199625</text:p>
              </table:table-cell>
              <table:table-cell office:value-type="float" office:value="177379">
                <text:p>1773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82440">
                <text:p>1182440</text:p>
              </table:table-cell>
              <table:table-cell office:value-type="float" office:value="175103">
                <text:p>1751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12825">
                <text:p>1212825</text:p>
              </table:table-cell>
              <table:table-cell office:value-type="float" office:value="178825">
                <text:p>1788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99727">
                <text:p>1199727</text:p>
              </table:table-cell>
              <table:table-cell office:value-type="float" office:value="176944">
                <text:p>1769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84625">
                <text:p>1184625</text:p>
              </table:table-cell>
              <table:table-cell office:value-type="float" office:value="174988">
                <text:p>1749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11570">
                <text:p>1211570</text:p>
              </table:table-cell>
              <table:table-cell office:value-type="float" office:value="178952">
                <text:p>1789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56376">
                <text:p>1156376</text:p>
              </table:table-cell>
              <table:table-cell office:value-type="float" office:value="171754">
                <text:p>1717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91009">
                <text:p>1191009</text:p>
              </table:table-cell>
              <table:table-cell office:value-type="float" office:value="175775">
                <text:p>1757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25286">
                <text:p>1125286</text:p>
              </table:table-cell>
              <table:table-cell office:value-type="float" office:value="166742">
                <text:p>1667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06738">
                <text:p>1006738</text:p>
              </table:table-cell>
              <table:table-cell office:value-type="float" office:value="150489">
                <text:p>1504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35345">
                <text:p>1135345</text:p>
              </table:table-cell>
              <table:table-cell office:value-type="float" office:value="168213">
                <text:p>1682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16946">
                <text:p>1016946</text:p>
              </table:table-cell>
              <table:table-cell office:value-type="float" office:value="151460">
                <text:p>15146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78670">
                <text:p>1078670</text:p>
              </table:table-cell>
              <table:table-cell office:value-type="float" office:value="160380">
                <text:p>16038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91404">
                <text:p>1091404</text:p>
              </table:table-cell>
              <table:table-cell office:value-type="float" office:value="161367">
                <text:p>1613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05216">
                <text:p>1105216</text:p>
              </table:table-cell>
              <table:table-cell office:value-type="float" office:value="164185">
                <text:p>1641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71851">
                <text:p>1071851</text:p>
              </table:table-cell>
              <table:table-cell office:value-type="float" office:value="158147">
                <text:p>1581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88873">
                <text:p>988873</text:p>
              </table:table-cell>
              <table:table-cell office:value-type="float" office:value="148199">
                <text:p>1481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78020">
                <text:p>1078020</text:p>
              </table:table-cell>
              <table:table-cell office:value-type="float" office:value="159727">
                <text:p>1597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62703">
                <text:p>962703</text:p>
              </table:table-cell>
              <table:table-cell office:value-type="float" office:value="144287">
                <text:p>1442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42348">
                <text:p>942348</text:p>
              </table:table-cell>
              <table:table-cell office:value-type="float" office:value="141264">
                <text:p>1412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81070">
                <text:p>1081070</text:p>
              </table:table-cell>
              <table:table-cell office:value-type="float" office:value="160283">
                <text:p>1602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87875">
                <text:p>987875</text:p>
              </table:table-cell>
              <table:table-cell office:value-type="float" office:value="146804">
                <text:p>1468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50541">
                <text:p>950541</text:p>
              </table:table-cell>
              <table:table-cell office:value-type="float" office:value="142557">
                <text:p>1425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24400">
                <text:p>924400</text:p>
              </table:table-cell>
              <table:table-cell office:value-type="float" office:value="138428">
                <text:p>1384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76948">
                <text:p>976948</text:p>
              </table:table-cell>
              <table:table-cell office:value-type="float" office:value="145697">
                <text:p>1456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93019">
                <text:p>993019</text:p>
              </table:table-cell>
              <table:table-cell office:value-type="float" office:value="147564">
                <text:p>1475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68606">
                <text:p>1068606</text:p>
              </table:table-cell>
              <table:table-cell office:value-type="float" office:value="157550">
                <text:p>15755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49858">
                <text:p>849858</text:p>
              </table:table-cell>
              <table:table-cell office:value-type="float" office:value="127675">
                <text:p>1276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45504">
                <text:p>945504</text:p>
              </table:table-cell>
              <table:table-cell office:value-type="float" office:value="141335">
                <text:p>1413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11694">
                <text:p>811694</text:p>
              </table:table-cell>
              <table:table-cell office:value-type="float" office:value="122847">
                <text:p>1228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14496">
                <text:p>914496</text:p>
              </table:table-cell>
              <table:table-cell office:value-type="float" office:value="136485">
                <text:p>1364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84479">
                <text:p>884479</text:p>
              </table:table-cell>
              <table:table-cell office:value-type="float" office:value="132164">
                <text:p>1321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53622">
                <text:p>953622</text:p>
              </table:table-cell>
              <table:table-cell office:value-type="float" office:value="141848">
                <text:p>1418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99037">
                <text:p>899037</text:p>
              </table:table-cell>
              <table:table-cell office:value-type="float" office:value="134612">
                <text:p>1346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96533">
                <text:p>796533</text:p>
              </table:table-cell>
              <table:table-cell office:value-type="float" office:value="120580">
                <text:p>1205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80514">
                <text:p>780514</text:p>
              </table:table-cell>
              <table:table-cell office:value-type="float" office:value="118421">
                <text:p>1184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81129">
                <text:p>781129</text:p>
              </table:table-cell>
              <table:table-cell office:value-type="float" office:value="118742">
                <text:p>1187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24093">
                <text:p>824093</text:p>
              </table:table-cell>
              <table:table-cell office:value-type="float" office:value="124523">
                <text:p>1245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18171">
                <text:p>818171</text:p>
              </table:table-cell>
              <table:table-cell office:value-type="float" office:value="123377">
                <text:p>1233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15112">
                <text:p>815112</text:p>
              </table:table-cell>
              <table:table-cell office:value-type="float" office:value="122932">
                <text:p>1229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14992">
                <text:p>814992</text:p>
              </table:table-cell>
              <table:table-cell office:value-type="float" office:value="123199">
                <text:p>1231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43751">
                <text:p>743751</text:p>
              </table:table-cell>
              <table:table-cell office:value-type="float" office:value="112874">
                <text:p>1128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53763">
                <text:p>753763</text:p>
              </table:table-cell>
              <table:table-cell office:value-type="float" office:value="114472">
                <text:p>1144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43524">
                <text:p>843524</text:p>
              </table:table-cell>
              <table:table-cell office:value-type="float" office:value="126738">
                <text:p>1267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69810">
                <text:p>769810</text:p>
              </table:table-cell>
              <table:table-cell office:value-type="float" office:value="116162">
                <text:p>1161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79241">
                <text:p>779241</text:p>
              </table:table-cell>
              <table:table-cell office:value-type="float" office:value="117285">
                <text:p>1172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86499">
                <text:p>786499</text:p>
              </table:table-cell>
              <table:table-cell office:value-type="float" office:value="119235">
                <text:p>1192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10278">
                <text:p>710278</text:p>
              </table:table-cell>
              <table:table-cell office:value-type="float" office:value="108145">
                <text:p>1081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23951">
                <text:p>723951</text:p>
              </table:table-cell>
              <table:table-cell office:value-type="float" office:value="109657">
                <text:p>1096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06803">
                <text:p>706803</text:p>
              </table:table-cell>
              <table:table-cell office:value-type="float" office:value="107237">
                <text:p>1072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05501">
                <text:p>705501</text:p>
              </table:table-cell>
              <table:table-cell office:value-type="float" office:value="107371">
                <text:p>1073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50707">
                <text:p>750707</text:p>
              </table:table-cell>
              <table:table-cell office:value-type="float" office:value="113085">
                <text:p>1130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54717">
                <text:p>654717</text:p>
              </table:table-cell>
              <table:table-cell office:value-type="float" office:value="100353">
                <text:p>1003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11376">
                <text:p>711376</text:p>
              </table:table-cell>
              <table:table-cell office:value-type="float" office:value="107104">
                <text:p>1071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69676">
                <text:p>669676</text:p>
              </table:table-cell>
              <table:table-cell office:value-type="float" office:value="101714">
                <text:p>1017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62209">
                <text:p>662209</text:p>
              </table:table-cell>
              <table:table-cell office:value-type="float" office:value="100379">
                <text:p>1003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44054">
                <text:p>644054</text:p>
              </table:table-cell>
              <table:table-cell office:value-type="float" office:value="97454">
                <text:p>974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74081">
                <text:p>674081</text:p>
              </table:table-cell>
              <table:table-cell office:value-type="float" office:value="102422">
                <text:p>1024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7008">
                <text:p>607008</text:p>
              </table:table-cell>
              <table:table-cell office:value-type="float" office:value="93249">
                <text:p>932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67627">
                <text:p>667627</text:p>
              </table:table-cell>
              <table:table-cell office:value-type="float" office:value="101401">
                <text:p>1014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5123">
                <text:p>675123</text:p>
              </table:table-cell>
              <table:table-cell office:value-type="float" office:value="103219">
                <text:p>1032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71229">
                <text:p>671229</text:p>
              </table:table-cell>
              <table:table-cell office:value-type="float" office:value="101764">
                <text:p>1017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12001">
                <text:p>712001</text:p>
              </table:table-cell>
              <table:table-cell office:value-type="float" office:value="107404">
                <text:p>1074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90220">
                <text:p>590220</text:p>
              </table:table-cell>
              <table:table-cell office:value-type="float" office:value="90700">
                <text:p>907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22454">
                <text:p>622454</text:p>
              </table:table-cell>
              <table:table-cell office:value-type="float" office:value="95076">
                <text:p>950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42574">
                <text:p>642574</text:p>
              </table:table-cell>
              <table:table-cell office:value-type="float" office:value="97348">
                <text:p>973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59162">
                <text:p>559162</text:p>
              </table:table-cell>
              <table:table-cell office:value-type="float" office:value="86457">
                <text:p>864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02869">
                <text:p>602869</text:p>
              </table:table-cell>
              <table:table-cell office:value-type="float" office:value="92592">
                <text:p>925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0103">
                <text:p>720103</text:p>
              </table:table-cell>
              <table:table-cell office:value-type="float" office:value="108007">
                <text:p>1080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91696">
                <text:p>591696</text:p>
              </table:table-cell>
              <table:table-cell office:value-type="float" office:value="90439">
                <text:p>904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21531">
                <text:p>621531</text:p>
              </table:table-cell>
              <table:table-cell office:value-type="float" office:value="94589">
                <text:p>945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29139">
                <text:p>529139</text:p>
              </table:table-cell>
              <table:table-cell office:value-type="float" office:value="82404">
                <text:p>824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00254">
                <text:p>600254</text:p>
              </table:table-cell>
              <table:table-cell office:value-type="float" office:value="91568">
                <text:p>915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55307">
                <text:p>655307</text:p>
              </table:table-cell>
              <table:table-cell office:value-type="float" office:value="99717">
                <text:p>9971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16727">
                <text:p>616727</text:p>
              </table:table-cell>
              <table:table-cell office:value-type="float" office:value="93457">
                <text:p>934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93736">
                <text:p>593736</text:p>
              </table:table-cell>
              <table:table-cell office:value-type="float" office:value="90428">
                <text:p>904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07536">
                <text:p>507536</text:p>
              </table:table-cell>
              <table:table-cell office:value-type="float" office:value="78764">
                <text:p>787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47771">
                <text:p>547771</text:p>
              </table:table-cell>
              <table:table-cell office:value-type="float" office:value="84511">
                <text:p>845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76765">
                <text:p>576765</text:p>
              </table:table-cell>
              <table:table-cell office:value-type="float" office:value="87602">
                <text:p>876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31404">
                <text:p>531404</text:p>
              </table:table-cell>
              <table:table-cell office:value-type="float" office:value="81900">
                <text:p>819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98105">
                <text:p>498105</text:p>
              </table:table-cell>
              <table:table-cell office:value-type="float" office:value="77157">
                <text:p>771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5036">
                <text:p>595036</text:p>
              </table:table-cell>
              <table:table-cell office:value-type="float" office:value="90364">
                <text:p>903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26248">
                <text:p>526248</text:p>
              </table:table-cell>
              <table:table-cell office:value-type="float" office:value="81225">
                <text:p>812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37060">
                <text:p>537060</text:p>
              </table:table-cell>
              <table:table-cell office:value-type="float" office:value="82979">
                <text:p>829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09879">
                <text:p>509879</text:p>
              </table:table-cell>
              <table:table-cell office:value-type="float" office:value="78993">
                <text:p>789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00627">
                <text:p>500627</text:p>
              </table:table-cell>
              <table:table-cell office:value-type="float" office:value="77528">
                <text:p>775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19593">
                <text:p>519593</text:p>
              </table:table-cell>
              <table:table-cell office:value-type="float" office:value="79980">
                <text:p>799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53403">
                <text:p>553403</text:p>
              </table:table-cell>
              <table:table-cell office:value-type="float" office:value="84524">
                <text:p>845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41637">
                <text:p>541637</text:p>
              </table:table-cell>
              <table:table-cell office:value-type="float" office:value="83055">
                <text:p>830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05157">
                <text:p>505157</text:p>
              </table:table-cell>
              <table:table-cell office:value-type="float" office:value="77878">
                <text:p>778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61277">
                <text:p>561277</text:p>
              </table:table-cell>
              <table:table-cell office:value-type="float" office:value="85487">
                <text:p>854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02617">
                <text:p>502617</text:p>
              </table:table-cell>
              <table:table-cell office:value-type="float" office:value="77381">
                <text:p>773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34951">
                <text:p>434951</text:p>
              </table:table-cell>
              <table:table-cell office:value-type="float" office:value="68006">
                <text:p>680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63552">
                <text:p>463552</text:p>
              </table:table-cell>
              <table:table-cell office:value-type="float" office:value="71544">
                <text:p>715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69340">
                <text:p>469340</text:p>
              </table:table-cell>
              <table:table-cell office:value-type="float" office:value="72534">
                <text:p>725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74653">
                <text:p>474653</text:p>
              </table:table-cell>
              <table:table-cell office:value-type="float" office:value="73463">
                <text:p>734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06555">
                <text:p>506555</text:p>
              </table:table-cell>
              <table:table-cell office:value-type="float" office:value="77659">
                <text:p>776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98203">
                <text:p>498203</text:p>
              </table:table-cell>
              <table:table-cell office:value-type="float" office:value="76019">
                <text:p>760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8899">
                <text:p>428899</text:p>
              </table:table-cell>
              <table:table-cell office:value-type="float" office:value="66818">
                <text:p>668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84089">
                <text:p>484089</text:p>
              </table:table-cell>
              <table:table-cell office:value-type="float" office:value="74639">
                <text:p>746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55734">
                <text:p>455734</text:p>
              </table:table-cell>
              <table:table-cell office:value-type="float" office:value="70011">
                <text:p>700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44542">
                <text:p>444542</text:p>
              </table:table-cell>
              <table:table-cell office:value-type="float" office:value="68909">
                <text:p>6890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1455">
                <text:p>421455</text:p>
              </table:table-cell>
              <table:table-cell office:value-type="float" office:value="65624">
                <text:p>656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77771">
                <text:p>477771</text:p>
              </table:table-cell>
              <table:table-cell office:value-type="float" office:value="73687">
                <text:p>736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43628">
                <text:p>443628</text:p>
              </table:table-cell>
              <table:table-cell office:value-type="float" office:value="68963">
                <text:p>689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41289">
                <text:p>441289</text:p>
              </table:table-cell>
              <table:table-cell office:value-type="float" office:value="68638">
                <text:p>686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7419">
                <text:p>397419</text:p>
              </table:table-cell>
              <table:table-cell office:value-type="float" office:value="62046">
                <text:p>620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90717">
                <text:p>390717</text:p>
              </table:table-cell>
              <table:table-cell office:value-type="float" office:value="61631">
                <text:p>616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0437">
                <text:p>400437</text:p>
              </table:table-cell>
              <table:table-cell office:value-type="float" office:value="62358">
                <text:p>623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6068">
                <text:p>426068</text:p>
              </table:table-cell>
              <table:table-cell office:value-type="float" office:value="65891">
                <text:p>658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83934">
                <text:p>383934</text:p>
              </table:table-cell>
              <table:table-cell office:value-type="float" office:value="60403">
                <text:p>604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9407">
                <text:p>399407</text:p>
              </table:table-cell>
              <table:table-cell office:value-type="float" office:value="61931">
                <text:p>6193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6810">
                <text:p>426810</text:p>
              </table:table-cell>
              <table:table-cell office:value-type="float" office:value="65935">
                <text:p>659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8052">
                <text:p>398052</text:p>
              </table:table-cell>
              <table:table-cell office:value-type="float" office:value="61785">
                <text:p>6178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80707">
                <text:p>380707</text:p>
              </table:table-cell>
              <table:table-cell office:value-type="float" office:value="59882">
                <text:p>5988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5000">
                <text:p>375000</text:p>
              </table:table-cell>
              <table:table-cell office:value-type="float" office:value="58593">
                <text:p>585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3155">
                <text:p>353155</text:p>
              </table:table-cell>
              <table:table-cell office:value-type="float" office:value="55799">
                <text:p>557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63043">
                <text:p>363043</text:p>
              </table:table-cell>
              <table:table-cell office:value-type="float" office:value="56855">
                <text:p>568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6267">
                <text:p>346267</text:p>
              </table:table-cell>
              <table:table-cell office:value-type="float" office:value="54793">
                <text:p>547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4279">
                <text:p>364279</text:p>
              </table:table-cell>
              <table:table-cell office:value-type="float" office:value="57165">
                <text:p>571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0532">
                <text:p>360532</text:p>
              </table:table-cell>
              <table:table-cell office:value-type="float" office:value="56898">
                <text:p>568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4362">
                <text:p>334362</text:p>
              </table:table-cell>
              <table:table-cell office:value-type="float" office:value="53234">
                <text:p>532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7378">
                <text:p>327378</text:p>
              </table:table-cell>
              <table:table-cell office:value-type="float" office:value="51911">
                <text:p>519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1695">
                <text:p>401695</text:p>
              </table:table-cell>
              <table:table-cell office:value-type="float" office:value="62025">
                <text:p>620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4824">
                <text:p>384824</text:p>
              </table:table-cell>
              <table:table-cell office:value-type="float" office:value="60180">
                <text:p>6018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94462">
                <text:p>294462</text:p>
              </table:table-cell>
              <table:table-cell office:value-type="float" office:value="47170">
                <text:p>4717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0456">
                <text:p>350456</text:p>
              </table:table-cell>
              <table:table-cell office:value-type="float" office:value="55018">
                <text:p>550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0817">
                <text:p>340817</text:p>
              </table:table-cell>
              <table:table-cell office:value-type="float" office:value="53604">
                <text:p>536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23626">
                <text:p>323626</text:p>
              </table:table-cell>
              <table:table-cell office:value-type="float" office:value="51199">
                <text:p>511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762">
                <text:p>348762</text:p>
              </table:table-cell>
              <table:table-cell office:value-type="float" office:value="54436">
                <text:p>544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34523">
                <text:p>334523</text:p>
              </table:table-cell>
              <table:table-cell office:value-type="float" office:value="52705">
                <text:p>527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6211">
                <text:p>286211</text:p>
              </table:table-cell>
              <table:table-cell office:value-type="float" office:value="45847">
                <text:p>4584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0991">
                <text:p>370991</text:p>
              </table:table-cell>
              <table:table-cell office:value-type="float" office:value="57781">
                <text:p>577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14845">
                <text:p>314845</text:p>
              </table:table-cell>
              <table:table-cell office:value-type="float" office:value="49405">
                <text:p>494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7670">
                <text:p>297670</text:p>
              </table:table-cell>
              <table:table-cell office:value-type="float" office:value="47579">
                <text:p>475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0454">
                <text:p>320454</text:p>
              </table:table-cell>
              <table:table-cell office:value-type="float" office:value="50730">
                <text:p>5073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8530">
                <text:p>288530</text:p>
              </table:table-cell>
              <table:table-cell office:value-type="float" office:value="45801">
                <text:p>458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77913">
                <text:p>277913</text:p>
              </table:table-cell>
              <table:table-cell office:value-type="float" office:value="44473">
                <text:p>444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3515">
                <text:p>303515</text:p>
              </table:table-cell>
              <table:table-cell office:value-type="float" office:value="48137">
                <text:p>481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8744">
                <text:p>258744</text:p>
              </table:table-cell>
              <table:table-cell office:value-type="float" office:value="41420">
                <text:p>4142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78288">
                <text:p>278288</text:p>
              </table:table-cell>
              <table:table-cell office:value-type="float" office:value="44391">
                <text:p>443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31553">
                <text:p>331553</text:p>
              </table:table-cell>
              <table:table-cell office:value-type="float" office:value="51485">
                <text:p>514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5366">
                <text:p>245366</text:p>
              </table:table-cell>
              <table:table-cell office:value-type="float" office:value="39639">
                <text:p>396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79419">
                <text:p>279419</text:p>
              </table:table-cell>
              <table:table-cell office:value-type="float" office:value="44503">
                <text:p>445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58838">
                <text:p>258838</text:p>
              </table:table-cell>
              <table:table-cell office:value-type="float" office:value="41195">
                <text:p>411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77508">
                <text:p>277508</text:p>
              </table:table-cell>
              <table:table-cell office:value-type="float" office:value="44455">
                <text:p>444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51961">
                <text:p>251961</text:p>
              </table:table-cell>
              <table:table-cell office:value-type="float" office:value="40499">
                <text:p>404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64271">
                <text:p>264271</text:p>
              </table:table-cell>
              <table:table-cell office:value-type="float" office:value="42395">
                <text:p>423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2167">
                <text:p>282167</text:p>
              </table:table-cell>
              <table:table-cell office:value-type="float" office:value="44874">
                <text:p>448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2226">
                <text:p>262226</text:p>
              </table:table-cell>
              <table:table-cell office:value-type="float" office:value="41807">
                <text:p>418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57910">
                <text:p>257910</text:p>
              </table:table-cell>
              <table:table-cell office:value-type="float" office:value="41088">
                <text:p>410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25698">
                <text:p>225698</text:p>
              </table:table-cell>
              <table:table-cell office:value-type="float" office:value="36369">
                <text:p>363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6716">
                <text:p>246716</text:p>
              </table:table-cell>
              <table:table-cell office:value-type="float" office:value="39538">
                <text:p>395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7013">
                <text:p>237013</text:p>
              </table:table-cell>
              <table:table-cell office:value-type="float" office:value="38049">
                <text:p>380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65957">
                <text:p>265957</text:p>
              </table:table-cell>
              <table:table-cell office:value-type="float" office:value="42058">
                <text:p>420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70452">
                <text:p>270452</text:p>
              </table:table-cell>
              <table:table-cell office:value-type="float" office:value="42696">
                <text:p>426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7749">
                <text:p>217749</text:p>
              </table:table-cell>
              <table:table-cell office:value-type="float" office:value="35049">
                <text:p>350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26876">
                <text:p>226876</text:p>
              </table:table-cell>
              <table:table-cell office:value-type="float" office:value="36586">
                <text:p>365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8050">
                <text:p>208050</text:p>
              </table:table-cell>
              <table:table-cell office:value-type="float" office:value="33572">
                <text:p>335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28827">
                <text:p>228827</text:p>
              </table:table-cell>
              <table:table-cell office:value-type="float" office:value="36982">
                <text:p>369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7026">
                <text:p>207026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4682">
                <text:p>204682</text:p>
              </table:table-cell>
              <table:table-cell office:value-type="float" office:value="33328">
                <text:p>333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8752">
                <text:p>218752</text:p>
              </table:table-cell>
              <table:table-cell office:value-type="float" office:value="35214">
                <text:p>352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34019">
                <text:p>234019</text:p>
              </table:table-cell>
              <table:table-cell office:value-type="float" office:value="37528">
                <text:p>375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26220">
                <text:p>226220</text:p>
              </table:table-cell>
              <table:table-cell office:value-type="float" office:value="36283">
                <text:p>362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0033">
                <text:p>200033</text:p>
              </table:table-cell>
              <table:table-cell office:value-type="float" office:value="32447">
                <text:p>324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8500">
                <text:p>178500</text:p>
              </table:table-cell>
              <table:table-cell office:value-type="float" office:value="29326">
                <text:p>293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4474">
                <text:p>184474</text:p>
              </table:table-cell>
              <table:table-cell office:value-type="float" office:value="30028">
                <text:p>3002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4660">
                <text:p>194660</text:p>
              </table:table-cell>
              <table:table-cell office:value-type="float" office:value="31558">
                <text:p>315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0069">
                <text:p>200069</text:p>
              </table:table-cell>
              <table:table-cell office:value-type="float" office:value="32427">
                <text:p>3242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16305">
                <text:p>216305</text:p>
              </table:table-cell>
              <table:table-cell office:value-type="float" office:value="34453">
                <text:p>344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4110">
                <text:p>184110</text:p>
              </table:table-cell>
              <table:table-cell office:value-type="float" office:value="29796">
                <text:p>297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4690">
                <text:p>194690</text:p>
              </table:table-cell>
              <table:table-cell office:value-type="float" office:value="31326">
                <text:p>3132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4788">
                <text:p>194788</text:p>
              </table:table-cell>
              <table:table-cell office:value-type="float" office:value="31391">
                <text:p>313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5793">
                <text:p>185793</text:p>
              </table:table-cell>
              <table:table-cell office:value-type="float" office:value="29945">
                <text:p>299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74178">
                <text:p>174178</text:p>
              </table:table-cell>
              <table:table-cell office:value-type="float" office:value="28305">
                <text:p>283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85154">
                <text:p>185154</text:p>
              </table:table-cell>
              <table:table-cell office:value-type="float" office:value="30150">
                <text:p>3015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3806">
                <text:p>183806</text:p>
              </table:table-cell>
              <table:table-cell office:value-type="float" office:value="29761">
                <text:p>2976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7162">
                <text:p>167162</text:p>
              </table:table-cell>
              <table:table-cell office:value-type="float" office:value="26843">
                <text:p>268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8713">
                <text:p>168713</text:p>
              </table:table-cell>
              <table:table-cell office:value-type="float" office:value="27788">
                <text:p>277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85409">
                <text:p>185409</text:p>
              </table:table-cell>
              <table:table-cell office:value-type="float" office:value="29969">
                <text:p>299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4060">
                <text:p>164060</text:p>
              </table:table-cell>
              <table:table-cell office:value-type="float" office:value="26681">
                <text:p>266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9709">
                <text:p>169709</text:p>
              </table:table-cell>
              <table:table-cell office:value-type="float" office:value="27487">
                <text:p>274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5789">
                <text:p>155789</text:p>
              </table:table-cell>
              <table:table-cell office:value-type="float" office:value="25719">
                <text:p>257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3575">
                <text:p>163575</text:p>
              </table:table-cell>
              <table:table-cell office:value-type="float" office:value="26775">
                <text:p>267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10288">
                <text:p>210288</text:p>
              </table:table-cell>
              <table:table-cell office:value-type="float" office:value="32971">
                <text:p>3297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2741">
                <text:p>172741</text:p>
              </table:table-cell>
              <table:table-cell office:value-type="float" office:value="27934">
                <text:p>279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8338">
                <text:p>158338</text:p>
              </table:table-cell>
              <table:table-cell office:value-type="float" office:value="25320">
                <text:p>2532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4743">
                <text:p>174743</text:p>
              </table:table-cell>
              <table:table-cell office:value-type="float" office:value="27911">
                <text:p>279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2840">
                <text:p>142840</text:p>
              </table:table-cell>
              <table:table-cell office:value-type="float" office:value="23443">
                <text:p>2344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0922">
                <text:p>140922</text:p>
              </table:table-cell>
              <table:table-cell office:value-type="float" office:value="23235">
                <text:p>2323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8315">
                <text:p>148315</text:p>
              </table:table-cell>
              <table:table-cell office:value-type="float" office:value="23667">
                <text:p>236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5833">
                <text:p>135833</text:p>
              </table:table-cell>
              <table:table-cell office:value-type="float" office:value="22247">
                <text:p>2224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9741">
                <text:p>149741</text:p>
              </table:table-cell>
              <table:table-cell office:value-type="float" office:value="24349">
                <text:p>243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4028">
                <text:p>134028</text:p>
              </table:table-cell>
              <table:table-cell office:value-type="float" office:value="21955">
                <text:p>219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3740">
                <text:p>133740</text:p>
              </table:table-cell>
              <table:table-cell office:value-type="float" office:value="22068">
                <text:p>220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2126">
                <text:p>132126</text:p>
              </table:table-cell>
              <table:table-cell office:value-type="float" office:value="22004">
                <text:p>220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5057">
                <text:p>165057</text:p>
              </table:table-cell>
              <table:table-cell office:value-type="float" office:value="26323">
                <text:p>2632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3912">
                <text:p>133912</text:p>
              </table:table-cell>
              <table:table-cell office:value-type="float" office:value="22140">
                <text:p>2214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1223">
                <text:p>141223</text:p>
              </table:table-cell>
              <table:table-cell office:value-type="float" office:value="22995">
                <text:p>2299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1591">
                <text:p>161591</text:p>
              </table:table-cell>
              <table:table-cell office:value-type="float" office:value="25836">
                <text:p>258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0317">
                <text:p>130317</text:p>
              </table:table-cell>
              <table:table-cell office:value-type="float" office:value="21417">
                <text:p>214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1277">
                <text:p>141277</text:p>
              </table:table-cell>
              <table:table-cell office:value-type="float" office:value="22874">
                <text:p>2287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1713">
                <text:p>121713</text:p>
              </table:table-cell>
              <table:table-cell office:value-type="float" office:value="20282">
                <text:p>2028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1844">
                <text:p>121844</text:p>
              </table:table-cell>
              <table:table-cell office:value-type="float" office:value="20100">
                <text:p>201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7125">
                <text:p>157125</text:p>
              </table:table-cell>
              <table:table-cell office:value-type="float" office:value="25046">
                <text:p>2504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5678">
                <text:p>135678</text:p>
              </table:table-cell>
              <table:table-cell office:value-type="float" office:value="21857">
                <text:p>218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5691">
                <text:p>105691</text:p>
              </table:table-cell>
              <table:table-cell office:value-type="float" office:value="17448">
                <text:p>174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2626">
                <text:p>112626</text:p>
              </table:table-cell>
              <table:table-cell office:value-type="float" office:value="18868">
                <text:p>188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310">
                <text:p>101310</text:p>
              </table:table-cell>
              <table:table-cell office:value-type="float" office:value="16902">
                <text:p>169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7340">
                <text:p>107340</text:p>
              </table:table-cell>
              <table:table-cell office:value-type="float" office:value="17806">
                <text:p>178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9380">
                <text:p>99380</text:p>
              </table:table-cell>
              <table:table-cell office:value-type="float" office:value="16616">
                <text:p>166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4483">
                <text:p>104483</text:p>
              </table:table-cell>
              <table:table-cell office:value-type="float" office:value="17423">
                <text:p>174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5082">
                <text:p>105082</text:p>
              </table:table-cell>
              <table:table-cell office:value-type="float" office:value="17499">
                <text:p>174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3859">
                <text:p>123859</text:p>
              </table:table-cell>
              <table:table-cell office:value-type="float" office:value="20245">
                <text:p>202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6113">
                <text:p>106113</text:p>
              </table:table-cell>
              <table:table-cell office:value-type="float" office:value="17653">
                <text:p>1765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8396">
                <text:p>118396</text:p>
              </table:table-cell>
              <table:table-cell office:value-type="float" office:value="19430">
                <text:p>1943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6982">
                <text:p>106982</text:p>
              </table:table-cell>
              <table:table-cell office:value-type="float" office:value="17821">
                <text:p>1782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9825">
                <text:p>119825</text:p>
              </table:table-cell>
              <table:table-cell office:value-type="float" office:value="19620">
                <text:p>1962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7560">
                <text:p>117560</text:p>
              </table:table-cell>
              <table:table-cell office:value-type="float" office:value="18961">
                <text:p>189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3289">
                <text:p>143289</text:p>
              </table:table-cell>
              <table:table-cell office:value-type="float" office:value="23030">
                <text:p>2303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3728">
                <text:p>113728</text:p>
              </table:table-cell>
              <table:table-cell office:value-type="float" office:value="18737">
                <text:p>1873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7516">
                <text:p>107516</text:p>
              </table:table-cell>
              <table:table-cell office:value-type="float" office:value="17663">
                <text:p>176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3285">
                <text:p>93285</text:p>
              </table:table-cell>
              <table:table-cell office:value-type="float" office:value="15408">
                <text:p>154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6554">
                <text:p>106554</text:p>
              </table:table-cell>
              <table:table-cell office:value-type="float" office:value="17411">
                <text:p>174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4128">
                <text:p>104128</text:p>
              </table:table-cell>
              <table:table-cell office:value-type="float" office:value="16917">
                <text:p>169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2270">
                <text:p>112270</text:p>
              </table:table-cell>
              <table:table-cell office:value-type="float" office:value="18257">
                <text:p>1825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1775">
                <text:p>111775</text:p>
              </table:table-cell>
              <table:table-cell office:value-type="float" office:value="18055">
                <text:p>1805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5989">
                <text:p>95989</text:p>
              </table:table-cell>
              <table:table-cell office:value-type="float" office:value="15830">
                <text:p>1583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7939">
                <text:p>107939</text:p>
              </table:table-cell>
              <table:table-cell office:value-type="float" office:value="17742">
                <text:p>1774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9289">
                <text:p>109289</text:p>
              </table:table-cell>
              <table:table-cell office:value-type="float" office:value="17734">
                <text:p>1773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7384">
                <text:p>107384</text:p>
              </table:table-cell>
              <table:table-cell office:value-type="float" office:value="17240">
                <text:p>1724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7288">
                <text:p>87288</text:p>
              </table:table-cell>
              <table:table-cell office:value-type="float" office:value="14445">
                <text:p>144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7730">
                <text:p>87730</text:p>
              </table:table-cell>
              <table:table-cell office:value-type="float" office:value="14580">
                <text:p>145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7356">
                <text:p>117356</text:p>
              </table:table-cell>
              <table:table-cell office:value-type="float" office:value="18792">
                <text:p>1879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6264">
                <text:p>106264</text:p>
              </table:table-cell>
              <table:table-cell office:value-type="float" office:value="17378">
                <text:p>1737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6329">
                <text:p>96329</text:p>
              </table:table-cell>
              <table:table-cell office:value-type="float" office:value="15672">
                <text:p>1567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1003">
                <text:p>101003</text:p>
              </table:table-cell>
              <table:table-cell office:value-type="float" office:value="16430">
                <text:p>1643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7607">
                <text:p>77607</text:p>
              </table:table-cell>
              <table:table-cell office:value-type="float" office:value="13044">
                <text:p>130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6056">
                <text:p>106056</text:p>
              </table:table-cell>
              <table:table-cell office:value-type="float" office:value="17292">
                <text:p>172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4929">
                <text:p>94929</text:p>
              </table:table-cell>
              <table:table-cell office:value-type="float" office:value="15447">
                <text:p>154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9799">
                <text:p>89799</text:p>
              </table:table-cell>
              <table:table-cell office:value-type="float" office:value="14872">
                <text:p>1487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5831">
                <text:p>85831</text:p>
              </table:table-cell>
              <table:table-cell office:value-type="float" office:value="14167">
                <text:p>1416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9660">
                <text:p>69660</text:p>
              </table:table-cell>
              <table:table-cell office:value-type="float" office:value="11872">
                <text:p>1187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0257">
                <text:p>100257</text:p>
              </table:table-cell>
              <table:table-cell office:value-type="float" office:value="16336">
                <text:p>1633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8046">
                <text:p>68046</text:p>
              </table:table-cell>
              <table:table-cell office:value-type="float" office:value="11617">
                <text:p>116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3363">
                <text:p>83363</text:p>
              </table:table-cell>
              <table:table-cell office:value-type="float" office:value="13839">
                <text:p>1383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3644">
                <text:p>73644</text:p>
              </table:table-cell>
              <table:table-cell office:value-type="float" office:value="12446">
                <text:p>1244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3699">
                <text:p>73699</text:p>
              </table:table-cell>
              <table:table-cell office:value-type="float" office:value="12376">
                <text:p>1237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5038">
                <text:p>65038</text:p>
              </table:table-cell>
              <table:table-cell office:value-type="float" office:value="11071">
                <text:p>110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0483">
                <text:p>70483</text:p>
              </table:table-cell>
              <table:table-cell office:value-type="float" office:value="11870">
                <text:p>1187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5042">
                <text:p>75042</text:p>
              </table:table-cell>
              <table:table-cell office:value-type="float" office:value="12626">
                <text:p>1262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0673">
                <text:p>60673</text:p>
              </table:table-cell>
              <table:table-cell office:value-type="float" office:value="10361">
                <text:p>103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0573">
                <text:p>70573</text:p>
              </table:table-cell>
              <table:table-cell office:value-type="float" office:value="11934">
                <text:p>1193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3000">
                <text:p>73000</text:p>
              </table:table-cell>
              <table:table-cell office:value-type="float" office:value="12289">
                <text:p>122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1738">
                <text:p>81738</text:p>
              </table:table-cell>
              <table:table-cell office:value-type="float" office:value="13438">
                <text:p>134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2361">
                <text:p>92361</text:p>
              </table:table-cell>
              <table:table-cell office:value-type="float" office:value="14877">
                <text:p>148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5614">
                <text:p>65614</text:p>
              </table:table-cell>
              <table:table-cell office:value-type="float" office:value="11125">
                <text:p>111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3959">
                <text:p>63959</text:p>
              </table:table-cell>
              <table:table-cell office:value-type="float" office:value="10866">
                <text:p>108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3835">
                <text:p>63835</text:p>
              </table:table-cell>
              <table:table-cell office:value-type="float" office:value="10743">
                <text:p>107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0837">
                <text:p>70837</text:p>
              </table:table-cell>
              <table:table-cell office:value-type="float" office:value="11837">
                <text:p>1183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1920">
                <text:p>71920</text:p>
              </table:table-cell>
              <table:table-cell office:value-type="float" office:value="12088">
                <text:p>120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4215">
                <text:p>54215</text:p>
              </table:table-cell>
              <table:table-cell office:value-type="float" office:value="9313">
                <text:p>93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3415">
                <text:p>53415</text:p>
              </table:table-cell>
              <table:table-cell office:value-type="float" office:value="9085">
                <text:p>908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2080">
                <text:p>82080</text:p>
              </table:table-cell>
              <table:table-cell office:value-type="float" office:value="13539">
                <text:p>1353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3687">
                <text:p>53687</text:p>
              </table:table-cell>
              <table:table-cell office:value-type="float" office:value="9258">
                <text:p>92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3821">
                <text:p>73821</text:p>
              </table:table-cell>
              <table:table-cell office:value-type="float" office:value="11935">
                <text:p>1193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4782">
                <text:p>64782</text:p>
              </table:table-cell>
              <table:table-cell office:value-type="float" office:value="10931">
                <text:p>1093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9805">
                <text:p>69805</text:p>
              </table:table-cell>
              <table:table-cell office:value-type="float" office:value="11537">
                <text:p>1153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3589">
                <text:p>63589</text:p>
              </table:table-cell>
              <table:table-cell office:value-type="float" office:value="10586">
                <text:p>1058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5470">
                <text:p>55470</text:p>
              </table:table-cell>
              <table:table-cell office:value-type="float" office:value="9491">
                <text:p>949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9459">
                <text:p>59459</text:p>
              </table:table-cell>
              <table:table-cell office:value-type="float" office:value="9962">
                <text:p>99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3805">
                <text:p>63805</text:p>
              </table:table-cell>
              <table:table-cell office:value-type="float" office:value="10402">
                <text:p>104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9495">
                <text:p>59495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5346">
                <text:p>65346</text:p>
              </table:table-cell>
              <table:table-cell office:value-type="float" office:value="10758">
                <text:p>1075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9176">
                <text:p>59176</text:p>
              </table:table-cell>
              <table:table-cell office:value-type="float" office:value="9851">
                <text:p>985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4787">
                <text:p>44787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6667">
                <text:p>56667</text:p>
              </table:table-cell>
              <table:table-cell office:value-type="float" office:value="9578">
                <text:p>95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8367">
                <text:p>48367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4584">
                <text:p>64584</text:p>
              </table:table-cell>
              <table:table-cell office:value-type="float" office:value="10780">
                <text:p>1078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7092">
                <text:p>47092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6390">
                <text:p>56390</text:p>
              </table:table-cell>
              <table:table-cell office:value-type="float" office:value="9518">
                <text:p>951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5589">
                <text:p>45589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8346">
                <text:p>48346</text:p>
              </table:table-cell>
              <table:table-cell office:value-type="float" office:value="8167">
                <text:p>816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6723">
                <text:p>46723</text:p>
              </table:table-cell>
              <table:table-cell office:value-type="float" office:value="7974">
                <text:p>797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1610">
                <text:p>51610</text:p>
              </table:table-cell>
              <table:table-cell office:value-type="float" office:value="8893">
                <text:p>889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8983">
                <text:p>48983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034">
                <text:p>50034</text:p>
              </table:table-cell>
              <table:table-cell office:value-type="float" office:value="8366">
                <text:p>836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4333">
                <text:p>34333</text:p>
              </table:table-cell>
              <table:table-cell office:value-type="float" office:value="6014">
                <text:p>601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7054">
                <text:p>47054</text:p>
              </table:table-cell>
              <table:table-cell office:value-type="float" office:value="7874">
                <text:p>787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2776">
                <text:p>42776</text:p>
              </table:table-cell>
              <table:table-cell office:value-type="float" office:value="7348">
                <text:p>734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6929">
                <text:p>36929</text:p>
              </table:table-cell>
              <table:table-cell office:value-type="float" office:value="6498">
                <text:p>649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0212">
                <text:p>40212</text:p>
              </table:table-cell>
              <table:table-cell office:value-type="float" office:value="6939">
                <text:p>69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6578">
                <text:p>56578</text:p>
              </table:table-cell>
              <table:table-cell office:value-type="float" office:value="9424">
                <text:p>942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2023">
                <text:p>42023</text:p>
              </table:table-cell>
              <table:table-cell office:value-type="float" office:value="7307">
                <text:p>73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4.201cm" style:legend-expansion="high" chart:style-name="ch2"/>
        <chart:plot-area chart:style-name="ch3" table:cell-range-address="square.E1:square.E514" chart:data-source-has-labels="row" svg:x="0.32cm" svg:y="0.18cm" svg:width="12.27cm" svg:height="8.64cm">
          <chartooo:coordinate-region svg:x="1.127cm" svg:y="0.301cm" svg:width="11.463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quare.E2:square.E514" chart:label-cell-address="square.E1:square.E1" chart:class="chart:line">
            <chart:data-point chart:repeated="5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</text:p>
                <draw:g>
                  <svg:desc>square.E1:squar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quare.E2:square.E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996">
                <text:p>99.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978">
                <text:p>99.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912">
                <text:p>99.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895">
                <text:p>99.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877">
                <text:p>99.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835">
                <text:p>99.8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.822">
                <text:p>99.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807">
                <text:p>99.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.774">
                <text:p>99.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.757">
                <text:p>99.7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.742">
                <text:p>99.7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.707">
                <text:p>99.7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.693">
                <text:p>99.6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679">
                <text:p>99.6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639">
                <text:p>99.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.633">
                <text:p>99.6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.61">
                <text:p>99.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.578">
                <text:p>99.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.567">
                <text:p>99.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.551">
                <text:p>99.5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.521">
                <text:p>99.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509">
                <text:p>99.5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.492">
                <text:p>99.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.459">
                <text:p>99.4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.45">
                <text:p>99.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.425">
                <text:p>99.4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.396">
                <text:p>99.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.377">
                <text:p>99.3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.369">
                <text:p>99.3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.341">
                <text:p>99.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338">
                <text:p>99.3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306">
                <text:p>99.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295">
                <text:p>99.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266">
                <text:p>99.2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264">
                <text:p>99.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244">
                <text:p>99.2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212">
                <text:p>99.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205">
                <text:p>99.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.184">
                <text:p>99.1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.17">
                <text:p>99.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135">
                <text:p>99.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13">
                <text:p>99.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.108">
                <text:p>99.1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.095">
                <text:p>99.0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058">
                <text:p>99.0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.062">
                <text:p>99.0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.05">
                <text:p>99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.028">
                <text:p>99.0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.997">
                <text:p>98.9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8.971">
                <text:p>98.9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.989">
                <text:p>98.9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8.96">
                <text:p>98.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.93">
                <text:p>98.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8.923">
                <text:p>98.9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8.882">
                <text:p>98.8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8.89">
                <text:p>98.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.873">
                <text:p>98.8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.885">
                <text:p>98.8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8.849">
                <text:p>98.8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8.846">
                <text:p>98.8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8.827">
                <text:p>98.8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8.783">
                <text:p>98.7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8.763">
                <text:p>98.7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8.752">
                <text:p>98.7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.764">
                <text:p>98.7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8.716">
                <text:p>98.7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8.714">
                <text:p>98.7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8.701">
                <text:p>98.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8.676">
                <text:p>98.6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.673">
                <text:p>98.6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8.657">
                <text:p>98.6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8.641">
                <text:p>98.6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.605">
                <text:p>98.6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8.589">
                <text:p>98.5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8.61">
                <text:p>98.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8.586">
                <text:p>98.5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8.592">
                <text:p>98.5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8.566">
                <text:p>98.5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.532">
                <text:p>98.5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8.549">
                <text:p>98.5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8.486">
                <text:p>98.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.526">
                <text:p>98.5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.482">
                <text:p>98.4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.476">
                <text:p>98.4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.447">
                <text:p>98.4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.378">
                <text:p>98.3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8.42">
                <text:p>98.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.403">
                <text:p>98.4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8.344">
                <text:p>98.3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8.353">
                <text:p>98.3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8.356">
                <text:p>98.3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.344">
                <text:p>98.3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.353">
                <text:p>98.3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8.324">
                <text:p>98.3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.301">
                <text:p>98.3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.317">
                <text:p>98.3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.332">
                <text:p>98.3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.248">
                <text:p>98.2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.24">
                <text:p>98.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8.247">
                <text:p>98.2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8.224">
                <text:p>98.2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8.29">
                <text:p>98.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8.214">
                <text:p>98.2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8.211">
                <text:p>98.2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8.139">
                <text:p>98.1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8.149">
                <text:p>98.1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8.122">
                <text:p>98.1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8.161">
                <text:p>98.1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8.094">
                <text:p>98.0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.096">
                <text:p>98.0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8.072">
                <text:p>98.0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8.041">
                <text:p>98.0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8.058">
                <text:p>98.0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8.076">
                <text:p>98.0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8.034">
                <text:p>98.0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8.055">
                <text:p>98.0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7.983">
                <text:p>97.9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8.005">
                <text:p>98.0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7.955">
                <text:p>97.9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7.928">
                <text:p>97.9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7.932">
                <text:p>97.9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7.937">
                <text:p>97.9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7.935">
                <text:p>97.9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7.866">
                <text:p>97.8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7.868">
                <text:p>97.8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7.927">
                <text:p>97.9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7.859">
                <text:p>97.8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7.909">
                <text:p>97.9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7.764">
                <text:p>97.7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7.858">
                <text:p>97.8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7.82">
                <text:p>97.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7.813">
                <text:p>97.8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7.785">
                <text:p>97.7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7.823">
                <text:p>97.8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7.712">
                <text:p>97.7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7.776">
                <text:p>97.7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7.708">
                <text:p>97.7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7.702">
                <text:p>97.7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7.76">
                <text:p>97.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7.589">
                <text:p>97.5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7.651">
                <text:p>97.6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7.713">
                <text:p>97.7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7.575">
                <text:p>97.5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7.626">
                <text:p>97.6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7.667">
                <text:p>97.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7.642">
                <text:p>97.6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7.591">
                <text:p>97.5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7.62">
                <text:p>97.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7.456">
                <text:p>97.4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7.64">
                <text:p>97.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7.641">
                <text:p>97.6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7.532">
                <text:p>97.5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7.581">
                <text:p>97.5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7.443">
                <text:p>97.4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7.598">
                <text:p>97.5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7.52">
                <text:p>97.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7.537">
                <text:p>97.5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7.475">
                <text:p>97.4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7.54">
                <text:p>97.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7.499">
                <text:p>97.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7.51">
                <text:p>97.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7.491">
                <text:p>97.4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7.426">
                <text:p>97.4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7.378">
                <text:p>97.3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7.28">
                <text:p>97.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7.324">
                <text:p>97.3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7.392">
                <text:p>97.3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7.299">
                <text:p>97.2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7.454">
                <text:p>97.4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7.167">
                <text:p>97.1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7.48">
                <text:p>97.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7.151">
                <text:p>97.1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7.271">
                <text:p>97.2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7.321">
                <text:p>97.3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7.174">
                <text:p>97.1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7.091">
                <text:p>97.0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7.373">
                <text:p>97.3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7.211">
                <text:p>97.2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7.105">
                <text:p>97.1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7.249">
                <text:p>97.2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7.253">
                <text:p>97.2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7.28">
                <text:p>97.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7.124">
                <text:p>97.1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6.984">
                <text:p>96.9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7.31">
                <text:p>97.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7.005">
                <text:p>97.0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7.034">
                <text:p>97.0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7.103">
                <text:p>97.1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7.03">
                <text:p>97.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6.943">
                <text:p>96.9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7.132">
                <text:p>97.1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7.11">
                <text:p>97.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.182">
                <text:p>97.1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.099">
                <text:p>97.0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.064">
                <text:p>97.0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7.022">
                <text:p>97.0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.017">
                <text:p>97.0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6.918">
                <text:p>96.9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7.001">
                <text:p>97.0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6.852">
                <text:p>96.8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6.933">
                <text:p>96.9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6.879">
                <text:p>96.8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6.954">
                <text:p>96.9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7.089">
                <text:p>97.0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7.006">
                <text:p>97.0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6.937">
                <text:p>96.9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6.813">
                <text:p>96.8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7.051">
                <text:p>97.0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6.919">
                <text:p>96.9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6.945">
                <text:p>96.9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7.077">
                <text:p>97.0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6.707">
                <text:p>96.7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6.569">
                <text:p>96.5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7.041">
                <text:p>97.0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6.637">
                <text:p>96.6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6.497">
                <text:p>96.4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6.902">
                <text:p>96.9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6.867">
                <text:p>96.8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6.944">
                <text:p>96.9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6.778">
                <text:p>96.7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6.575">
                <text:p>96.5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6.763">
                <text:p>96.7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6.878">
                <text:p>96.8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6.758">
                <text:p>96.7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6.904">
                <text:p>96.9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6.7">
                <text:p>96.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6.585">
                <text:p>96.5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6.706">
                <text:p>96.7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6.589">
                <text:p>96.5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6.511">
                <text:p>96.5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6.725">
                <text:p>96.7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6.714">
                <text:p>96.7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6.698">
                <text:p>96.6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6.464">
                <text:p>96.4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6.66">
                <text:p>96.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6.751">
                <text:p>96.7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6.47">
                <text:p>96.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6.201">
                <text:p>96.2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6.75">
                <text:p>96.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6.71">
                <text:p>96.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6.232">
                <text:p>96.2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6.528">
                <text:p>96.5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6.509">
                <text:p>96.5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6.297">
                <text:p>96.2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6.734">
                <text:p>96.7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6.531">
                <text:p>96.5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6.618">
                <text:p>96.6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6.283">
                <text:p>96.2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6.66">
                <text:p>96.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6.085">
                <text:p>96.0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6.313">
                <text:p>96.3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6.393">
                <text:p>96.3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6.478">
                <text:p>96.4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6.643">
                <text:p>96.6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6.465">
                <text:p>96.4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6.349">
                <text:p>96.34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6.302">
                <text:p>96.3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6.468">
                <text:p>96.4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6.28">
                <text:p>96.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6.622">
                <text:p>96.6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6.402">
                <text:p>96.4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6.307">
                <text:p>96.3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6.293">
                <text:p>96.2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6.531">
                <text:p>96.5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6.211">
                <text:p>96.2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6.21">
                <text:p>96.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6.399">
                <text:p>96.3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6.418">
                <text:p>96.4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6.079">
                <text:p>96.0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6.072">
                <text:p>96.0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6.318">
                <text:p>96.3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6.198">
                <text:p>96.1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6.242">
                <text:p>96.2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6.568">
                <text:p>96.5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6.393">
                <text:p>96.3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6.336">
                <text:p>96.3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6.076">
                <text:p>96.0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6.339">
                <text:p>96.3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5.889">
                <text:p>95.8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6.266">
                <text:p>96.2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6.246">
                <text:p>96.2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6.119">
                <text:p>96.1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6.433">
                <text:p>96.4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6.192">
                <text:p>96.1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6.171">
                <text:p>96.1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6.205">
                <text:p>96.2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6.195">
                <text:p>96.1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6.116">
                <text:p>96.1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6.241">
                <text:p>96.2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6.046">
                <text:p>96.0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5.927">
                <text:p>95.9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5.961">
                <text:p>95.9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5.882">
                <text:p>95.8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5.751">
                <text:p>95.7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6.158">
                <text:p>96.1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5.858">
                <text:p>95.8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6.201">
                <text:p>96.2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6.171">
                <text:p>96.1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6.319">
                <text:p>96.3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5.619">
                <text:p>95.6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6.132">
                <text:p>96.1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6.038">
                <text:p>96.0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6.308">
                <text:p>96.3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5.915">
                <text:p>95.9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6.004">
                <text:p>96.0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6.274">
                <text:p>96.2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5.928">
                <text:p>95.9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5.892">
                <text:p>95.8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6.059">
                <text:p>96.0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6.042">
                <text:p>96.0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5.989">
                <text:p>95.9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5.654">
                <text:p>95.65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5.716">
                <text:p>95.7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6.074">
                <text:p>96.07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5.718">
                <text:p>95.7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6.197">
                <text:p>96.1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6.136">
                <text:p>96.1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5.727">
                <text:p>95.7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6.276">
                <text:p>96.2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5.942">
                <text:p>95.94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5.467">
                <text:p>95.4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5.532">
                <text:p>95.5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6.003">
                <text:p>96.0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5.76">
                <text:p>95.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5.901">
                <text:p>95.9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5.924">
                <text:p>95.9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5.735">
                <text:p>95.7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5.765">
                <text:p>95.7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5.946">
                <text:p>95.9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5.881">
                <text:p>95.8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5.718">
                <text:p>95.7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5.825">
                <text:p>95.8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6.001">
                <text:p>96.0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5.731">
                <text:p>95.7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5.81">
                <text:p>95.8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5.846">
                <text:p>95.8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5.527">
                <text:p>95.5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5.297">
                <text:p>95.2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5.874">
                <text:p>95.87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5.905">
                <text:p>95.9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5.379">
                <text:p>95.3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5.935">
                <text:p>95.9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5.588">
                <text:p>95.5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5.051">
                <text:p>95.0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6.093">
                <text:p>96.0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5.325">
                <text:p>95.3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5.875">
                <text:p>95.8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5.751">
                <text:p>95.7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5.577">
                <text:p>95.5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5.474">
                <text:p>95.4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5.24">
                <text:p>95.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5.305">
                <text:p>95.3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5.641">
                <text:p>95.6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5.398">
                <text:p>95.3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5.978">
                <text:p>95.97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5.187">
                <text:p>95.1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5.164">
                <text:p>95.1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4.915">
                <text:p>94.9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5.055">
                <text:p>95.0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5.725">
                <text:p>95.7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5.776">
                <text:p>95.7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5.612">
                <text:p>95.6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5.003">
                <text:p>95.0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5.755">
                <text:p>95.7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5.171">
                <text:p>95.17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5.554">
                <text:p>95.5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4.796">
                <text:p>94.7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5.038">
                <text:p>95.0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5.077">
                <text:p>95.0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5.244">
                <text:p>95.2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5.689">
                <text:p>95.6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5.071">
                <text:p>95.07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5.59">
                <text:p>95.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5.142">
                <text:p>95.14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4.983">
                <text:p>94.9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5.587">
                <text:p>95.5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5.537">
                <text:p>95.53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4.952">
                <text:p>94.9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5.435">
                <text:p>95.4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5.399">
                <text:p>95.39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5.466">
                <text:p>95.4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5.242">
                <text:p>95.2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5.462">
                <text:p>95.4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5.104">
                <text:p>95.1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4.994">
                <text:p>94.99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5.306">
                <text:p>95.3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5.211">
                <text:p>95.2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5.878">
                <text:p>95.87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5.037">
                <text:p>95.03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5.019">
                <text:p>95.0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5.356">
                <text:p>95.3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5.115">
                <text:p>95.1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5.25">
                <text:p>95.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4.536">
                <text:p>94.5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5.159">
                <text:p>95.1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4.728">
                <text:p>94.7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5.165">
                <text:p>95.1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5.251">
                <text:p>95.2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4.46">
                <text:p>94.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5.356">
                <text:p>95.3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4.567">
                <text:p>94.56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5.166">
                <text:p>95.16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4.983">
                <text:p>94.98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4.262">
                <text:p>94.2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5.04">
                <text:p>95.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4.809">
                <text:p>94.8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5.216">
                <text:p>95.2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5.263">
                <text:p>95.2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5.099">
                <text:p>95.0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5.024">
                <text:p>95.0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4.721">
                <text:p>94.7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5.104">
                <text:p>95.1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5.07">
                <text:p>95.0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4.867">
                <text:p>94.8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4.333">
                <text:p>94.3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4.351">
                <text:p>94.35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5.086">
                <text:p>95.0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4.994">
                <text:p>94.9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4.962">
                <text:p>94.96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4.953">
                <text:p>94.9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5.18">
                <text:p>95.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5.173">
                <text:p>95.17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4.432">
                <text:p>94.4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4.735">
                <text:p>94.7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4.709">
                <text:p>94.70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5.108">
                <text:p>95.10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4.302">
                <text:p>94.30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4.373">
                <text:p>94.37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4.784">
                <text:p>94.7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4.704">
                <text:p>94.70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4.513">
                <text:p>94.5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4.557">
                <text:p>94.55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3.973">
                <text:p>93.97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4.403">
                <text:p>94.4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4.377">
                <text:p>94.37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4.996">
                <text:p>94.99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4.913">
                <text:p>94.9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4.39">
                <text:p>94.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4.373">
                <text:p>94.3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4.955">
                <text:p>94.95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5.115">
                <text:p>95.1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4.819">
                <text:p>94.8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4.174">
                <text:p>94.1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4.609">
                <text:p>94.60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3.548">
                <text:p>93.5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3.997">
                <text:p>93.9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4.293">
                <text:p>94.2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3.705">
                <text:p>93.7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4.295">
                <text:p>94.2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4.051">
                <text:p>94.05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3.852">
                <text:p>93.8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4.348">
                <text:p>94.3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4.071">
                <text:p>94.07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4.553">
                <text:p>94.5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4.021">
                <text:p>94.02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4.351">
                <text:p>94.3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4.346">
                <text:p>94.3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4.517">
                <text:p>94.51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4.902">
                <text:p>94.90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4.16">
                <text:p>94.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4.07">
                <text:p>94.0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.804">
                <text:p>93.8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4.11">
                <text:p>94.1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4.17">
                <text:p>94.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4.149">
                <text:p>94.1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.849">
                <text:p>93.8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.416">
                <text:p>94.4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.822">
                <text:p>94.8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.03">
                <text:p>94.0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.743">
                <text:p>94.74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.269">
                <text:p>94.2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4.103">
                <text:p>94.10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3.782">
                <text:p>93.78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4.704">
                <text:p>94.7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3.712">
                <text:p>93.7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4.154">
                <text:p>94.15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3.782">
                <text:p>93.7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4.155">
                <text:p>94.1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3.79">
                <text:p>93.7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3.166">
                <text:p>93.16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3.329">
                <text:p>93.32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4.702">
                <text:p>94.7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3.342">
                <text:p>93.3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3.008">
                <text:p>93.0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4.317">
                <text:p>94.3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4.249">
                <text:p>94.24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3.077">
                <text:p>93.0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4.294">
                <text:p>94.2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4.039">
                <text:p>94.0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3.932">
                <text:p>93.93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3.393">
                <text:p>93.3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3.781">
                <text:p>93.78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2.583">
                <text:p>92.58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4.187">
                <text:p>94.1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4.304">
                <text:p>94.3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4.168">
                <text:p>94.16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3.793">
                <text:p>93.79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3.057">
                <text:p>93.05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3.499">
                <text:p>93.49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3.598">
                <text:p>93.59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2.926">
                <text:p>92.92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1.872">
                <text:p>91.87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3.67">
                <text:p>93.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3.333">
                <text:p>93.3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3.622">
                <text:p>93.6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3.079">
                <text:p>93.07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2.52">
                <text:p>92.5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3.879">
                <text:p>93.87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4.227">
                <text:p>94.2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